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587516" calcext:value-type="float">
            <text:p><text:s text:c="3"/>9,587,516</text:p>
          </table:table-cell>
          <table:table-cell table:style-name="ce18" office:value-type="float" office:value="23384614" calcext:value-type="float">
            <text:p><text:s text:c="3"/>23,384,614</text:p>
          </table:table-cell>
          <table:table-cell table:style-name="ce18" office:value-type="float" office:value="11515767" calcext:value-type="float">
            <text:p><text:s text:c="3"/>11,515,767</text:p>
          </table:table-cell>
          <table:table-cell table:style-name="ce24" office:value-type="float" office:value="11868847" calcext:value-type="float">
            <text:p><text:s text:c="3"/>11,868,84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35140" calcext:value-type="float">
            <text:p><text:s text:c="3"/>1,735,140</text:p>
          </table:table-cell>
          <table:table-cell table:style-name="ce18" office:value-type="float" office:value="4047095" calcext:value-type="float">
            <text:p><text:s text:c="3"/>4,047,095</text:p>
          </table:table-cell>
          <table:table-cell table:style-name="ce18" office:value-type="float" office:value="1964964" calcext:value-type="float">
            <text:p><text:s text:c="3"/>1,964,964</text:p>
          </table:table-cell>
          <table:table-cell table:style-name="ce24" office:value-type="float" office:value="2082131" calcext:value-type="float">
            <text:p><text:s text:c="3"/>2,082,13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3266" calcext:value-type="float">
            <text:p><text:s text:c="3"/>1,073,266</text:p>
          </table:table-cell>
          <table:table-cell table:style-name="ce18" office:value-type="float" office:value="2480881" calcext:value-type="float">
            <text:p><text:s text:c="3"/>2,480,881</text:p>
          </table:table-cell>
          <table:table-cell table:style-name="ce18" office:value-type="float" office:value="1169575" calcext:value-type="float">
            <text:p><text:s text:c="3"/>1,169,575</text:p>
          </table:table-cell>
          <table:table-cell table:style-name="ce24" office:value-type="float" office:value="1311306" calcext:value-type="float">
            <text:p><text:s text:c="3"/>1,311,3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51084" calcext:value-type="float">
            <text:p><text:s text:c="3"/>951,084</text:p>
          </table:table-cell>
          <table:table-cell table:style-name="ce18" office:value-type="float" office:value="2341566" calcext:value-type="float">
            <text:p><text:s text:c="3"/>2,341,566</text:p>
          </table:table-cell>
          <table:table-cell table:style-name="ce18" office:value-type="float" office:value="1152825" calcext:value-type="float">
            <text:p><text:s text:c="3"/>1,152,825</text:p>
          </table:table-cell>
          <table:table-cell table:style-name="ce24" office:value-type="float" office:value="1188741" calcext:value-type="float">
            <text:p><text:s text:c="3"/>1,188,741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23946" calcext:value-type="float">
            <text:p><text:s text:c="3"/>1,123,946</text:p>
          </table:table-cell>
          <table:table-cell table:style-name="ce18" office:value-type="float" office:value="2863285" calcext:value-type="float">
            <text:p><text:s text:c="3"/>2,863,285</text:p>
          </table:table-cell>
          <table:table-cell table:style-name="ce18" office:value-type="float" office:value="1397337" calcext:value-type="float">
            <text:p><text:s text:c="3"/>1,397,337</text:p>
          </table:table-cell>
          <table:table-cell table:style-name="ce24" office:value-type="float" office:value="1465948" calcext:value-type="float">
            <text:p><text:s text:c="3"/>1,465,94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54689" calcext:value-type="float">
            <text:p><text:s text:c="3"/>754,689</text:p>
          </table:table-cell>
          <table:table-cell table:style-name="ce18" office:value-type="float" office:value="1858302" calcext:value-type="float">
            <text:p><text:s text:c="3"/>1,858,302</text:p>
          </table:table-cell>
          <table:table-cell table:style-name="ce18" office:value-type="float" office:value="921241" calcext:value-type="float">
            <text:p><text:s text:c="3"/>921,241</text:p>
          </table:table-cell>
          <table:table-cell table:style-name="ce24" office:value-type="float" office:value="937061" calcext:value-type="float">
            <text:p><text:s text:c="3"/>937,06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83816" calcext:value-type="float">
            <text:p><text:s text:c="3"/>1,183,816</text:p>
          </table:table-cell>
          <table:table-cell table:style-name="ce18" office:value-type="float" office:value="2729670" calcext:value-type="float">
            <text:p><text:s text:c="3"/>2,729,670</text:p>
          </table:table-cell>
          <table:table-cell table:style-name="ce18" office:value-type="float" office:value="1335856" calcext:value-type="float">
            <text:p><text:s text:c="3"/>1,335,856</text:p>
          </table:table-cell>
          <table:table-cell table:style-name="ce24" office:value-type="float" office:value="1393814" calcext:value-type="float">
            <text:p><text:s text:c="3"/>1,393,814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16076" calcext:value-type="float">
            <text:p><text:s text:c="3"/>2,716,076</text:p>
          </table:table-cell>
          <table:table-cell table:style-name="ce18" office:value-type="float" office:value="6907453" calcext:value-type="float">
            <text:p><text:s text:c="3"/>6,907,453</text:p>
          </table:table-cell>
          <table:table-cell table:style-name="ce18" office:value-type="float" office:value="3495200" calcext:value-type="float">
            <text:p><text:s text:c="3"/>3,495,200</text:p>
          </table:table-cell>
          <table:table-cell table:style-name="ce24" office:value-type="float" office:value="3412253" calcext:value-type="float">
            <text:p><text:s text:c="3"/>3,412,253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6438" calcext:value-type="float">
            <text:p><text:s text:c="3"/>186,438</text:p>
          </table:table-cell>
          <table:table-cell table:style-name="ce19" office:value-type="float" office:value="449418" calcext:value-type="float">
            <text:p><text:s text:c="3"/>449,418</text:p>
          </table:table-cell>
          <table:table-cell table:style-name="ce19" office:value-type="float" office:value="225161" calcext:value-type="float">
            <text:p><text:s text:c="3"/>225,161</text:p>
          </table:table-cell>
          <table:table-cell table:style-name="ce25" office:value-type="float" office:value="224257" calcext:value-type="float">
            <text:p><text:s text:c="3"/>224,25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3457" calcext:value-type="float">
            <text:p><text:s text:c="3"/>233,457</text:p>
          </table:table-cell>
          <table:table-cell table:style-name="ce19" office:value-type="float" office:value="595474" calcext:value-type="float">
            <text:p><text:s text:c="3"/>595,474</text:p>
          </table:table-cell>
          <table:table-cell table:style-name="ce19" office:value-type="float" office:value="303100" calcext:value-type="float">
            <text:p><text:s text:c="3"/>303,100</text:p>
          </table:table-cell>
          <table:table-cell table:style-name="ce25" office:value-type="float" office:value="292374" calcext:value-type="float">
            <text:p><text:s text:c="3"/>292,37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6946" calcext:value-type="float">
            <text:p><text:s text:c="3"/>206,946</text:p>
          </table:table-cell>
          <table:table-cell table:style-name="ce19" office:value-type="float" office:value="532672" calcext:value-type="float">
            <text:p><text:s text:c="3"/>532,672</text:p>
          </table:table-cell>
          <table:table-cell table:style-name="ce19" office:value-type="float" office:value="273724" calcext:value-type="float">
            <text:p><text:s text:c="3"/>273,724</text:p>
          </table:table-cell>
          <table:table-cell table:style-name="ce25" office:value-type="float" office:value="258948" calcext:value-type="float">
            <text:p><text:s text:c="3"/>258,94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30172" calcext:value-type="float">
            <text:p><text:s text:c="3"/>430,172</text:p>
          </table:table-cell>
          <table:table-cell table:style-name="ce19" office:value-type="float" office:value="1222781" calcext:value-type="float">
            <text:p><text:s text:c="3"/>1,222,781</text:p>
          </table:table-cell>
          <table:table-cell table:style-name="ce19" office:value-type="float" office:value="619956" calcext:value-type="float">
            <text:p><text:s text:c="3"/>619,956</text:p>
          </table:table-cell>
          <table:table-cell table:style-name="ce25" office:value-type="float" office:value="602825" calcext:value-type="float">
            <text:p><text:s text:c="3"/>602,82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5920" calcext:value-type="float">
            <text:p><text:s text:c="3"/>185,920</text:p>
          </table:table-cell>
          <table:table-cell table:style-name="ce19" office:value-type="float" office:value="471647" calcext:value-type="float">
            <text:p><text:s text:c="3"/>471,647</text:p>
          </table:table-cell>
          <table:table-cell table:style-name="ce19" office:value-type="float" office:value="239799" calcext:value-type="float">
            <text:p><text:s text:c="3"/>239,799</text:p>
          </table:table-cell>
          <table:table-cell table:style-name="ce25" office:value-type="float" office:value="231848" calcext:value-type="float">
            <text:p><text:s text:c="3"/>231,84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6752" calcext:value-type="float">
            <text:p><text:s text:c="3"/>256,752</text:p>
          </table:table-cell>
          <table:table-cell table:style-name="ce19" office:value-type="float" office:value="657034" calcext:value-type="float">
            <text:p><text:s text:c="3"/>657,034</text:p>
          </table:table-cell>
          <table:table-cell table:style-name="ce19" office:value-type="float" office:value="337765" calcext:value-type="float">
            <text:p><text:s text:c="3"/>337,765</text:p>
          </table:table-cell>
          <table:table-cell table:style-name="ce25" office:value-type="float" office:value="319269" calcext:value-type="float">
            <text:p><text:s text:c="3"/>319,2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1375" calcext:value-type="float">
            <text:p><text:s text:c="3"/>191,375</text:p>
          </table:table-cell>
          <table:table-cell table:style-name="ce19" office:value-type="float" office:value="477878" calcext:value-type="float">
            <text:p><text:s text:c="3"/>477,878</text:p>
          </table:table-cell>
          <table:table-cell table:style-name="ce19" office:value-type="float" office:value="247240" calcext:value-type="float">
            <text:p><text:s text:c="3"/>247,240</text:p>
          </table:table-cell>
          <table:table-cell table:style-name="ce25" office:value-type="float" office:value="230638" calcext:value-type="float">
            <text:p><text:s text:c="3"/>230,6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6724" calcext:value-type="float">
            <text:p><text:s text:c="3"/>306,724</text:p>
          </table:table-cell>
          <table:table-cell table:style-name="ce19" office:value-type="float" office:value="788180" calcext:value-type="float">
            <text:p><text:s text:c="3"/>788,180</text:p>
          </table:table-cell>
          <table:table-cell table:style-name="ce19" office:value-type="float" office:value="398641" calcext:value-type="float">
            <text:p><text:s text:c="3"/>398,641</text:p>
          </table:table-cell>
          <table:table-cell table:style-name="ce25" office:value-type="float" office:value="389539" calcext:value-type="float">
            <text:p><text:s text:c="3"/>389,53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6514" calcext:value-type="float">
            <text:p><text:s text:c="3"/>86,514</text:p>
          </table:table-cell>
          <table:table-cell table:style-name="ce19" office:value-type="float" office:value="209864" calcext:value-type="float">
            <text:p><text:s text:c="3"/>209,864</text:p>
          </table:table-cell>
          <table:table-cell table:style-name="ce19" office:value-type="float" office:value="106823" calcext:value-type="float">
            <text:p><text:s text:c="3"/>106,823</text:p>
          </table:table-cell>
          <table:table-cell table:style-name="ce25" office:value-type="float" office:value="103041" calcext:value-type="float">
            <text:p><text:s text:c="3"/>103,0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1437" calcext:value-type="float">
            <text:p><text:s text:c="3"/>131,437</text:p>
          </table:table-cell>
          <table:table-cell table:style-name="ce19" office:value-type="float" office:value="314919" calcext:value-type="float">
            <text:p><text:s text:c="3"/>314,919</text:p>
          </table:table-cell>
          <table:table-cell table:style-name="ce19" office:value-type="float" office:value="157929" calcext:value-type="float">
            <text:p><text:s text:c="3"/>157,929</text:p>
          </table:table-cell>
          <table:table-cell table:style-name="ce25" office:value-type="float" office:value="156990" calcext:value-type="float">
            <text:p><text:s text:c="3"/>156,9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168" calcext:value-type="float">
            <text:p><text:s text:c="3"/>44,168</text:p>
          </table:table-cell>
          <table:table-cell table:style-name="ce19" office:value-type="float" office:value="107534" calcext:value-type="float">
            <text:p><text:s text:c="3"/>107,534</text:p>
          </table:table-cell>
          <table:table-cell table:style-name="ce19" office:value-type="float" office:value="54964" calcext:value-type="float">
            <text:p><text:s text:c="3"/>54,964</text:p>
          </table:table-cell>
          <table:table-cell table:style-name="ce25" office:value-type="float" office:value="52570" calcext:value-type="float">
            <text:p><text:s text:c="3"/>52,57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4280" calcext:value-type="float">
            <text:p><text:s text:c="3"/>164,280</text:p>
          </table:table-cell>
          <table:table-cell table:style-name="ce19" office:value-type="float" office:value="361250" calcext:value-type="float">
            <text:p><text:s text:c="3"/>361,250</text:p>
          </table:table-cell>
          <table:table-cell table:style-name="ce19" office:value-type="float" office:value="179155" calcext:value-type="float">
            <text:p><text:s text:c="3"/>179,155</text:p>
          </table:table-cell>
          <table:table-cell table:style-name="ce25" office:value-type="float" office:value="182095" calcext:value-type="float">
            <text:p><text:s text:c="3"/>182,0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5485" calcext:value-type="float">
            <text:p><text:s text:c="3"/>185,485</text:p>
          </table:table-cell>
          <table:table-cell table:style-name="ce19" office:value-type="float" office:value="456867" calcext:value-type="float">
            <text:p><text:s text:c="3"/>456,867</text:p>
          </table:table-cell>
          <table:table-cell table:style-name="ce19" office:value-type="float" office:value="225441" calcext:value-type="float">
            <text:p><text:s text:c="3"/>225,441</text:p>
          </table:table-cell>
          <table:table-cell table:style-name="ce25" office:value-type="float" office:value="231426" calcext:value-type="float">
            <text:p><text:s text:c="3"/>231,4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6408" calcext:value-type="float">
            <text:p><text:s text:c="3"/>106,408</text:p>
          </table:table-cell>
          <table:table-cell table:style-name="ce19" office:value-type="float" office:value="261935" calcext:value-type="float">
            <text:p><text:s text:c="3"/>261,935</text:p>
          </table:table-cell>
          <table:table-cell table:style-name="ce19" office:value-type="float" office:value="125502" calcext:value-type="float">
            <text:p><text:s text:c="3"/>125,502</text:p>
          </table:table-cell>
          <table:table-cell table:style-name="ce25" office:value-type="float" office:value="136433" calcext:value-type="float">
            <text:p><text:s text:c="3"/>136,433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9499" calcext:value-type="float">
            <text:p><text:s text:c="3"/>49,499</text:p>
          </table:table-cell>
          <table:table-cell table:style-name="ce18" office:value-type="float" office:value="156362" calcext:value-type="float">
            <text:p><text:s text:c="3"/>156,362</text:p>
          </table:table-cell>
          <table:table-cell table:style-name="ce18" office:value-type="float" office:value="78769" calcext:value-type="float">
            <text:p><text:s text:c="3"/>78,769</text:p>
          </table:table-cell>
          <table:table-cell table:style-name="ce24" office:value-type="float" office:value="77593" calcext:value-type="float">
            <text:p><text:s text:c="3"/>77,59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5586" calcext:value-type="float">
            <text:p><text:s text:c="3"/>45,586</text:p>
          </table:table-cell>
          <table:table-cell table:style-name="ce19" office:value-type="float" office:value="142459" calcext:value-type="float">
            <text:p><text:s text:c="3"/>142,459</text:p>
          </table:table-cell>
          <table:table-cell table:style-name="ce19" office:value-type="float" office:value="70727" calcext:value-type="float">
            <text:p><text:s text:c="3"/>70,727</text:p>
          </table:table-cell>
          <table:table-cell table:style-name="ce25" office:value-type="float" office:value="71732" calcext:value-type="float">
            <text:p><text:s text:c="3"/>71,732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913" calcext:value-type="float">
            <text:p><text:s text:c="3"/>3,913</text:p>
          </table:table-cell>
          <table:table-cell table:style-name="ce20" office:value-type="float" office:value="13903" calcext:value-type="float">
            <text:p><text:s text:c="3"/>13,903</text:p>
          </table:table-cell>
          <table:table-cell table:style-name="ce20" office:value-type="float" office:value="8042" calcext:value-type="float">
            <text:p><text:s text:c="3"/>8,042</text:p>
          </table:table-cell>
          <table:table-cell table:style-name="ce26" office:value-type="float" office:value="5861" calcext:value-type="float">
            <text:p><text:s text:c="3"/>5,861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35140" calcext:value-type="float">
            <text:p>1,735,140</text:p>
          </table:table-cell>
          <table:table-cell table:style-name="ce39" office:value-type="float" office:value="4047095" calcext:value-type="float">
            <text:p>4,047,095</text:p>
          </table:table-cell>
          <table:table-cell table:style-name="ce39" office:value-type="float" office:value="1964964" calcext:value-type="float">
            <text:p>1,964,964</text:p>
          </table:table-cell>
          <table:table-cell table:style-name="ce43" office:value-type="float" office:value="2082131" calcext:value-type="float">
            <text:p>2,082,13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3037" calcext:value-type="float">
            <text:p>233,037</text:p>
          </table:table-cell>
          <table:table-cell table:style-name="ce40" office:value-type="float" office:value="552976" calcext:value-type="float">
            <text:p>552,976</text:p>
          </table:table-cell>
          <table:table-cell table:style-name="ce40" office:value-type="float" office:value="267160" calcext:value-type="float">
            <text:p>267,160</text:p>
          </table:table-cell>
          <table:table-cell table:style-name="ce44" office:value-type="float" office:value="285816" calcext:value-type="float">
            <text:p>285,8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7484" calcext:value-type="float">
            <text:p>167,484</text:p>
          </table:table-cell>
          <table:table-cell table:style-name="ce40" office:value-type="float" office:value="383209" calcext:value-type="float">
            <text:p>383,209</text:p>
          </table:table-cell>
          <table:table-cell table:style-name="ce40" office:value-type="float" office:value="186867" calcext:value-type="float">
            <text:p>186,867</text:p>
          </table:table-cell>
          <table:table-cell table:style-name="ce44" office:value-type="float" office:value="196342" calcext:value-type="float">
            <text:p>196,3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8641" calcext:value-type="float">
            <text:p>178,641</text:p>
          </table:table-cell>
          <table:table-cell table:style-name="ce40" office:value-type="float" office:value="405646" calcext:value-type="float">
            <text:p>405,646</text:p>
          </table:table-cell>
          <table:table-cell table:style-name="ce40" office:value-type="float" office:value="194707" calcext:value-type="float">
            <text:p>194,707</text:p>
          </table:table-cell>
          <table:table-cell table:style-name="ce44" office:value-type="float" office:value="210939" calcext:value-type="float">
            <text:p>210,9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4299" calcext:value-type="float">
            <text:p>94,299</text:p>
          </table:table-cell>
          <table:table-cell table:style-name="ce40" office:value-type="float" office:value="213444" calcext:value-type="float">
            <text:p>213,444</text:p>
          </table:table-cell>
          <table:table-cell table:style-name="ce40" office:value-type="float" office:value="100575" calcext:value-type="float">
            <text:p>100,575</text:p>
          </table:table-cell>
          <table:table-cell table:style-name="ce44" office:value-type="float" office:value="112869" calcext:value-type="float">
            <text:p>112,86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3326" calcext:value-type="float">
            <text:p>173,326</text:p>
          </table:table-cell>
          <table:table-cell table:style-name="ce40" office:value-type="float" office:value="423201" calcext:value-type="float">
            <text:p>423,201</text:p>
          </table:table-cell>
          <table:table-cell table:style-name="ce40" office:value-type="float" office:value="205106" calcext:value-type="float">
            <text:p>205,106</text:p>
          </table:table-cell>
          <table:table-cell table:style-name="ce44" office:value-type="float" office:value="218095" calcext:value-type="float">
            <text:p>218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9738" calcext:value-type="float">
            <text:p>139,738</text:p>
          </table:table-cell>
          <table:table-cell table:style-name="ce40" office:value-type="float" office:value="306523" calcext:value-type="float">
            <text:p>306,523</text:p>
          </table:table-cell>
          <table:table-cell table:style-name="ce40" office:value-type="float" office:value="146148" calcext:value-type="float">
            <text:p>146,148</text:p>
          </table:table-cell>
          <table:table-cell table:style-name="ce44" office:value-type="float" office:value="160375" calcext:value-type="float">
            <text:p>160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0343" calcext:value-type="float">
            <text:p>70,343</text:p>
          </table:table-cell>
          <table:table-cell table:style-name="ce40" office:value-type="float" office:value="178690" calcext:value-type="float">
            <text:p>178,690</text:p>
          </table:table-cell>
          <table:table-cell table:style-name="ce40" office:value-type="float" office:value="88655" calcext:value-type="float">
            <text:p>88,655</text:p>
          </table:table-cell>
          <table:table-cell table:style-name="ce44" office:value-type="float" office:value="90035" calcext:value-type="float">
            <text:p>90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5867" calcext:value-type="float">
            <text:p>35,867</text:p>
          </table:table-cell>
          <table:table-cell table:style-name="ce40" office:value-type="float" office:value="89568" calcext:value-type="float">
            <text:p>89,568</text:p>
          </table:table-cell>
          <table:table-cell table:style-name="ce40" office:value-type="float" office:value="44656" calcext:value-type="float">
            <text:p>44,656</text:p>
          </table:table-cell>
          <table:table-cell table:style-name="ce44" office:value-type="float" office:value="44912" calcext:value-type="float">
            <text:p>44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7377" calcext:value-type="float">
            <text:p>47,377</text:p>
          </table:table-cell>
          <table:table-cell table:style-name="ce40" office:value-type="float" office:value="115333" calcext:value-type="float">
            <text:p>115,333</text:p>
          </table:table-cell>
          <table:table-cell table:style-name="ce40" office:value-type="float" office:value="57345" calcext:value-type="float">
            <text:p>57,345</text:p>
          </table:table-cell>
          <table:table-cell table:style-name="ce44" office:value-type="float" office:value="57988" calcext:value-type="float">
            <text:p>57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8939" calcext:value-type="float">
            <text:p>98,939</text:p>
          </table:table-cell>
          <table:table-cell table:style-name="ce40" office:value-type="float" office:value="202143" calcext:value-type="float">
            <text:p>202,143</text:p>
          </table:table-cell>
          <table:table-cell table:style-name="ce40" office:value-type="float" office:value="95899" calcext:value-type="float">
            <text:p>95,899</text:p>
          </table:table-cell>
          <table:table-cell table:style-name="ce44" office:value-type="float" office:value="106244" calcext:value-type="float">
            <text:p>106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8897" calcext:value-type="float">
            <text:p>98,897</text:p>
          </table:table-cell>
          <table:table-cell table:style-name="ce40" office:value-type="float" office:value="211331" calcext:value-type="float">
            <text:p>211,331</text:p>
          </table:table-cell>
          <table:table-cell table:style-name="ce40" office:value-type="float" office:value="102440" calcext:value-type="float">
            <text:p>102,440</text:p>
          </table:table-cell>
          <table:table-cell table:style-name="ce44" office:value-type="float" office:value="108891" calcext:value-type="float">
            <text:p>108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125" calcext:value-type="float">
            <text:p>16,125</text:p>
          </table:table-cell>
          <table:table-cell table:style-name="ce40" office:value-type="float" office:value="36228" calcext:value-type="float">
            <text:p>36,228</text:p>
          </table:table-cell>
          <table:table-cell table:style-name="ce40" office:value-type="float" office:value="18261" calcext:value-type="float">
            <text:p>18,261</text:p>
          </table:table-cell>
          <table:table-cell table:style-name="ce44" office:value-type="float" office:value="17967" calcext:value-type="float">
            <text:p>17,9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8012" calcext:value-type="float">
            <text:p>98,012</text:p>
          </table:table-cell>
          <table:table-cell table:style-name="ce40" office:value-type="float" office:value="241214" calcext:value-type="float">
            <text:p>241,214</text:p>
          </table:table-cell>
          <table:table-cell table:style-name="ce40" office:value-type="float" office:value="117759" calcext:value-type="float">
            <text:p>117,759</text:p>
          </table:table-cell>
          <table:table-cell table:style-name="ce44" office:value-type="float" office:value="123455" calcext:value-type="float">
            <text:p>123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7333" calcext:value-type="float">
            <text:p>77,333</text:p>
          </table:table-cell>
          <table:table-cell table:style-name="ce40" office:value-type="float" office:value="198076" calcext:value-type="float">
            <text:p>198,076</text:p>
          </table:table-cell>
          <table:table-cell table:style-name="ce40" office:value-type="float" office:value="96666" calcext:value-type="float">
            <text:p>96,666</text:p>
          </table:table-cell>
          <table:table-cell table:style-name="ce44" office:value-type="float" office:value="101410" calcext:value-type="float">
            <text:p>101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9678" calcext:value-type="float">
            <text:p>39,678</text:p>
          </table:table-cell>
          <table:table-cell table:style-name="ce40" office:value-type="float" office:value="93989" calcext:value-type="float">
            <text:p>93,989</text:p>
          </table:table-cell>
          <table:table-cell table:style-name="ce40" office:value-type="float" office:value="46683" calcext:value-type="float">
            <text:p>46,683</text:p>
          </table:table-cell>
          <table:table-cell table:style-name="ce44" office:value-type="float" office:value="47306" calcext:value-type="float">
            <text:p>47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1228" calcext:value-type="float">
            <text:p>31,228</text:p>
          </table:table-cell>
          <table:table-cell table:style-name="ce40" office:value-type="float" office:value="77771" calcext:value-type="float">
            <text:p>77,771</text:p>
          </table:table-cell>
          <table:table-cell table:style-name="ce40" office:value-type="float" office:value="38193" calcext:value-type="float">
            <text:p>38,193</text:p>
          </table:table-cell>
          <table:table-cell table:style-name="ce44" office:value-type="float" office:value="39578" calcext:value-type="float">
            <text:p>39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8180" calcext:value-type="float">
            <text:p>58,180</text:p>
          </table:table-cell>
          <table:table-cell table:style-name="ce40" office:value-type="float" office:value="136509" calcext:value-type="float">
            <text:p>136,509</text:p>
          </table:table-cell>
          <table:table-cell table:style-name="ce40" office:value-type="float" office:value="66026" calcext:value-type="float">
            <text:p>66,026</text:p>
          </table:table-cell>
          <table:table-cell table:style-name="ce44" office:value-type="float" office:value="70483" calcext:value-type="float">
            <text:p>70,4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372" calcext:value-type="float">
            <text:p>10,372</text:p>
          </table:table-cell>
          <table:table-cell table:style-name="ce40" office:value-type="float" office:value="23702" calcext:value-type="float">
            <text:p>23,702</text:p>
          </table:table-cell>
          <table:table-cell table:style-name="ce40" office:value-type="float" office:value="11750" calcext:value-type="float">
            <text:p>11,750</text:p>
          </table:table-cell>
          <table:table-cell table:style-name="ce44" office:value-type="float" office:value="11952" calcext:value-type="float">
            <text:p>11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5" calcext:value-type="float">
            <text:p>3,335</text:p>
          </table:table-cell>
          <table:table-cell table:style-name="ce40" office:value-type="float" office:value="7015" calcext:value-type="float">
            <text:p>7,015</text:p>
          </table:table-cell>
          <table:table-cell table:style-name="ce40" office:value-type="float" office:value="3828" calcext:value-type="float">
            <text:p>3,828</text:p>
          </table:table-cell>
          <table:table-cell table:style-name="ce44" office:value-type="float" office:value="3187" calcext:value-type="float">
            <text:p>3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5" calcext:value-type="float">
            <text:p>2,565</text:p>
          </table:table-cell>
          <table:table-cell table:style-name="ce40" office:value-type="float" office:value="6305" calcext:value-type="float">
            <text:p>6,305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4" office:value-type="float" office:value="2917" calcext:value-type="float">
            <text:p>2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262" calcext:value-type="float">
            <text:p>10,262</text:p>
          </table:table-cell>
          <table:table-cell table:style-name="ce40" office:value-type="float" office:value="22061" calcext:value-type="float">
            <text:p>22,061</text:p>
          </table:table-cell>
          <table:table-cell table:style-name="ce40" office:value-type="float" office:value="11342" calcext:value-type="float">
            <text:p>11,342</text:p>
          </table:table-cell>
          <table:table-cell table:style-name="ce44" office:value-type="float" office:value="10719" calcext:value-type="float">
            <text:p>10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3" calcext:value-type="float">
            <text:p>4,253</text:p>
          </table:table-cell>
          <table:table-cell table:style-name="ce40" office:value-type="float" office:value="10303" calcext:value-type="float">
            <text:p>10,303</text:p>
          </table:table-cell>
          <table:table-cell table:style-name="ce40" office:value-type="float" office:value="5375" calcext:value-type="float">
            <text:p>5,375</text:p>
          </table:table-cell>
          <table:table-cell table:style-name="ce44" office:value-type="float" office:value="4928" calcext:value-type="float">
            <text:p>4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766" calcext:value-type="float">
            <text:p>18,766</text:p>
          </table:table-cell>
          <table:table-cell table:style-name="ce40" office:value-type="float" office:value="42784" calcext:value-type="float">
            <text:p>42,784</text:p>
          </table:table-cell>
          <table:table-cell table:style-name="ce40" office:value-type="float" office:value="21186" calcext:value-type="float">
            <text:p>21,186</text:p>
          </table:table-cell>
          <table:table-cell table:style-name="ce44" office:value-type="float" office:value="21598" calcext:value-type="float">
            <text:p>21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5" calcext:value-type="float">
            <text:p>2,125</text:p>
          </table:table-cell>
          <table:table-cell table:style-name="ce40" office:value-type="float" office:value="4022" calcext:value-type="float">
            <text:p>4,022</text:p>
          </table:table-cell>
          <table:table-cell table:style-name="ce40" office:value-type="float" office:value="2261" calcext:value-type="float">
            <text:p>2,261</text:p>
          </table:table-cell>
          <table:table-cell table:style-name="ce44" office:value-type="float" office:value="1761" calcext:value-type="float">
            <text:p>1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6" calcext:value-type="float">
            <text:p>3,536</text:p>
          </table:table-cell>
          <table:table-cell table:style-name="ce40" office:value-type="float" office:value="7618" calcext:value-type="float">
            <text:p>7,618</text:p>
          </table:table-cell>
          <table:table-cell table:style-name="ce40" office:value-type="float" office:value="4158" calcext:value-type="float">
            <text:p>4,158</text:p>
          </table:table-cell>
          <table:table-cell table:style-name="ce44" office:value-type="float" office:value="3460" calcext:value-type="float">
            <text:p>3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3" calcext:value-type="float">
            <text:p>4,253</text:p>
          </table:table-cell>
          <table:table-cell table:style-name="ce40" office:value-type="float" office:value="10672" calcext:value-type="float">
            <text:p>10,672</text:p>
          </table:table-cell>
          <table:table-cell table:style-name="ce40" office:value-type="float" office:value="5415" calcext:value-type="float">
            <text:p>5,415</text:p>
          </table:table-cell>
          <table:table-cell table:style-name="ce44" office:value-type="float" office:value="5257" calcext:value-type="float">
            <text:p>5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479" calcext:value-type="float">
            <text:p>7,479</text:p>
          </table:table-cell>
          <table:table-cell table:style-name="ce40" office:value-type="float" office:value="19987" calcext:value-type="float">
            <text:p>19,987</text:p>
          </table:table-cell>
          <table:table-cell table:style-name="ce40" office:value-type="float" office:value="9871" calcext:value-type="float">
            <text:p>9,871</text:p>
          </table:table-cell>
          <table:table-cell table:style-name="ce44" office:value-type="float" office:value="10116" calcext:value-type="float">
            <text:p>10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789" calcext:value-type="float">
            <text:p>7,789</text:p>
          </table:table-cell>
          <table:table-cell table:style-name="ce40" office:value-type="float" office:value="20533" calcext:value-type="float">
            <text:p>20,533</text:p>
          </table:table-cell>
          <table:table-cell table:style-name="ce40" office:value-type="float" office:value="10210" calcext:value-type="float">
            <text:p>10,210</text:p>
          </table:table-cell>
          <table:table-cell table:style-name="ce44" office:value-type="float" office:value="10323" calcext:value-type="float">
            <text:p>10,32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1" calcext:value-type="float">
            <text:p>1,901</text:p>
          </table:table-cell>
          <table:table-cell table:style-name="ce41" office:value-type="float" office:value="6242" calcext:value-type="float">
            <text:p>6,242</text:p>
          </table:table-cell>
          <table:table-cell table:style-name="ce41" office:value-type="float" office:value="3034" calcext:value-type="float">
            <text:p>3,034</text:p>
          </table:table-cell>
          <table:table-cell table:style-name="ce45" office:value-type="float" office:value="3208" calcext:value-type="float">
            <text:p>3,208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3266" calcext:value-type="float">
            <text:p>1,073,266</text:p>
          </table:table-cell>
          <table:table-cell table:style-name="ce39" office:value-type="float" office:value="2480881" calcext:value-type="float">
            <text:p>2,480,881</text:p>
          </table:table-cell>
          <table:table-cell table:style-name="ce39" office:value-type="float" office:value="1169575" calcext:value-type="float">
            <text:p>1,169,575</text:p>
          </table:table-cell>
          <table:table-cell table:style-name="ce51" office:value-type="float" office:value="1311306" calcext:value-type="float">
            <text:p>1,311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890" calcext:value-type="float">
            <text:p>80,890</text:p>
          </table:table-cell>
          <table:table-cell table:style-name="ce40" office:value-type="float" office:value="191081" calcext:value-type="float">
            <text:p>191,081</text:p>
          </table:table-cell>
          <table:table-cell table:style-name="ce40" office:value-type="float" office:value="88825" calcext:value-type="float">
            <text:p>88,825</text:p>
          </table:table-cell>
          <table:table-cell table:style-name="ce52" office:value-type="float" office:value="102256" calcext:value-type="float">
            <text:p>102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090" calcext:value-type="float">
            <text:p>90,090</text:p>
          </table:table-cell>
          <table:table-cell table:style-name="ce40" office:value-type="float" office:value="204402" calcext:value-type="float">
            <text:p>204,402</text:p>
          </table:table-cell>
          <table:table-cell table:style-name="ce40" office:value-type="float" office:value="96038" calcext:value-type="float">
            <text:p>96,038</text:p>
          </table:table-cell>
          <table:table-cell table:style-name="ce52" office:value-type="float" office:value="108364" calcext:value-type="float">
            <text:p>108,3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450" calcext:value-type="float">
            <text:p>120,450</text:p>
          </table:table-cell>
          <table:table-cell table:style-name="ce40" office:value-type="float" office:value="288567" calcext:value-type="float">
            <text:p>288,567</text:p>
          </table:table-cell>
          <table:table-cell table:style-name="ce40" office:value-type="float" office:value="133312" calcext:value-type="float">
            <text:p>133,312</text:p>
          </table:table-cell>
          <table:table-cell table:style-name="ce52" office:value-type="float" office:value="155255" calcext:value-type="float">
            <text:p>155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2383" calcext:value-type="float">
            <text:p>102,383</text:p>
          </table:table-cell>
          <table:table-cell table:style-name="ce40" office:value-type="float" office:value="214752" calcext:value-type="float">
            <text:p>214,752</text:p>
          </table:table-cell>
          <table:table-cell table:style-name="ce40" office:value-type="float" office:value="98259" calcext:value-type="float">
            <text:p>98,259</text:p>
          </table:table-cell>
          <table:table-cell table:style-name="ce52" office:value-type="float" office:value="116493" calcext:value-type="float">
            <text:p>116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73" calcext:value-type="float">
            <text:p>65,673</text:p>
          </table:table-cell>
          <table:table-cell table:style-name="ce40" office:value-type="float" office:value="147626" calcext:value-type="float">
            <text:p>147,626</text:p>
          </table:table-cell>
          <table:table-cell table:style-name="ce40" office:value-type="float" office:value="69596" calcext:value-type="float">
            <text:p>69,596</text:p>
          </table:table-cell>
          <table:table-cell table:style-name="ce52" office:value-type="float" office:value="78030" calcext:value-type="float">
            <text:p>78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942" calcext:value-type="float">
            <text:p>53,942</text:p>
          </table:table-cell>
          <table:table-cell table:style-name="ce40" office:value-type="float" office:value="118593" calcext:value-type="float">
            <text:p>118,593</text:p>
          </table:table-cell>
          <table:table-cell table:style-name="ce40" office:value-type="float" office:value="56636" calcext:value-type="float">
            <text:p>56,636</text:p>
          </table:table-cell>
          <table:table-cell table:style-name="ce52" office:value-type="float" office:value="61957" calcext:value-type="float">
            <text:p>61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385" calcext:value-type="float">
            <text:p>80,385</text:p>
          </table:table-cell>
          <table:table-cell table:style-name="ce40" office:value-type="float" office:value="171037" calcext:value-type="float">
            <text:p>171,037</text:p>
          </table:table-cell>
          <table:table-cell table:style-name="ce40" office:value-type="float" office:value="82562" calcext:value-type="float">
            <text:p>82,562</text:p>
          </table:table-cell>
          <table:table-cell table:style-name="ce52" office:value-type="float" office:value="88475" calcext:value-type="float">
            <text:p>88,4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754" calcext:value-type="float">
            <text:p>109,754</text:p>
          </table:table-cell>
          <table:table-cell table:style-name="ce40" office:value-type="float" office:value="257450" calcext:value-type="float">
            <text:p>257,450</text:p>
          </table:table-cell>
          <table:table-cell table:style-name="ce40" office:value-type="float" office:value="122010" calcext:value-type="float">
            <text:p>122,010</text:p>
          </table:table-cell>
          <table:table-cell table:style-name="ce52" office:value-type="float" office:value="135440" calcext:value-type="float">
            <text:p>135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531" calcext:value-type="float">
            <text:p>48,531</text:p>
          </table:table-cell>
          <table:table-cell table:style-name="ce40" office:value-type="float" office:value="112197" calcext:value-type="float">
            <text:p>112,197</text:p>
          </table:table-cell>
          <table:table-cell table:style-name="ce40" office:value-type="float" office:value="53996" calcext:value-type="float">
            <text:p>53,996</text:p>
          </table:table-cell>
          <table:table-cell table:style-name="ce52" office:value-type="float" office:value="58201" calcext:value-type="float">
            <text:p>58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848" calcext:value-type="float">
            <text:p>111,848</text:p>
          </table:table-cell>
          <table:table-cell table:style-name="ce40" office:value-type="float" office:value="272411" calcext:value-type="float">
            <text:p>272,411</text:p>
          </table:table-cell>
          <table:table-cell table:style-name="ce40" office:value-type="float" office:value="128668" calcext:value-type="float">
            <text:p>128,668</text:p>
          </table:table-cell>
          <table:table-cell table:style-name="ce52" office:value-type="float" office:value="143743" calcext:value-type="float">
            <text:p>143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024" calcext:value-type="float">
            <text:p>109,024</text:p>
          </table:table-cell>
          <table:table-cell table:style-name="ce40" office:value-type="float" office:value="263164" calcext:value-type="float">
            <text:p>263,164</text:p>
          </table:table-cell>
          <table:table-cell table:style-name="ce40" office:value-type="float" office:value="125742" calcext:value-type="float">
            <text:p>125,742</text:p>
          </table:table-cell>
          <table:table-cell table:style-name="ce52" office:value-type="float" office:value="137422" calcext:value-type="float">
            <text:p>137,4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296" calcext:value-type="float">
            <text:p>100,296</text:p>
          </table:table-cell>
          <table:table-cell table:style-name="ce41" office:value-type="float" office:value="239601" calcext:value-type="float">
            <text:p>239,601</text:p>
          </table:table-cell>
          <table:table-cell table:style-name="ce41" office:value-type="float" office:value="113931" calcext:value-type="float">
            <text:p>113,931</text:p>
          </table:table-cell>
          <table:table-cell table:style-name="ce53" office:value-type="float" office:value="125670" calcext:value-type="float">
            <text:p>125,670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51084" calcext:value-type="float">
            <text:p>951,084</text:p>
          </table:table-cell>
          <table:table-cell table:style-name="ce54" office:value-type="float" office:value="2341566" calcext:value-type="float">
            <text:p>2,341,566</text:p>
          </table:table-cell>
          <table:table-cell table:style-name="ce54" office:value-type="float" office:value="1152825" calcext:value-type="float">
            <text:p>1,152,825</text:p>
          </table:table-cell>
          <table:table-cell table:style-name="ce43" office:value-type="float" office:value="1188741" calcext:value-type="float">
            <text:p>1,188,74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0874" calcext:value-type="float">
            <text:p>200,874</text:p>
          </table:table-cell>
          <table:table-cell table:style-name="ce55" office:value-type="float" office:value="476333" calcext:value-type="float">
            <text:p>476,333</text:p>
          </table:table-cell>
          <table:table-cell table:style-name="ce55" office:value-type="float" office:value="228647" calcext:value-type="float">
            <text:p>228,647</text:p>
          </table:table-cell>
          <table:table-cell table:style-name="ce44" office:value-type="float" office:value="247686" calcext:value-type="float">
            <text:p>247,68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1710" calcext:value-type="float">
            <text:p>181,710</text:p>
          </table:table-cell>
          <table:table-cell table:style-name="ce55" office:value-type="float" office:value="435583" calcext:value-type="float">
            <text:p>435,583</text:p>
          </table:table-cell>
          <table:table-cell table:style-name="ce55" office:value-type="float" office:value="212087" calcext:value-type="float">
            <text:p>212,087</text:p>
          </table:table-cell>
          <table:table-cell table:style-name="ce44" office:value-type="float" office:value="223496" calcext:value-type="float">
            <text:p>223,4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6611" calcext:value-type="float">
            <text:p>36,611</text:p>
          </table:table-cell>
          <table:table-cell table:style-name="ce55" office:value-type="float" office:value="94318" calcext:value-type="float">
            <text:p>94,318</text:p>
          </table:table-cell>
          <table:table-cell table:style-name="ce55" office:value-type="float" office:value="47743" calcext:value-type="float">
            <text:p>47,743</text:p>
          </table:table-cell>
          <table:table-cell table:style-name="ce44" office:value-type="float" office:value="46575" calcext:value-type="float">
            <text:p>46,5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1090" calcext:value-type="float">
            <text:p>71,090</text:p>
          </table:table-cell>
          <table:table-cell table:style-name="ce55" office:value-type="float" office:value="181804" calcext:value-type="float">
            <text:p>181,804</text:p>
          </table:table-cell>
          <table:table-cell table:style-name="ce55" office:value-type="float" office:value="90547" calcext:value-type="float">
            <text:p>90,547</text:p>
          </table:table-cell>
          <table:table-cell table:style-name="ce44" office:value-type="float" office:value="91257" calcext:value-type="float">
            <text:p>91,25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7463" calcext:value-type="float">
            <text:p>67,463</text:p>
          </table:table-cell>
          <table:table-cell table:style-name="ce55" office:value-type="float" office:value="170094" calcext:value-type="float">
            <text:p>170,094</text:p>
          </table:table-cell>
          <table:table-cell table:style-name="ce55" office:value-type="float" office:value="83750" calcext:value-type="float">
            <text:p>83,750</text:p>
          </table:table-cell>
          <table:table-cell table:style-name="ce44" office:value-type="float" office:value="86344" calcext:value-type="float">
            <text:p>86,34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5484" calcext:value-type="float">
            <text:p>35,484</text:p>
          </table:table-cell>
          <table:table-cell table:style-name="ce55" office:value-type="float" office:value="88184" calcext:value-type="float">
            <text:p>88,184</text:p>
          </table:table-cell>
          <table:table-cell table:style-name="ce55" office:value-type="float" office:value="44645" calcext:value-type="float">
            <text:p>44,645</text:p>
          </table:table-cell>
          <table:table-cell table:style-name="ce44" office:value-type="float" office:value="43539" calcext:value-type="float">
            <text:p>43,5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2483" calcext:value-type="float">
            <text:p>82,483</text:p>
          </table:table-cell>
          <table:table-cell table:style-name="ce55" office:value-type="float" office:value="184757" calcext:value-type="float">
            <text:p>184,757</text:p>
          </table:table-cell>
          <table:table-cell table:style-name="ce55" office:value-type="float" office:value="90878" calcext:value-type="float">
            <text:p>90,878</text:p>
          </table:table-cell>
          <table:table-cell table:style-name="ce44" office:value-type="float" office:value="93879" calcext:value-type="float">
            <text:p>93,87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5047" calcext:value-type="float">
            <text:p>85,047</text:p>
          </table:table-cell>
          <table:table-cell table:style-name="ce55" office:value-type="float" office:value="215169" calcext:value-type="float">
            <text:p>215,169</text:p>
          </table:table-cell>
          <table:table-cell table:style-name="ce55" office:value-type="float" office:value="106207" calcext:value-type="float">
            <text:p>106,207</text:p>
          </table:table-cell>
          <table:table-cell table:style-name="ce44" office:value-type="float" office:value="108962" calcext:value-type="float">
            <text:p>108,96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9289" calcext:value-type="float">
            <text:p>49,289</text:p>
          </table:table-cell>
          <table:table-cell table:style-name="ce55" office:value-type="float" office:value="127336" calcext:value-type="float">
            <text:p>127,336</text:p>
          </table:table-cell>
          <table:table-cell table:style-name="ce55" office:value-type="float" office:value="63081" calcext:value-type="float">
            <text:p>63,081</text:p>
          </table:table-cell>
          <table:table-cell table:style-name="ce44" office:value-type="float" office:value="64255" calcext:value-type="float">
            <text:p>64,25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7850" calcext:value-type="float">
            <text:p>87,850</text:p>
          </table:table-cell>
          <table:table-cell table:style-name="ce55" office:value-type="float" office:value="229245" calcext:value-type="float">
            <text:p>229,245</text:p>
          </table:table-cell>
          <table:table-cell table:style-name="ce55" office:value-type="float" office:value="113052" calcext:value-type="float">
            <text:p>113,052</text:p>
          </table:table-cell>
          <table:table-cell table:style-name="ce44" office:value-type="float" office:value="116193" calcext:value-type="float">
            <text:p>116,19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127" calcext:value-type="float">
            <text:p>19,127</text:p>
          </table:table-cell>
          <table:table-cell table:style-name="ce55" office:value-type="float" office:value="49464" calcext:value-type="float">
            <text:p>49,464</text:p>
          </table:table-cell>
          <table:table-cell table:style-name="ce55" office:value-type="float" office:value="26113" calcext:value-type="float">
            <text:p>26,113</text:p>
          </table:table-cell>
          <table:table-cell table:style-name="ce44" office:value-type="float" office:value="23351" calcext:value-type="float">
            <text:p>23,35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0001" calcext:value-type="float">
            <text:p>30,001</text:p>
          </table:table-cell>
          <table:table-cell table:style-name="ce55" office:value-type="float" office:value="76049" calcext:value-type="float">
            <text:p>76,049</text:p>
          </table:table-cell>
          <table:table-cell table:style-name="ce55" office:value-type="float" office:value="39161" calcext:value-type="float">
            <text:p>39,161</text:p>
          </table:table-cell>
          <table:table-cell table:style-name="ce44" office:value-type="float" office:value="36888" calcext:value-type="float">
            <text:p>36,888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55" calcext:value-type="float">
            <text:p>4,055</text:p>
          </table:table-cell>
          <table:table-cell table:style-name="ce56" office:value-type="float" office:value="13230" calcext:value-type="float">
            <text:p>13,230</text:p>
          </table:table-cell>
          <table:table-cell table:style-name="ce56" office:value-type="float" office:value="6914" calcext:value-type="float">
            <text:p>6,914</text:p>
          </table:table-cell>
          <table:table-cell table:style-name="ce45" office:value-type="float" office:value="6316" calcext:value-type="float">
            <text:p>6,31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23946" calcext:value-type="float">
            <text:p>1,123,946</text:p>
          </table:table-cell>
          <table:table-cell table:style-name="ce39" office:value-type="float" office:value="2863285" calcext:value-type="float">
            <text:p>2,863,285</text:p>
          </table:table-cell>
          <table:table-cell table:style-name="ce39" office:value-type="float" office:value="1397337" calcext:value-type="float">
            <text:p>1,397,337</text:p>
          </table:table-cell>
          <table:table-cell table:style-name="ce51" office:value-type="float" office:value="1465948" calcext:value-type="float">
            <text:p>1,465,94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589" calcext:value-type="float">
            <text:p>8,589</text:p>
          </table:table-cell>
          <table:table-cell table:style-name="ce65" office:value-type="float" office:value="17900" calcext:value-type="float">
            <text:p>17,900</text:p>
          </table:table-cell>
          <table:table-cell table:style-name="ce65" office:value-type="float" office:value="8743" calcext:value-type="float">
            <text:p>8,743</text:p>
          </table:table-cell>
          <table:table-cell table:style-name="ce67" office:value-type="float" office:value="9157" calcext:value-type="float">
            <text:p>9,15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2660" calcext:value-type="float">
            <text:p>32,660</text:p>
          </table:table-cell>
          <table:table-cell table:style-name="ce65" office:value-type="float" office:value="77759" calcext:value-type="float">
            <text:p>77,759</text:p>
          </table:table-cell>
          <table:table-cell table:style-name="ce65" office:value-type="float" office:value="38139" calcext:value-type="float">
            <text:p>38,139</text:p>
          </table:table-cell>
          <table:table-cell table:style-name="ce67" office:value-type="float" office:value="39620" calcext:value-type="float">
            <text:p>39,62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5307" calcext:value-type="float">
            <text:p>55,307</text:p>
          </table:table-cell>
          <table:table-cell table:style-name="ce65" office:value-type="float" office:value="127434" calcext:value-type="float">
            <text:p>127,434</text:p>
          </table:table-cell>
          <table:table-cell table:style-name="ce65" office:value-type="float" office:value="60682" calcext:value-type="float">
            <text:p>60,682</text:p>
          </table:table-cell>
          <table:table-cell table:style-name="ce67" office:value-type="float" office:value="66752" calcext:value-type="float">
            <text:p>66,75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9726" calcext:value-type="float">
            <text:p>49,726</text:p>
          </table:table-cell>
          <table:table-cell table:style-name="ce65" office:value-type="float" office:value="113896" calcext:value-type="float">
            <text:p>113,896</text:p>
          </table:table-cell>
          <table:table-cell table:style-name="ce65" office:value-type="float" office:value="53385" calcext:value-type="float">
            <text:p>53,385</text:p>
          </table:table-cell>
          <table:table-cell table:style-name="ce67" office:value-type="float" office:value="60511" calcext:value-type="float">
            <text:p>60,51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4994" calcext:value-type="float">
            <text:p>64,994</text:p>
          </table:table-cell>
          <table:table-cell table:style-name="ce65" office:value-type="float" office:value="143653" calcext:value-type="float">
            <text:p>143,653</text:p>
          </table:table-cell>
          <table:table-cell table:style-name="ce65" office:value-type="float" office:value="67964" calcext:value-type="float">
            <text:p>67,964</text:p>
          </table:table-cell>
          <table:table-cell table:style-name="ce67" office:value-type="float" office:value="75689" calcext:value-type="float">
            <text:p>75,68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0759" calcext:value-type="float">
            <text:p>100,759</text:p>
          </table:table-cell>
          <table:table-cell table:style-name="ce65" office:value-type="float" office:value="237128" calcext:value-type="float">
            <text:p>237,128</text:p>
          </table:table-cell>
          <table:table-cell table:style-name="ce65" office:value-type="float" office:value="112604" calcext:value-type="float">
            <text:p>112,604</text:p>
          </table:table-cell>
          <table:table-cell table:style-name="ce67" office:value-type="float" office:value="124524" calcext:value-type="float">
            <text:p>124,52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7365" calcext:value-type="float">
            <text:p>77,365</text:p>
          </table:table-cell>
          <table:table-cell table:style-name="ce65" office:value-type="float" office:value="185697" calcext:value-type="float">
            <text:p>185,697</text:p>
          </table:table-cell>
          <table:table-cell table:style-name="ce65" office:value-type="float" office:value="87917" calcext:value-type="float">
            <text:p>87,917</text:p>
          </table:table-cell>
          <table:table-cell table:style-name="ce67" office:value-type="float" office:value="97780" calcext:value-type="float">
            <text:p>97,78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0331" calcext:value-type="float">
            <text:p>130,331</text:p>
          </table:table-cell>
          <table:table-cell table:style-name="ce65" office:value-type="float" office:value="312703" calcext:value-type="float">
            <text:p>312,703</text:p>
          </table:table-cell>
          <table:table-cell table:style-name="ce65" office:value-type="float" office:value="148003" calcext:value-type="float">
            <text:p>148,003</text:p>
          </table:table-cell>
          <table:table-cell table:style-name="ce67" office:value-type="float" office:value="164700" calcext:value-type="float">
            <text:p>164,700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8995" calcext:value-type="float">
            <text:p>58,995</text:p>
          </table:table-cell>
          <table:table-cell table:style-name="ce65" office:value-type="float" office:value="162863" calcext:value-type="float">
            <text:p>162,863</text:p>
          </table:table-cell>
          <table:table-cell table:style-name="ce65" office:value-type="float" office:value="79869" calcext:value-type="float">
            <text:p>79,869</text:p>
          </table:table-cell>
          <table:table-cell table:style-name="ce67" office:value-type="float" office:value="82994" calcext:value-type="float">
            <text:p>82,9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242" calcext:value-type="float">
            <text:p>18,242</text:p>
          </table:table-cell>
          <table:table-cell table:style-name="ce65" office:value-type="float" office:value="46966" calcext:value-type="float">
            <text:p>46,966</text:p>
          </table:table-cell>
          <table:table-cell table:style-name="ce65" office:value-type="float" office:value="23861" calcext:value-type="float">
            <text:p>23,861</text:p>
          </table:table-cell>
          <table:table-cell table:style-name="ce67" office:value-type="float" office:value="23105" calcext:value-type="float">
            <text:p>23,1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5977" calcext:value-type="float">
            <text:p>25,977</text:p>
          </table:table-cell>
          <table:table-cell table:style-name="ce65" office:value-type="float" office:value="74028" calcext:value-type="float">
            <text:p>74,028</text:p>
          </table:table-cell>
          <table:table-cell table:style-name="ce65" office:value-type="float" office:value="36997" calcext:value-type="float">
            <text:p>36,997</text:p>
          </table:table-cell>
          <table:table-cell table:style-name="ce67" office:value-type="float" office:value="37031" calcext:value-type="float">
            <text:p>37,03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4325" calcext:value-type="float">
            <text:p>34,325</text:p>
          </table:table-cell>
          <table:table-cell table:style-name="ce65" office:value-type="float" office:value="90567" calcext:value-type="float">
            <text:p>90,567</text:p>
          </table:table-cell>
          <table:table-cell table:style-name="ce65" office:value-type="float" office:value="46107" calcext:value-type="float">
            <text:p>46,107</text:p>
          </table:table-cell>
          <table:table-cell table:style-name="ce67" office:value-type="float" office:value="44460" calcext:value-type="float">
            <text:p>44,4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6879" calcext:value-type="float">
            <text:p>36,879</text:p>
          </table:table-cell>
          <table:table-cell table:style-name="ce65" office:value-type="float" office:value="100448" calcext:value-type="float">
            <text:p>100,448</text:p>
          </table:table-cell>
          <table:table-cell table:style-name="ce65" office:value-type="float" office:value="50226" calcext:value-type="float">
            <text:p>50,226</text:p>
          </table:table-cell>
          <table:table-cell table:style-name="ce67" office:value-type="float" office:value="50222" calcext:value-type="float">
            <text:p>50,2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3273" calcext:value-type="float">
            <text:p>23,273</text:p>
          </table:table-cell>
          <table:table-cell table:style-name="ce65" office:value-type="float" office:value="63093" calcext:value-type="float">
            <text:p>63,093</text:p>
          </table:table-cell>
          <table:table-cell table:style-name="ce65" office:value-type="float" office:value="31478" calcext:value-type="float">
            <text:p>31,478</text:p>
          </table:table-cell>
          <table:table-cell table:style-name="ce67" office:value-type="float" office:value="31615" calcext:value-type="float">
            <text:p>31,6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230" calcext:value-type="float">
            <text:p>18,230</text:p>
          </table:table-cell>
          <table:table-cell table:style-name="ce65" office:value-type="float" office:value="53154" calcext:value-type="float">
            <text:p>53,154</text:p>
          </table:table-cell>
          <table:table-cell table:style-name="ce65" office:value-type="float" office:value="26652" calcext:value-type="float">
            <text:p>26,652</text:p>
          </table:table-cell>
          <table:table-cell table:style-name="ce67" office:value-type="float" office:value="26502" calcext:value-type="float">
            <text:p>26,5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831" calcext:value-type="float">
            <text:p>21,831</text:p>
          </table:table-cell>
          <table:table-cell table:style-name="ce65" office:value-type="float" office:value="63922" calcext:value-type="float">
            <text:p>63,922</text:p>
          </table:table-cell>
          <table:table-cell table:style-name="ce65" office:value-type="float" office:value="32543" calcext:value-type="float">
            <text:p>32,543</text:p>
          </table:table-cell>
          <table:table-cell table:style-name="ce67" office:value-type="float" office:value="31379" calcext:value-type="float">
            <text:p>31,37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0957" calcext:value-type="float">
            <text:p>40,957</text:p>
          </table:table-cell>
          <table:table-cell table:style-name="ce65" office:value-type="float" office:value="109384" calcext:value-type="float">
            <text:p>109,384</text:p>
          </table:table-cell>
          <table:table-cell table:style-name="ce65" office:value-type="float" office:value="53769" calcext:value-type="float">
            <text:p>53,769</text:p>
          </table:table-cell>
          <table:table-cell table:style-name="ce67" office:value-type="float" office:value="55615" calcext:value-type="float">
            <text:p>55,6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073" calcext:value-type="float">
            <text:p>33,073</text:p>
          </table:table-cell>
          <table:table-cell table:style-name="ce65" office:value-type="float" office:value="95189" calcext:value-type="float">
            <text:p>95,189</text:p>
          </table:table-cell>
          <table:table-cell table:style-name="ce65" office:value-type="float" office:value="47204" calcext:value-type="float">
            <text:p>47,204</text:p>
          </table:table-cell>
          <table:table-cell table:style-name="ce67" office:value-type="float" office:value="47985" calcext:value-type="float">
            <text:p>47,9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229" calcext:value-type="float">
            <text:p>8,229</text:p>
          </table:table-cell>
          <table:table-cell table:style-name="ce65" office:value-type="float" office:value="22770" calcext:value-type="float">
            <text:p>22,770</text:p>
          </table:table-cell>
          <table:table-cell table:style-name="ce65" office:value-type="float" office:value="11761" calcext:value-type="float">
            <text:p>11,761</text:p>
          </table:table-cell>
          <table:table-cell table:style-name="ce67" office:value-type="float" office:value="11009" calcext:value-type="float">
            <text:p>11,0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55" calcext:value-type="float">
            <text:p>5,055</text:p>
          </table:table-cell>
          <table:table-cell table:style-name="ce65" office:value-type="float" office:value="13838" calcext:value-type="float">
            <text:p>13,838</text:p>
          </table:table-cell>
          <table:table-cell table:style-name="ce65" office:value-type="float" office:value="7108" calcext:value-type="float">
            <text:p>7,108</text:p>
          </table:table-cell>
          <table:table-cell table:style-name="ce67" office:value-type="float" office:value="6730" calcext:value-type="float">
            <text:p>6,7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839" calcext:value-type="float">
            <text:p>10,839</text:p>
          </table:table-cell>
          <table:table-cell table:style-name="ce65" office:value-type="float" office:value="30897" calcext:value-type="float">
            <text:p>30,897</text:p>
          </table:table-cell>
          <table:table-cell table:style-name="ce65" office:value-type="float" office:value="15716" calcext:value-type="float">
            <text:p>15,716</text:p>
          </table:table-cell>
          <table:table-cell table:style-name="ce67" office:value-type="float" office:value="15181" calcext:value-type="float">
            <text:p>15,1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013" calcext:value-type="float">
            <text:p>6,013</text:p>
          </table:table-cell>
          <table:table-cell table:style-name="ce65" office:value-type="float" office:value="17731" calcext:value-type="float">
            <text:p>17,731</text:p>
          </table:table-cell>
          <table:table-cell table:style-name="ce65" office:value-type="float" office:value="9315" calcext:value-type="float">
            <text:p>9,315</text:p>
          </table:table-cell>
          <table:table-cell table:style-name="ce67" office:value-type="float" office:value="8416" calcext:value-type="float">
            <text:p>8,4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2108" calcext:value-type="float">
            <text:p>32,108</text:p>
          </table:table-cell>
          <table:table-cell table:style-name="ce65" office:value-type="float" office:value="81556" calcext:value-type="float">
            <text:p>81,556</text:p>
          </table:table-cell>
          <table:table-cell table:style-name="ce65" office:value-type="float" office:value="40386" calcext:value-type="float">
            <text:p>40,386</text:p>
          </table:table-cell>
          <table:table-cell table:style-name="ce67" office:value-type="float" office:value="41170" calcext:value-type="float">
            <text:p>41,1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045" calcext:value-type="float">
            <text:p>20,045</text:p>
          </table:table-cell>
          <table:table-cell table:style-name="ce65" office:value-type="float" office:value="55642" calcext:value-type="float">
            <text:p>55,642</text:p>
          </table:table-cell>
          <table:table-cell table:style-name="ce65" office:value-type="float" office:value="28235" calcext:value-type="float">
            <text:p>28,235</text:p>
          </table:table-cell>
          <table:table-cell table:style-name="ce67" office:value-type="float" office:value="27407" calcext:value-type="float">
            <text:p>27,4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8008" calcext:value-type="float">
            <text:p>28,008</text:p>
          </table:table-cell>
          <table:table-cell table:style-name="ce65" office:value-type="float" office:value="79039" calcext:value-type="float">
            <text:p>79,039</text:p>
          </table:table-cell>
          <table:table-cell table:style-name="ce65" office:value-type="float" office:value="39556" calcext:value-type="float">
            <text:p>39,556</text:p>
          </table:table-cell>
          <table:table-cell table:style-name="ce67" office:value-type="float" office:value="39483" calcext:value-type="float">
            <text:p>39,4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505" calcext:value-type="float">
            <text:p>22,505</text:p>
          </table:table-cell>
          <table:table-cell table:style-name="ce65" office:value-type="float" office:value="63233" calcext:value-type="float">
            <text:p>63,233</text:p>
          </table:table-cell>
          <table:table-cell table:style-name="ce65" office:value-type="float" office:value="32019" calcext:value-type="float">
            <text:p>32,019</text:p>
          </table:table-cell>
          <table:table-cell table:style-name="ce67" office:value-type="float" office:value="31214" calcext:value-type="float">
            <text:p>31,2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6491" calcext:value-type="float">
            <text:p>76,491</text:p>
          </table:table-cell>
          <table:table-cell table:style-name="ce65" office:value-type="float" office:value="200185" calcext:value-type="float">
            <text:p>200,185</text:p>
          </table:table-cell>
          <table:table-cell table:style-name="ce65" office:value-type="float" office:value="98289" calcext:value-type="float">
            <text:p>98,289</text:p>
          </table:table-cell>
          <table:table-cell table:style-name="ce67" office:value-type="float" office:value="101896" calcext:value-type="float">
            <text:p>101,8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8400" calcext:value-type="float">
            <text:p>78,400</text:p>
          </table:table-cell>
          <table:table-cell table:style-name="ce65" office:value-type="float" office:value="212008" calcext:value-type="float">
            <text:p>212,008</text:p>
          </table:table-cell>
          <table:table-cell table:style-name="ce65" office:value-type="float" office:value="103167" calcext:value-type="float">
            <text:p>103,167</text:p>
          </table:table-cell>
          <table:table-cell table:style-name="ce67" office:value-type="float" office:value="108841" calcext:value-type="float">
            <text:p>108,841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0" calcext:value-type="float">
            <text:p>4,740</text:p>
          </table:table-cell>
          <table:table-cell table:style-name="ce66" office:value-type="float" office:value="10602" calcext:value-type="float">
            <text:p>10,602</text:p>
          </table:table-cell>
          <table:table-cell table:style-name="ce66" office:value-type="float" office:value="5642" calcext:value-type="float">
            <text:p>5,642</text:p>
          </table:table-cell>
          <table:table-cell table:style-name="ce68" office:value-type="float" office:value="4960" calcext:value-type="float">
            <text:p>4,96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54689" calcext:value-type="float">
            <text:p>754,689</text:p>
          </table:table-cell>
          <table:table-cell table:style-name="ce39" office:value-type="float" office:value="1858302" calcext:value-type="float">
            <text:p>1,858,302</text:p>
          </table:table-cell>
          <table:table-cell table:style-name="ce39" office:value-type="float" office:value="921241" calcext:value-type="float">
            <text:p>921,241</text:p>
          </table:table-cell>
          <table:table-cell table:style-name="ce51" office:value-type="float" office:value="937061" calcext:value-type="float">
            <text:p>937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113" calcext:value-type="float">
            <text:p>31,113</text:p>
          </table:table-cell>
          <table:table-cell table:style-name="ce40" office:value-type="float" office:value="74808" calcext:value-type="float">
            <text:p>74,808</text:p>
          </table:table-cell>
          <table:table-cell table:style-name="ce40" office:value-type="float" office:value="36625" calcext:value-type="float">
            <text:p>36,625</text:p>
          </table:table-cell>
          <table:table-cell table:style-name="ce52" office:value-type="float" office:value="38183" calcext:value-type="float">
            <text:p>38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341" calcext:value-type="float">
            <text:p>10,341</text:p>
          </table:table-cell>
          <table:table-cell table:style-name="ce40" office:value-type="float" office:value="23939" calcext:value-type="float">
            <text:p>23,939</text:p>
          </table:table-cell>
          <table:table-cell table:style-name="ce40" office:value-type="float" office:value="12446" calcext:value-type="float">
            <text:p>12,446</text:p>
          </table:table-cell>
          <table:table-cell table:style-name="ce52" office:value-type="float" office:value="11493" calcext:value-type="float">
            <text:p>11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93" calcext:value-type="float">
            <text:p>10,693</text:p>
          </table:table-cell>
          <table:table-cell table:style-name="ce40" office:value-type="float" office:value="25316" calcext:value-type="float">
            <text:p>25,316</text:p>
          </table:table-cell>
          <table:table-cell table:style-name="ce40" office:value-type="float" office:value="13206" calcext:value-type="float">
            <text:p>13,206</text:p>
          </table:table-cell>
          <table:table-cell table:style-name="ce52" office:value-type="float" office:value="12110" calcext:value-type="float">
            <text:p>12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284" calcext:value-type="float">
            <text:p>8,284</text:p>
          </table:table-cell>
          <table:table-cell table:style-name="ce40" office:value-type="float" office:value="19991" calcext:value-type="float">
            <text:p>19,991</text:p>
          </table:table-cell>
          <table:table-cell table:style-name="ce40" office:value-type="float" office:value="10404" calcext:value-type="float">
            <text:p>10,404</text:p>
          </table:table-cell>
          <table:table-cell table:style-name="ce52" office:value-type="float" office:value="9587" calcext:value-type="float">
            <text:p>9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960" calcext:value-type="float">
            <text:p>8,960</text:p>
          </table:table-cell>
          <table:table-cell table:style-name="ce40" office:value-type="float" office:value="21200" calcext:value-type="float">
            <text:p>21,200</text:p>
          </table:table-cell>
          <table:table-cell table:style-name="ce40" office:value-type="float" office:value="10910" calcext:value-type="float">
            <text:p>10,910</text:p>
          </table:table-cell>
          <table:table-cell table:style-name="ce52" office:value-type="float" office:value="10290" calcext:value-type="float">
            <text:p>10,2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137" calcext:value-type="float">
            <text:p>8,137</text:p>
          </table:table-cell>
          <table:table-cell table:style-name="ce40" office:value-type="float" office:value="18769" calcext:value-type="float">
            <text:p>18,769</text:p>
          </table:table-cell>
          <table:table-cell table:style-name="ce40" office:value-type="float" office:value="10015" calcext:value-type="float">
            <text:p>10,015</text:p>
          </table:table-cell>
          <table:table-cell table:style-name="ce52" office:value-type="float" office:value="8754" calcext:value-type="float">
            <text:p>8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293" calcext:value-type="float">
            <text:p>17,293</text:p>
          </table:table-cell>
          <table:table-cell table:style-name="ce40" office:value-type="float" office:value="43083" calcext:value-type="float">
            <text:p>43,083</text:p>
          </table:table-cell>
          <table:table-cell table:style-name="ce40" office:value-type="float" office:value="21794" calcext:value-type="float">
            <text:p>21,794</text:p>
          </table:table-cell>
          <table:table-cell table:style-name="ce52" office:value-type="float" office:value="21289" calcext:value-type="float">
            <text:p>21,2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53" calcext:value-type="float">
            <text:p>9,453</text:p>
          </table:table-cell>
          <table:table-cell table:style-name="ce40" office:value-type="float" office:value="22013" calcext:value-type="float">
            <text:p>22,013</text:p>
          </table:table-cell>
          <table:table-cell table:style-name="ce40" office:value-type="float" office:value="11345" calcext:value-type="float">
            <text:p>11,345</text:p>
          </table:table-cell>
          <table:table-cell table:style-name="ce52" office:value-type="float" office:value="10668" calcext:value-type="float">
            <text:p>10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451" calcext:value-type="float">
            <text:p>8,451</text:p>
          </table:table-cell>
          <table:table-cell table:style-name="ce40" office:value-type="float" office:value="21075" calcext:value-type="float">
            <text:p>21,075</text:p>
          </table:table-cell>
          <table:table-cell table:style-name="ce40" office:value-type="float" office:value="10845" calcext:value-type="float">
            <text:p>10,845</text:p>
          </table:table-cell>
          <table:table-cell table:style-name="ce52" office:value-type="float" office:value="10230" calcext:value-type="float">
            <text:p>10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526" calcext:value-type="float">
            <text:p>8,526</text:p>
          </table:table-cell>
          <table:table-cell table:style-name="ce40" office:value-type="float" office:value="20636" calcext:value-type="float">
            <text:p>20,636</text:p>
          </table:table-cell>
          <table:table-cell table:style-name="ce40" office:value-type="float" office:value="10526" calcext:value-type="float">
            <text:p>10,526</text:p>
          </table:table-cell>
          <table:table-cell table:style-name="ce52" office:value-type="float" office:value="10110" calcext:value-type="float">
            <text:p>10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58" calcext:value-type="float">
            <text:p>3,658</text:p>
          </table:table-cell>
          <table:table-cell table:style-name="ce40" office:value-type="float" office:value="8588" calcext:value-type="float">
            <text:p>8,588</text:p>
          </table:table-cell>
          <table:table-cell table:style-name="ce40" office:value-type="float" office:value="4596" calcext:value-type="float">
            <text:p>4,596</text:p>
          </table:table-cell>
          <table:table-cell table:style-name="ce52" office:value-type="float" office:value="3992" calcext:value-type="float">
            <text:p>3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878" calcext:value-type="float">
            <text:p>22,878</text:p>
          </table:table-cell>
          <table:table-cell table:style-name="ce40" office:value-type="float" office:value="58530" calcext:value-type="float">
            <text:p>58,530</text:p>
          </table:table-cell>
          <table:table-cell table:style-name="ce40" office:value-type="float" office:value="28824" calcext:value-type="float">
            <text:p>28,824</text:p>
          </table:table-cell>
          <table:table-cell table:style-name="ce52" office:value-type="float" office:value="29706" calcext:value-type="float">
            <text:p>29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126" calcext:value-type="float">
            <text:p>10,126</text:p>
          </table:table-cell>
          <table:table-cell table:style-name="ce40" office:value-type="float" office:value="24561" calcext:value-type="float">
            <text:p>24,561</text:p>
          </table:table-cell>
          <table:table-cell table:style-name="ce40" office:value-type="float" office:value="12609" calcext:value-type="float">
            <text:p>12,609</text:p>
          </table:table-cell>
          <table:table-cell table:style-name="ce52" office:value-type="float" office:value="11952" calcext:value-type="float">
            <text:p>11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429" calcext:value-type="float">
            <text:p>9,429</text:p>
          </table:table-cell>
          <table:table-cell table:style-name="ce40" office:value-type="float" office:value="24965" calcext:value-type="float">
            <text:p>24,965</text:p>
          </table:table-cell>
          <table:table-cell table:style-name="ce40" office:value-type="float" office:value="12575" calcext:value-type="float">
            <text:p>12,575</text:p>
          </table:table-cell>
          <table:table-cell table:style-name="ce52" office:value-type="float" office:value="12390" calcext:value-type="float">
            <text:p>12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007" calcext:value-type="float">
            <text:p>8,007</text:p>
          </table:table-cell>
          <table:table-cell table:style-name="ce40" office:value-type="float" office:value="20742" calcext:value-type="float">
            <text:p>20,742</text:p>
          </table:table-cell>
          <table:table-cell table:style-name="ce40" office:value-type="float" office:value="10714" calcext:value-type="float">
            <text:p>10,714</text:p>
          </table:table-cell>
          <table:table-cell table:style-name="ce52" office:value-type="float" office:value="10028" calcext:value-type="float">
            <text:p>10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01" calcext:value-type="float">
            <text:p>7,101</text:p>
          </table:table-cell>
          <table:table-cell table:style-name="ce40" office:value-type="float" office:value="17976" calcext:value-type="float">
            <text:p>17,976</text:p>
          </table:table-cell>
          <table:table-cell table:style-name="ce40" office:value-type="float" office:value="9175" calcext:value-type="float">
            <text:p>9,175</text:p>
          </table:table-cell>
          <table:table-cell table:style-name="ce52" office:value-type="float" office:value="8801" calcext:value-type="float">
            <text:p>8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0" office:value-type="float" office:value="9636" calcext:value-type="float">
            <text:p>9,636</text:p>
          </table:table-cell>
          <table:table-cell table:style-name="ce40" office:value-type="float" office:value="4857" calcext:value-type="float">
            <text:p>4,857</text:p>
          </table:table-cell>
          <table:table-cell table:style-name="ce52" office:value-type="float" office:value="4779" calcext:value-type="float">
            <text:p>4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763" calcext:value-type="float">
            <text:p>15,763</text:p>
          </table:table-cell>
          <table:table-cell table:style-name="ce40" office:value-type="float" office:value="42194" calcext:value-type="float">
            <text:p>42,194</text:p>
          </table:table-cell>
          <table:table-cell table:style-name="ce40" office:value-type="float" office:value="21313" calcext:value-type="float">
            <text:p>21,313</text:p>
          </table:table-cell>
          <table:table-cell table:style-name="ce52" office:value-type="float" office:value="20881" calcext:value-type="float">
            <text:p>20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2181" calcext:value-type="float">
            <text:p>22,181</text:p>
          </table:table-cell>
          <table:table-cell table:style-name="ce40" office:value-type="float" office:value="53396" calcext:value-type="float">
            <text:p>53,396</text:p>
          </table:table-cell>
          <table:table-cell table:style-name="ce40" office:value-type="float" office:value="26822" calcext:value-type="float">
            <text:p>26,822</text:p>
          </table:table-cell>
          <table:table-cell table:style-name="ce52" office:value-type="float" office:value="26574" calcext:value-type="float">
            <text:p>26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953" calcext:value-type="float">
            <text:p>14,953</text:p>
          </table:table-cell>
          <table:table-cell table:style-name="ce40" office:value-type="float" office:value="37946" calcext:value-type="float">
            <text:p>37,946</text:p>
          </table:table-cell>
          <table:table-cell table:style-name="ce40" office:value-type="float" office:value="19052" calcext:value-type="float">
            <text:p>19,052</text:p>
          </table:table-cell>
          <table:table-cell table:style-name="ce52" office:value-type="float" office:value="18894" calcext:value-type="float">
            <text:p>18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473" calcext:value-type="float">
            <text:p>11,473</text:p>
          </table:table-cell>
          <table:table-cell table:style-name="ce40" office:value-type="float" office:value="29785" calcext:value-type="float">
            <text:p>29,785</text:p>
          </table:table-cell>
          <table:table-cell table:style-name="ce40" office:value-type="float" office:value="15327" calcext:value-type="float">
            <text:p>15,327</text:p>
          </table:table-cell>
          <table:table-cell table:style-name="ce52" office:value-type="float" office:value="14458" calcext:value-type="float">
            <text:p>14,4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75" calcext:value-type="float">
            <text:p>2,775</text:p>
          </table:table-cell>
          <table:table-cell table:style-name="ce40" office:value-type="float" office:value="6905" calcext:value-type="float">
            <text:p>6,905</text:p>
          </table:table-cell>
          <table:table-cell table:style-name="ce40" office:value-type="float" office:value="3639" calcext:value-type="float">
            <text:p>3,639</text:p>
          </table:table-cell>
          <table:table-cell table:style-name="ce52" office:value-type="float" office:value="3266" calcext:value-type="float">
            <text:p>3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14" calcext:value-type="float">
            <text:p>5,314</text:p>
          </table:table-cell>
          <table:table-cell table:style-name="ce40" office:value-type="float" office:value="12811" calcext:value-type="float">
            <text:p>12,811</text:p>
          </table:table-cell>
          <table:table-cell table:style-name="ce40" office:value-type="float" office:value="6624" calcext:value-type="float">
            <text:p>6,624</text:p>
          </table:table-cell>
          <table:table-cell table:style-name="ce52" office:value-type="float" office:value="6187" calcext:value-type="float">
            <text:p>6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0" office:value-type="float" office:value="8528" calcext:value-type="float">
            <text:p>8,528</text:p>
          </table:table-cell>
          <table:table-cell table:style-name="ce40" office:value-type="float" office:value="4508" calcext:value-type="float">
            <text:p>4,508</text:p>
          </table:table-cell>
          <table:table-cell table:style-name="ce52" office:value-type="float" office:value="4020" calcext:value-type="float">
            <text:p>4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00" calcext:value-type="float">
            <text:p>2,800</text:p>
          </table:table-cell>
          <table:table-cell table:style-name="ce40" office:value-type="float" office:value="7753" calcext:value-type="float">
            <text:p>7,753</text:p>
          </table:table-cell>
          <table:table-cell table:style-name="ce40" office:value-type="float" office:value="4165" calcext:value-type="float">
            <text:p>4,165</text:p>
          </table:table-cell>
          <table:table-cell table:style-name="ce52" office:value-type="float" office:value="3588" calcext:value-type="float">
            <text:p>3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0" office:value-type="float" office:value="4100" calcext:value-type="float">
            <text:p>4,100</text:p>
          </table:table-cell>
          <table:table-cell table:style-name="ce40" office:value-type="float" office:value="2352" calcext:value-type="float">
            <text:p>2,352</text:p>
          </table:table-cell>
          <table:table-cell table:style-name="ce52" office:value-type="float" office:value="1748" calcext:value-type="float">
            <text:p>1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1418" calcext:value-type="float">
            <text:p>31,418</text:p>
          </table:table-cell>
          <table:table-cell table:style-name="ce40" office:value-type="float" office:value="77644" calcext:value-type="float">
            <text:p>77,644</text:p>
          </table:table-cell>
          <table:table-cell table:style-name="ce40" office:value-type="float" office:value="38962" calcext:value-type="float">
            <text:p>38,962</text:p>
          </table:table-cell>
          <table:table-cell table:style-name="ce52" office:value-type="float" office:value="38682" calcext:value-type="float">
            <text:p>38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6306" calcext:value-type="float">
            <text:p>26,306</text:p>
          </table:table-cell>
          <table:table-cell table:style-name="ce40" office:value-type="float" office:value="69972" calcext:value-type="float">
            <text:p>69,972</text:p>
          </table:table-cell>
          <table:table-cell table:style-name="ce40" office:value-type="float" office:value="35194" calcext:value-type="float">
            <text:p>35,194</text:p>
          </table:table-cell>
          <table:table-cell table:style-name="ce52" office:value-type="float" office:value="34778" calcext:value-type="float">
            <text:p>34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219" calcext:value-type="float">
            <text:p>12,219</text:p>
          </table:table-cell>
          <table:table-cell table:style-name="ce40" office:value-type="float" office:value="33132" calcext:value-type="float">
            <text:p>33,132</text:p>
          </table:table-cell>
          <table:table-cell table:style-name="ce40" office:value-type="float" office:value="16902" calcext:value-type="float">
            <text:p>16,902</text:p>
          </table:table-cell>
          <table:table-cell table:style-name="ce52" office:value-type="float" office:value="16230" calcext:value-type="float">
            <text:p>16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3" calcext:value-type="float">
            <text:p>1,443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0" office:value-type="float" office:value="1809" calcext:value-type="float">
            <text:p>1,809</text:p>
          </table:table-cell>
          <table:table-cell table:style-name="ce52" office:value-type="float" office:value="1511" calcext:value-type="float">
            <text:p>1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5329" calcext:value-type="float">
            <text:p>95,329</text:p>
          </table:table-cell>
          <table:table-cell table:style-name="ce40" office:value-type="float" office:value="235795" calcext:value-type="float">
            <text:p>235,795</text:p>
          </table:table-cell>
          <table:table-cell table:style-name="ce40" office:value-type="float" office:value="115246" calcext:value-type="float">
            <text:p>115,246</text:p>
          </table:table-cell>
          <table:table-cell table:style-name="ce52" office:value-type="float" office:value="120549" calcext:value-type="float">
            <text:p>120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6881" calcext:value-type="float">
            <text:p>76,881</text:p>
          </table:table-cell>
          <table:table-cell table:style-name="ce40" office:value-type="float" office:value="181621" calcext:value-type="float">
            <text:p>181,621</text:p>
          </table:table-cell>
          <table:table-cell table:style-name="ce40" office:value-type="float" office:value="86159" calcext:value-type="float">
            <text:p>86,159</text:p>
          </table:table-cell>
          <table:table-cell table:style-name="ce52" office:value-type="float" office:value="95462" calcext:value-type="float">
            <text:p>95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9438" calcext:value-type="float">
            <text:p>49,438</text:p>
          </table:table-cell>
          <table:table-cell table:style-name="ce40" office:value-type="float" office:value="120018" calcext:value-type="float">
            <text:p>120,018</text:p>
          </table:table-cell>
          <table:table-cell table:style-name="ce40" office:value-type="float" office:value="58818" calcext:value-type="float">
            <text:p>58,818</text:p>
          </table:table-cell>
          <table:table-cell table:style-name="ce52" office:value-type="float" office:value="61200" calcext:value-type="float">
            <text:p>61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4185" calcext:value-type="float">
            <text:p>54,185</text:p>
          </table:table-cell>
          <table:table-cell table:style-name="ce40" office:value-type="float" office:value="125790" calcext:value-type="float">
            <text:p>125,790</text:p>
          </table:table-cell>
          <table:table-cell table:style-name="ce40" office:value-type="float" office:value="60707" calcext:value-type="float">
            <text:p>60,707</text:p>
          </table:table-cell>
          <table:table-cell table:style-name="ce52" office:value-type="float" office:value="65083" calcext:value-type="float">
            <text:p>65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5707" calcext:value-type="float">
            <text:p>75,707</text:p>
          </table:table-cell>
          <table:table-cell table:style-name="ce40" office:value-type="float" office:value="204048" calcext:value-type="float">
            <text:p>204,048</text:p>
          </table:table-cell>
          <table:table-cell table:style-name="ce40" office:value-type="float" office:value="102048" calcext:value-type="float">
            <text:p>102,048</text:p>
          </table:table-cell>
          <table:table-cell table:style-name="ce52" office:value-type="float" office:value="102000" calcext:value-type="float">
            <text:p>102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0777" calcext:value-type="float">
            <text:p>30,777</text:p>
          </table:table-cell>
          <table:table-cell table:style-name="ce40" office:value-type="float" office:value="70622" calcext:value-type="float">
            <text:p>70,622</text:p>
          </table:table-cell>
          <table:table-cell table:style-name="ce40" office:value-type="float" office:value="33055" calcext:value-type="float">
            <text:p>33,055</text:p>
          </table:table-cell>
          <table:table-cell table:style-name="ce52" office:value-type="float" office:value="37567" calcext:value-type="float">
            <text:p>37,56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014" calcext:value-type="float">
            <text:p>34,014</text:p>
          </table:table-cell>
          <table:table-cell table:style-name="ce41" office:value-type="float" office:value="77094" calcext:value-type="float">
            <text:p>77,094</text:p>
          </table:table-cell>
          <table:table-cell table:style-name="ce41" office:value-type="float" office:value="37073" calcext:value-type="float">
            <text:p>37,073</text:p>
          </table:table-cell>
          <table:table-cell table:style-name="ce53" office:value-type="float" office:value="40021" calcext:value-type="float">
            <text:p>40,021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83816" calcext:value-type="float">
            <text:p>1,183,816</text:p>
          </table:table-cell>
          <table:table-cell table:style-name="ce39" office:value-type="float" office:value="2729670" calcext:value-type="float">
            <text:p>2,729,670</text:p>
          </table:table-cell>
          <table:table-cell table:style-name="ce54" office:value-type="float" office:value="1335856" calcext:value-type="float">
            <text:p>1,335,856</text:p>
          </table:table-cell>
          <table:table-cell table:style-name="ce71" office:value-type="float" office:value="1393814" calcext:value-type="float">
            <text:p>1,393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015" calcext:value-type="float">
            <text:p>11,015</text:p>
          </table:table-cell>
          <table:table-cell table:style-name="ce40" office:value-type="float" office:value="22281" calcext:value-type="float">
            <text:p>22,281</text:p>
          </table:table-cell>
          <table:table-cell table:style-name="ce55" office:value-type="float" office:value="10931" calcext:value-type="float">
            <text:p>10,931</text:p>
          </table:table-cell>
          <table:table-cell table:style-name="ce44" office:value-type="float" office:value="11350" calcext:value-type="float">
            <text:p>11,3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3411" calcext:value-type="float">
            <text:p>63,411</text:p>
          </table:table-cell>
          <table:table-cell table:style-name="ce40" office:value-type="float" office:value="141373" calcext:value-type="float">
            <text:p>141,373</text:p>
          </table:table-cell>
          <table:table-cell table:style-name="ce55" office:value-type="float" office:value="67149" calcext:value-type="float">
            <text:p>67,149</text:p>
          </table:table-cell>
          <table:table-cell table:style-name="ce44" office:value-type="float" office:value="74224" calcext:value-type="float">
            <text:p>74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6720" calcext:value-type="float">
            <text:p>86,720</text:p>
          </table:table-cell>
          <table:table-cell table:style-name="ce40" office:value-type="float" office:value="197906" calcext:value-type="float">
            <text:p>197,906</text:p>
          </table:table-cell>
          <table:table-cell table:style-name="ce55" office:value-type="float" office:value="93672" calcext:value-type="float">
            <text:p>93,672</text:p>
          </table:table-cell>
          <table:table-cell table:style-name="ce44" office:value-type="float" office:value="104234" calcext:value-type="float">
            <text:p>104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3144" calcext:value-type="float">
            <text:p>83,144</text:p>
          </table:table-cell>
          <table:table-cell table:style-name="ce40" office:value-type="float" office:value="194588" calcext:value-type="float">
            <text:p>194,588</text:p>
          </table:table-cell>
          <table:table-cell table:style-name="ce55" office:value-type="float" office:value="94673" calcext:value-type="float">
            <text:p>94,673</text:p>
          </table:table-cell>
          <table:table-cell table:style-name="ce44" office:value-type="float" office:value="99915" calcext:value-type="float">
            <text:p>99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5895" calcext:value-type="float">
            <text:p>145,895</text:p>
          </table:table-cell>
          <table:table-cell table:style-name="ce40" office:value-type="float" office:value="329621" calcext:value-type="float">
            <text:p>329,621</text:p>
          </table:table-cell>
          <table:table-cell table:style-name="ce55" office:value-type="float" office:value="157334" calcext:value-type="float">
            <text:p>157,334</text:p>
          </table:table-cell>
          <table:table-cell table:style-name="ce44" office:value-type="float" office:value="172287" calcext:value-type="float">
            <text:p>172,2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350" calcext:value-type="float">
            <text:p>24,350</text:p>
          </table:table-cell>
          <table:table-cell table:style-name="ce40" office:value-type="float" office:value="49469" calcext:value-type="float">
            <text:p>49,469</text:p>
          </table:table-cell>
          <table:table-cell table:style-name="ce55" office:value-type="float" office:value="23486" calcext:value-type="float">
            <text:p>23,486</text:p>
          </table:table-cell>
          <table:table-cell table:style-name="ce44" office:value-type="float" office:value="25983" calcext:value-type="float">
            <text:p>25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468" calcext:value-type="float">
            <text:p>14,468</text:p>
          </table:table-cell>
          <table:table-cell table:style-name="ce40" office:value-type="float" office:value="27177" calcext:value-type="float">
            <text:p>27,177</text:p>
          </table:table-cell>
          <table:table-cell table:style-name="ce55" office:value-type="float" office:value="12654" calcext:value-type="float">
            <text:p>12,654</text:p>
          </table:table-cell>
          <table:table-cell table:style-name="ce44" office:value-type="float" office:value="14523" calcext:value-type="float">
            <text:p>14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6120" calcext:value-type="float">
            <text:p>76,120</text:p>
          </table:table-cell>
          <table:table-cell table:style-name="ce40" office:value-type="float" office:value="162949" calcext:value-type="float">
            <text:p>162,949</text:p>
          </table:table-cell>
          <table:table-cell table:style-name="ce55" office:value-type="float" office:value="77092" calcext:value-type="float">
            <text:p>77,092</text:p>
          </table:table-cell>
          <table:table-cell table:style-name="ce44" office:value-type="float" office:value="85857" calcext:value-type="float">
            <text:p>85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1397" calcext:value-type="float">
            <text:p>81,397</text:p>
          </table:table-cell>
          <table:table-cell table:style-name="ce40" office:value-type="float" office:value="178169" calcext:value-type="float">
            <text:p>178,169</text:p>
          </table:table-cell>
          <table:table-cell table:style-name="ce55" office:value-type="float" office:value="86661" calcext:value-type="float">
            <text:p>86,661</text:p>
          </table:table-cell>
          <table:table-cell table:style-name="ce44" office:value-type="float" office:value="91508" calcext:value-type="float">
            <text:p>91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30" calcext:value-type="float">
            <text:p>10,630</text:p>
          </table:table-cell>
          <table:table-cell table:style-name="ce40" office:value-type="float" office:value="25445" calcext:value-type="float">
            <text:p>25,445</text:p>
          </table:table-cell>
          <table:table-cell table:style-name="ce55" office:value-type="float" office:value="12994" calcext:value-type="float">
            <text:p>12,994</text:p>
          </table:table-cell>
          <table:table-cell table:style-name="ce44" office:value-type="float" office:value="12451" calcext:value-type="float">
            <text:p>12,45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136" calcext:value-type="float">
            <text:p>71,136</text:p>
          </table:table-cell>
          <table:table-cell table:style-name="ce40" office:value-type="float" office:value="154081" calcext:value-type="float">
            <text:p>154,081</text:p>
          </table:table-cell>
          <table:table-cell table:style-name="ce55" office:value-type="float" office:value="75672" calcext:value-type="float">
            <text:p>75,672</text:p>
          </table:table-cell>
          <table:table-cell table:style-name="ce44" office:value-type="float" office:value="78409" calcext:value-type="float">
            <text:p>78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2062" calcext:value-type="float">
            <text:p>152,062</text:p>
          </table:table-cell>
          <table:table-cell table:style-name="ce40" office:value-type="float" office:value="355183" calcext:value-type="float">
            <text:p>355,183</text:p>
          </table:table-cell>
          <table:table-cell table:style-name="ce55" office:value-type="float" office:value="172086" calcext:value-type="float">
            <text:p>172,086</text:p>
          </table:table-cell>
          <table:table-cell table:style-name="ce44" office:value-type="float" office:value="183097" calcext:value-type="float">
            <text:p>183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030" calcext:value-type="float">
            <text:p>28,030</text:p>
          </table:table-cell>
          <table:table-cell table:style-name="ce40" office:value-type="float" office:value="67817" calcext:value-type="float">
            <text:p>67,817</text:p>
          </table:table-cell>
          <table:table-cell table:style-name="ce55" office:value-type="float" office:value="33923" calcext:value-type="float">
            <text:p>33,923</text:p>
          </table:table-cell>
          <table:table-cell table:style-name="ce44" office:value-type="float" office:value="33894" calcext:value-type="float">
            <text:p>33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6515" calcext:value-type="float">
            <text:p>46,515</text:p>
          </table:table-cell>
          <table:table-cell table:style-name="ce40" office:value-type="float" office:value="112302" calcext:value-type="float">
            <text:p>112,302</text:p>
          </table:table-cell>
          <table:table-cell table:style-name="ce55" office:value-type="float" office:value="56812" calcext:value-type="float">
            <text:p>56,812</text:p>
          </table:table-cell>
          <table:table-cell table:style-name="ce44" office:value-type="float" office:value="55490" calcext:value-type="float">
            <text:p>55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688" calcext:value-type="float">
            <text:p>14,688</text:p>
          </table:table-cell>
          <table:table-cell table:style-name="ce40" office:value-type="float" office:value="40139" calcext:value-type="float">
            <text:p>40,139</text:p>
          </table:table-cell>
          <table:table-cell table:style-name="ce55" office:value-type="float" office:value="20437" calcext:value-type="float">
            <text:p>20,437</text:p>
          </table:table-cell>
          <table:table-cell table:style-name="ce44" office:value-type="float" office:value="19702" calcext:value-type="float">
            <text:p>19,7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166" calcext:value-type="float">
            <text:p>14,166</text:p>
          </table:table-cell>
          <table:table-cell table:style-name="ce40" office:value-type="float" office:value="33823" calcext:value-type="float">
            <text:p>33,823</text:p>
          </table:table-cell>
          <table:table-cell table:style-name="ce55" office:value-type="float" office:value="17116" calcext:value-type="float">
            <text:p>17,116</text:p>
          </table:table-cell>
          <table:table-cell table:style-name="ce44" office:value-type="float" office:value="16707" calcext:value-type="float">
            <text:p>16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2676" calcext:value-type="float">
            <text:p>42,676</text:p>
          </table:table-cell>
          <table:table-cell table:style-name="ce40" office:value-type="float" office:value="99158" calcext:value-type="float">
            <text:p>99,158</text:p>
          </table:table-cell>
          <table:table-cell table:style-name="ce55" office:value-type="float" office:value="49709" calcext:value-type="float">
            <text:p>49,709</text:p>
          </table:table-cell>
          <table:table-cell table:style-name="ce44" office:value-type="float" office:value="49449" calcext:value-type="float">
            <text:p>49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214" calcext:value-type="float">
            <text:p>20,214</text:p>
          </table:table-cell>
          <table:table-cell table:style-name="ce40" office:value-type="float" office:value="44075" calcext:value-type="float">
            <text:p>44,075</text:p>
          </table:table-cell>
          <table:table-cell table:style-name="ce55" office:value-type="float" office:value="21990" calcext:value-type="float">
            <text:p>21,990</text:p>
          </table:table-cell>
          <table:table-cell table:style-name="ce44" office:value-type="float" office:value="22085" calcext:value-type="float">
            <text:p>22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7196" calcext:value-type="float">
            <text:p>37,196</text:p>
          </table:table-cell>
          <table:table-cell table:style-name="ce40" office:value-type="float" office:value="95059" calcext:value-type="float">
            <text:p>95,059</text:p>
          </table:table-cell>
          <table:table-cell table:style-name="ce55" office:value-type="float" office:value="46746" calcext:value-type="float">
            <text:p>46,746</text:p>
          </table:table-cell>
          <table:table-cell table:style-name="ce44" office:value-type="float" office:value="48313" calcext:value-type="float">
            <text:p>48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614" calcext:value-type="float">
            <text:p>18,614</text:p>
          </table:table-cell>
          <table:table-cell table:style-name="ce40" office:value-type="float" office:value="42898" calcext:value-type="float">
            <text:p>42,898</text:p>
          </table:table-cell>
          <table:table-cell table:style-name="ce55" office:value-type="float" office:value="21401" calcext:value-type="float">
            <text:p>21,401</text:p>
          </table:table-cell>
          <table:table-cell table:style-name="ce44" office:value-type="float" office:value="21497" calcext:value-type="float">
            <text:p>21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262" calcext:value-type="float">
            <text:p>11,262</text:p>
          </table:table-cell>
          <table:table-cell table:style-name="ce40" office:value-type="float" office:value="28549" calcext:value-type="float">
            <text:p>28,549</text:p>
          </table:table-cell>
          <table:table-cell table:style-name="ce55" office:value-type="float" office:value="14897" calcext:value-type="float">
            <text:p>14,897</text:p>
          </table:table-cell>
          <table:table-cell table:style-name="ce44" office:value-type="float" office:value="13652" calcext:value-type="float">
            <text:p>13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3" calcext:value-type="float">
            <text:p>2,983</text:p>
          </table:table-cell>
          <table:table-cell table:style-name="ce40" office:value-type="float" office:value="6258" calcext:value-type="float">
            <text:p>6,258</text:p>
          </table:table-cell>
          <table:table-cell table:style-name="ce55" office:value-type="float" office:value="3468" calcext:value-type="float">
            <text:p>3,468</text:p>
          </table:table-cell>
          <table:table-cell table:style-name="ce44" office:value-type="float" office:value="2790" calcext:value-type="float">
            <text:p>2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748" calcext:value-type="float">
            <text:p>9,748</text:p>
          </table:table-cell>
          <table:table-cell table:style-name="ce40" office:value-type="float" office:value="27061" calcext:value-type="float">
            <text:p>27,061</text:p>
          </table:table-cell>
          <table:table-cell table:style-name="ce55" office:value-type="float" office:value="13554" calcext:value-type="float">
            <text:p>13,554</text:p>
          </table:table-cell>
          <table:table-cell table:style-name="ce44" office:value-type="float" office:value="13507" calcext:value-type="float">
            <text:p>13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825" calcext:value-type="float">
            <text:p>17,825</text:p>
          </table:table-cell>
          <table:table-cell table:style-name="ce40" office:value-type="float" office:value="49582" calcext:value-type="float">
            <text:p>49,582</text:p>
          </table:table-cell>
          <table:table-cell table:style-name="ce55" office:value-type="float" office:value="25062" calcext:value-type="float">
            <text:p>25,062</text:p>
          </table:table-cell>
          <table:table-cell table:style-name="ce44" office:value-type="float" office:value="24520" calcext:value-type="float">
            <text:p>24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780" calcext:value-type="float">
            <text:p>11,780</text:p>
          </table:table-cell>
          <table:table-cell table:style-name="ce40" office:value-type="float" office:value="29399" calcext:value-type="float">
            <text:p>29,399</text:p>
          </table:table-cell>
          <table:table-cell table:style-name="ce55" office:value-type="float" office:value="14902" calcext:value-type="float">
            <text:p>14,902</text:p>
          </table:table-cell>
          <table:table-cell table:style-name="ce44" office:value-type="float" office:value="14497" calcext:value-type="float">
            <text:p>14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809" calcext:value-type="float">
            <text:p>10,809</text:p>
          </table:table-cell>
          <table:table-cell table:style-name="ce40" office:value-type="float" office:value="28936" calcext:value-type="float">
            <text:p>28,936</text:p>
          </table:table-cell>
          <table:table-cell table:style-name="ce55" office:value-type="float" office:value="14748" calcext:value-type="float">
            <text:p>14,748</text:p>
          </table:table-cell>
          <table:table-cell table:style-name="ce44" office:value-type="float" office:value="14188" calcext:value-type="float">
            <text:p>14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1" calcext:value-type="float">
            <text:p>5,861</text:p>
          </table:table-cell>
          <table:table-cell table:style-name="ce40" office:value-type="float" office:value="13724" calcext:value-type="float">
            <text:p>13,724</text:p>
          </table:table-cell>
          <table:table-cell table:style-name="ce55" office:value-type="float" office:value="6809" calcext:value-type="float">
            <text:p>6,809</text:p>
          </table:table-cell>
          <table:table-cell table:style-name="ce44" office:value-type="float" office:value="6915" calcext:value-type="float">
            <text:p>6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29" calcext:value-type="float">
            <text:p>6,929</text:p>
          </table:table-cell>
          <table:table-cell table:style-name="ce40" office:value-type="float" office:value="18008" calcext:value-type="float">
            <text:p>18,008</text:p>
          </table:table-cell>
          <table:table-cell table:style-name="ce55" office:value-type="float" office:value="9134" calcext:value-type="float">
            <text:p>9,134</text:p>
          </table:table-cell>
          <table:table-cell table:style-name="ce44" office:value-type="float" office:value="8874" calcext:value-type="float">
            <text:p>8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704" calcext:value-type="float">
            <text:p>13,704</text:p>
          </table:table-cell>
          <table:table-cell table:style-name="ce40" office:value-type="float" office:value="34788" calcext:value-type="float">
            <text:p>34,788</text:p>
          </table:table-cell>
          <table:table-cell table:style-name="ce55" office:value-type="float" office:value="17826" calcext:value-type="float">
            <text:p>17,826</text:p>
          </table:table-cell>
          <table:table-cell table:style-name="ce44" office:value-type="float" office:value="16962" calcext:value-type="float">
            <text:p>16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089" calcext:value-type="float">
            <text:p>14,089</text:p>
          </table:table-cell>
          <table:table-cell table:style-name="ce40" office:value-type="float" office:value="33783" calcext:value-type="float">
            <text:p>33,783</text:p>
          </table:table-cell>
          <table:table-cell table:style-name="ce55" office:value-type="float" office:value="17255" calcext:value-type="float">
            <text:p>17,255</text:p>
          </table:table-cell>
          <table:table-cell table:style-name="ce44" office:value-type="float" office:value="16528" calcext:value-type="float">
            <text:p>16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721" calcext:value-type="float">
            <text:p>15,721</text:p>
          </table:table-cell>
          <table:table-cell table:style-name="ce40" office:value-type="float" office:value="36535" calcext:value-type="float">
            <text:p>36,535</text:p>
          </table:table-cell>
          <table:table-cell table:style-name="ce55" office:value-type="float" office:value="19229" calcext:value-type="float">
            <text:p>19,229</text:p>
          </table:table-cell>
          <table:table-cell table:style-name="ce44" office:value-type="float" office:value="17306" calcext:value-type="float">
            <text:p>17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06" calcext:value-type="float">
            <text:p>5,406</text:p>
          </table:table-cell>
          <table:table-cell table:style-name="ce40" office:value-type="float" office:value="11465" calcext:value-type="float">
            <text:p>11,465</text:p>
          </table:table-cell>
          <table:table-cell table:style-name="ce55" office:value-type="float" office:value="6165" calcext:value-type="float">
            <text:p>6,165</text:p>
          </table:table-cell>
          <table:table-cell table:style-name="ce44" office:value-type="float" office:value="5300" calcext:value-type="float">
            <text:p>5,3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96" calcext:value-type="float">
            <text:p>2,296</text:p>
          </table:table-cell>
          <table:table-cell table:style-name="ce40" office:value-type="float" office:value="5387" calcext:value-type="float">
            <text:p>5,387</text:p>
          </table:table-cell>
          <table:table-cell table:style-name="ce55" office:value-type="float" office:value="2834" calcext:value-type="float">
            <text:p>2,834</text:p>
          </table:table-cell>
          <table:table-cell table:style-name="ce44" office:value-type="float" office:value="2553" calcext:value-type="float">
            <text:p>2,55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96" calcext:value-type="float">
            <text:p>4,796</text:p>
          </table:table-cell>
          <table:table-cell table:style-name="ce40" office:value-type="float" office:value="10686" calcext:value-type="float">
            <text:p>10,686</text:p>
          </table:table-cell>
          <table:table-cell table:style-name="ce55" office:value-type="float" office:value="5848" calcext:value-type="float">
            <text:p>5,848</text:p>
          </table:table-cell>
          <table:table-cell table:style-name="ce44" office:value-type="float" office:value="4838" calcext:value-type="float">
            <text:p>4,83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17" calcext:value-type="float">
            <text:p>5,217</text:p>
          </table:table-cell>
          <table:table-cell table:style-name="ce40" office:value-type="float" office:value="12813" calcext:value-type="float">
            <text:p>12,813</text:p>
          </table:table-cell>
          <table:table-cell table:style-name="ce55" office:value-type="float" office:value="6901" calcext:value-type="float">
            <text:p>6,901</text:p>
          </table:table-cell>
          <table:table-cell table:style-name="ce44" office:value-type="float" office:value="5912" calcext:value-type="float">
            <text:p>5,91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1" calcext:value-type="float">
            <text:p>631</text:p>
          </table:table-cell>
          <table:table-cell table:style-name="ce40" office:value-type="float" office:value="1867" calcext:value-type="float">
            <text:p>1,867</text:p>
          </table:table-cell>
          <table:table-cell table:style-name="ce55" office:value-type="float" office:value="917" calcext:value-type="float">
            <text:p>917</text:p>
          </table:table-cell>
          <table:table-cell table:style-name="ce44" office:value-type="float" office:value="950" calcext:value-type="float">
            <text:p>95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12" calcext:value-type="float">
            <text:p>1,412</text:p>
          </table:table-cell>
          <table:table-cell table:style-name="ce40" office:value-type="float" office:value="4185" calcext:value-type="float">
            <text:p>4,185</text:p>
          </table:table-cell>
          <table:table-cell table:style-name="ce55" office:value-type="float" office:value="2172" calcext:value-type="float">
            <text:p>2,172</text:p>
          </table:table-cell>
          <table:table-cell table:style-name="ce44" office:value-type="float" office:value="2013" calcext:value-type="float">
            <text:p>2,013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00" calcext:value-type="float">
            <text:p>900</text:p>
          </table:table-cell>
          <table:table-cell table:style-name="ce41" office:value-type="float" office:value="3131" calcext:value-type="float">
            <text:p>3,131</text:p>
          </table:table-cell>
          <table:table-cell table:style-name="ce56" office:value-type="float" office:value="1597" calcext:value-type="float">
            <text:p>1,597</text:p>
          </table:table-cell>
          <table:table-cell table:style-name="ce45" office:value-type="float" office:value="1534" calcext:value-type="float">
            <text:p>1,534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6438" calcext:value-type="float">
            <text:p>186,438</text:p>
          </table:table-cell>
          <table:table-cell table:style-name="ce39" office:value-type="float" office:value="449418" calcext:value-type="float">
            <text:p>449,418</text:p>
          </table:table-cell>
          <table:table-cell table:style-name="ce39" office:value-type="float" office:value="225161" calcext:value-type="float">
            <text:p>225,161</text:p>
          </table:table-cell>
          <table:table-cell table:style-name="ce51" office:value-type="float" office:value="224257" calcext:value-type="float">
            <text:p>224,25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9922" calcext:value-type="float">
            <text:p>39,922</text:p>
          </table:table-cell>
          <table:table-cell table:style-name="ce40" office:value-type="float" office:value="94943" calcext:value-type="float">
            <text:p>94,943</text:p>
          </table:table-cell>
          <table:table-cell table:style-name="ce40" office:value-type="float" office:value="45989" calcext:value-type="float">
            <text:p>45,989</text:p>
          </table:table-cell>
          <table:table-cell table:style-name="ce52" office:value-type="float" office:value="48954" calcext:value-type="float">
            <text:p>48,9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033" calcext:value-type="float">
            <text:p>28,033</text:p>
          </table:table-cell>
          <table:table-cell table:style-name="ce40" office:value-type="float" office:value="69624" calcext:value-type="float">
            <text:p>69,624</text:p>
          </table:table-cell>
          <table:table-cell table:style-name="ce40" office:value-type="float" office:value="32822" calcext:value-type="float">
            <text:p>32,822</text:p>
          </table:table-cell>
          <table:table-cell table:style-name="ce52" office:value-type="float" office:value="36802" calcext:value-type="float">
            <text:p>36,80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876" calcext:value-type="float">
            <text:p>14,876</text:p>
          </table:table-cell>
          <table:table-cell table:style-name="ce40" office:value-type="float" office:value="36793" calcext:value-type="float">
            <text:p>36,793</text:p>
          </table:table-cell>
          <table:table-cell table:style-name="ce40" office:value-type="float" office:value="18640" calcext:value-type="float">
            <text:p>18,640</text:p>
          </table:table-cell>
          <table:table-cell table:style-name="ce52" office:value-type="float" office:value="18153" calcext:value-type="float">
            <text:p>18,15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080" calcext:value-type="float">
            <text:p>11,080</text:p>
          </table:table-cell>
          <table:table-cell table:style-name="ce40" office:value-type="float" office:value="27961" calcext:value-type="float">
            <text:p>27,961</text:p>
          </table:table-cell>
          <table:table-cell table:style-name="ce40" office:value-type="float" office:value="14333" calcext:value-type="float">
            <text:p>14,333</text:p>
          </table:table-cell>
          <table:table-cell table:style-name="ce52" office:value-type="float" office:value="13628" calcext:value-type="float">
            <text:p>13,6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6370" calcext:value-type="float">
            <text:p>16,370</text:p>
          </table:table-cell>
          <table:table-cell table:style-name="ce40" office:value-type="float" office:value="35630" calcext:value-type="float">
            <text:p>35,630</text:p>
          </table:table-cell>
          <table:table-cell table:style-name="ce40" office:value-type="float" office:value="18329" calcext:value-type="float">
            <text:p>18,329</text:p>
          </table:table-cell>
          <table:table-cell table:style-name="ce52" office:value-type="float" office:value="17301" calcext:value-type="float">
            <text:p>17,30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997" calcext:value-type="float">
            <text:p>9,997</text:p>
          </table:table-cell>
          <table:table-cell table:style-name="ce40" office:value-type="float" office:value="24432" calcext:value-type="float">
            <text:p>24,432</text:p>
          </table:table-cell>
          <table:table-cell table:style-name="ce40" office:value-type="float" office:value="12734" calcext:value-type="float">
            <text:p>12,734</text:p>
          </table:table-cell>
          <table:table-cell table:style-name="ce52" office:value-type="float" office:value="11698" calcext:value-type="float">
            <text:p>11,69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118" calcext:value-type="float">
            <text:p>13,118</text:p>
          </table:table-cell>
          <table:table-cell table:style-name="ce40" office:value-type="float" office:value="32089" calcext:value-type="float">
            <text:p>32,089</text:p>
          </table:table-cell>
          <table:table-cell table:style-name="ce40" office:value-type="float" office:value="16857" calcext:value-type="float">
            <text:p>16,857</text:p>
          </table:table-cell>
          <table:table-cell table:style-name="ce52" office:value-type="float" office:value="15232" calcext:value-type="float">
            <text:p>15,23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515" calcext:value-type="float">
            <text:p>21,515</text:p>
          </table:table-cell>
          <table:table-cell table:style-name="ce40" office:value-type="float" office:value="53038" calcext:value-type="float">
            <text:p>53,038</text:p>
          </table:table-cell>
          <table:table-cell table:style-name="ce40" office:value-type="float" office:value="26743" calcext:value-type="float">
            <text:p>26,743</text:p>
          </table:table-cell>
          <table:table-cell table:style-name="ce52" office:value-type="float" office:value="26295" calcext:value-type="float">
            <text:p>26,29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651" calcext:value-type="float">
            <text:p>17,651</text:p>
          </table:table-cell>
          <table:table-cell table:style-name="ce40" office:value-type="float" office:value="41630" calcext:value-type="float">
            <text:p>41,630</text:p>
          </table:table-cell>
          <table:table-cell table:style-name="ce40" office:value-type="float" office:value="20993" calcext:value-type="float">
            <text:p>20,993</text:p>
          </table:table-cell>
          <table:table-cell table:style-name="ce52" office:value-type="float" office:value="20637" calcext:value-type="float">
            <text:p>20,63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673" calcext:value-type="float">
            <text:p>9,673</text:p>
          </table:table-cell>
          <table:table-cell table:style-name="ce40" office:value-type="float" office:value="21221" calcext:value-type="float">
            <text:p>21,221</text:p>
          </table:table-cell>
          <table:table-cell table:style-name="ce40" office:value-type="float" office:value="11444" calcext:value-type="float">
            <text:p>11,444</text:p>
          </table:table-cell>
          <table:table-cell table:style-name="ce52" office:value-type="float" office:value="9777" calcext:value-type="float">
            <text:p>9,77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58" calcext:value-type="float">
            <text:p>2,058</text:p>
          </table:table-cell>
          <table:table-cell table:style-name="ce40" office:value-type="float" office:value="5978" calcext:value-type="float">
            <text:p>5,978</text:p>
          </table:table-cell>
          <table:table-cell table:style-name="ce40" office:value-type="float" office:value="3208" calcext:value-type="float">
            <text:p>3,208</text:p>
          </table:table-cell>
          <table:table-cell table:style-name="ce52" office:value-type="float" office:value="2770" calcext:value-type="float">
            <text:p>2,77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45" calcext:value-type="float">
            <text:p>2,145</text:p>
          </table:table-cell>
          <table:table-cell table:style-name="ce41" office:value-type="float" office:value="6079" calcext:value-type="float">
            <text:p>6,079</text:p>
          </table:table-cell>
          <table:table-cell table:style-name="ce41" office:value-type="float" office:value="3069" calcext:value-type="float">
            <text:p>3,069</text:p>
          </table:table-cell>
          <table:table-cell table:style-name="ce53" office:value-type="float" office:value="3010" calcext:value-type="float">
            <text:p>3,010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4年0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3457" calcext:value-type="float">
            <text:p>233,457</text:p>
          </table:table-cell>
          <table:table-cell table:style-name="ce39" office:value-type="float" office:value="595474" calcext:value-type="float">
            <text:p>595,474</text:p>
          </table:table-cell>
          <table:table-cell table:style-name="ce39" office:value-type="float" office:value="303100" calcext:value-type="float">
            <text:p>303,100</text:p>
          </table:table-cell>
          <table:table-cell table:style-name="ce51" office:value-type="float" office:value="292374" calcext:value-type="float">
            <text:p>292,37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7374" calcext:value-type="float">
            <text:p>87,374</text:p>
          </table:table-cell>
          <table:table-cell table:style-name="ce40" office:value-type="float" office:value="220038" calcext:value-type="float">
            <text:p>220,038</text:p>
          </table:table-cell>
          <table:table-cell table:style-name="ce40" office:value-type="float" office:value="109294" calcext:value-type="float">
            <text:p>109,294</text:p>
          </table:table-cell>
          <table:table-cell table:style-name="ce52" office:value-type="float" office:value="110744" calcext:value-type="float">
            <text:p>110,7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700" calcext:value-type="float">
            <text:p>9,700</text:p>
          </table:table-cell>
          <table:table-cell table:style-name="ce40" office:value-type="float" office:value="26341" calcext:value-type="float">
            <text:p>26,341</text:p>
          </table:table-cell>
          <table:table-cell table:style-name="ce40" office:value-type="float" office:value="14159" calcext:value-type="float">
            <text:p>14,159</text:p>
          </table:table-cell>
          <table:table-cell table:style-name="ce52" office:value-type="float" office:value="12182" calcext:value-type="float">
            <text:p>12,1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3260" calcext:value-type="float">
            <text:p>13,260</text:p>
          </table:table-cell>
          <table:table-cell table:style-name="ce40" office:value-type="float" office:value="33554" calcext:value-type="float">
            <text:p>33,554</text:p>
          </table:table-cell>
          <table:table-cell table:style-name="ce40" office:value-type="float" office:value="17876" calcext:value-type="float">
            <text:p>17,876</text:p>
          </table:table-cell>
          <table:table-cell table:style-name="ce52" office:value-type="float" office:value="15678" calcext:value-type="float">
            <text:p>15,6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8547" calcext:value-type="float">
            <text:p>38,547</text:p>
          </table:table-cell>
          <table:table-cell table:style-name="ce40" office:value-type="float" office:value="97892" calcext:value-type="float">
            <text:p>97,892</text:p>
          </table:table-cell>
          <table:table-cell table:style-name="ce40" office:value-type="float" office:value="49217" calcext:value-type="float">
            <text:p>49,217</text:p>
          </table:table-cell>
          <table:table-cell table:style-name="ce52" office:value-type="float" office:value="48675" calcext:value-type="float">
            <text:p>48,67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3247" calcext:value-type="float">
            <text:p>33,247</text:p>
          </table:table-cell>
          <table:table-cell table:style-name="ce40" office:value-type="float" office:value="83906" calcext:value-type="float">
            <text:p>83,906</text:p>
          </table:table-cell>
          <table:table-cell table:style-name="ce40" office:value-type="float" office:value="42262" calcext:value-type="float">
            <text:p>42,262</text:p>
          </table:table-cell>
          <table:table-cell table:style-name="ce52" office:value-type="float" office:value="41644" calcext:value-type="float">
            <text:p>41,6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80" calcext:value-type="float">
            <text:p>4,480</text:p>
          </table:table-cell>
          <table:table-cell table:style-name="ce40" office:value-type="float" office:value="11955" calcext:value-type="float">
            <text:p>11,955</text:p>
          </table:table-cell>
          <table:table-cell table:style-name="ce40" office:value-type="float" office:value="6460" calcext:value-type="float">
            <text:p>6,460</text:p>
          </table:table-cell>
          <table:table-cell table:style-name="ce52" office:value-type="float" office:value="5495" calcext:value-type="float">
            <text:p>5,49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2397" calcext:value-type="float">
            <text:p>22,397</text:p>
          </table:table-cell>
          <table:table-cell table:style-name="ce40" office:value-type="float" office:value="59486" calcext:value-type="float">
            <text:p>59,486</text:p>
          </table:table-cell>
          <table:table-cell table:style-name="ce40" office:value-type="float" office:value="30436" calcext:value-type="float">
            <text:p>30,436</text:p>
          </table:table-cell>
          <table:table-cell table:style-name="ce52" office:value-type="float" office:value="29050" calcext:value-type="float">
            <text:p>29,0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998" calcext:value-type="float">
            <text:p>7,998</text:p>
          </table:table-cell>
          <table:table-cell table:style-name="ce40" office:value-type="float" office:value="20400" calcext:value-type="float">
            <text:p>20,400</text:p>
          </table:table-cell>
          <table:table-cell table:style-name="ce40" office:value-type="float" office:value="10808" calcext:value-type="float">
            <text:p>10,808</text:p>
          </table:table-cell>
          <table:table-cell table:style-name="ce52" office:value-type="float" office:value="9592" calcext:value-type="float">
            <text:p>9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434" calcext:value-type="float">
            <text:p>6,434</text:p>
          </table:table-cell>
          <table:table-cell table:style-name="ce40" office:value-type="float" office:value="14562" calcext:value-type="float">
            <text:p>14,562</text:p>
          </table:table-cell>
          <table:table-cell table:style-name="ce40" office:value-type="float" office:value="7880" calcext:value-type="float">
            <text:p>7,880</text:p>
          </table:table-cell>
          <table:table-cell table:style-name="ce52" office:value-type="float" office:value="6682" calcext:value-type="float">
            <text:p>6,6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56" calcext:value-type="float">
            <text:p>3,156</text:p>
          </table:table-cell>
          <table:table-cell table:style-name="ce40" office:value-type="float" office:value="8399" calcext:value-type="float">
            <text:p>8,399</text:p>
          </table:table-cell>
          <table:table-cell table:style-name="ce40" office:value-type="float" office:value="4602" calcext:value-type="float">
            <text:p>4,602</text:p>
          </table:table-cell>
          <table:table-cell table:style-name="ce52" office:value-type="float" office:value="3797" calcext:value-type="float">
            <text:p>3,7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14" calcext:value-type="float">
            <text:p>2,114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2781" calcext:value-type="float">
            <text:p>2,781</text:p>
          </table:table-cell>
          <table:table-cell table:style-name="ce52" office:value-type="float" office:value="2278" calcext:value-type="float">
            <text:p>2,2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8" calcext:value-type="float">
            <text:p>2,978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4934" calcext:value-type="float">
            <text:p>4,934</text:p>
          </table:table-cell>
          <table:table-cell table:style-name="ce52" office:value-type="float" office:value="4529" calcext:value-type="float">
            <text:p>4,529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72" calcext:value-type="float">
            <text:p>1,772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2391" calcext:value-type="float">
            <text:p>2,391</text:p>
          </table:table-cell>
          <table:table-cell table:style-name="ce53" office:value-type="float" office:value="2028" calcext:value-type="float">
            <text:p>2,02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6946" calcext:value-type="float">
            <text:p>206,946</text:p>
          </table:table-cell>
          <table:table-cell table:style-name="ce39" office:value-type="float" office:value="532672" calcext:value-type="float">
            <text:p>532,672</text:p>
          </table:table-cell>
          <table:table-cell table:style-name="ce39" office:value-type="float" office:value="273724" calcext:value-type="float">
            <text:p>273,724</text:p>
          </table:table-cell>
          <table:table-cell table:style-name="ce51" office:value-type="float" office:value="258948" calcext:value-type="float">
            <text:p>258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4197" calcext:value-type="float">
            <text:p>34,197</text:p>
          </table:table-cell>
          <table:table-cell table:style-name="ce40" office:value-type="float" office:value="85920" calcext:value-type="float">
            <text:p>85,920</text:p>
          </table:table-cell>
          <table:table-cell table:style-name="ce40" office:value-type="float" office:value="42533" calcext:value-type="float">
            <text:p>42,533</text:p>
          </table:table-cell>
          <table:table-cell table:style-name="ce52" office:value-type="float" office:value="43387" calcext:value-type="float">
            <text:p>43,3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1772" calcext:value-type="float">
            <text:p>41,772</text:p>
          </table:table-cell>
          <table:table-cell table:style-name="ce40" office:value-type="float" office:value="107695" calcext:value-type="float">
            <text:p>107,695</text:p>
          </table:table-cell>
          <table:table-cell table:style-name="ce40" office:value-type="float" office:value="54197" calcext:value-type="float">
            <text:p>54,197</text:p>
          </table:table-cell>
          <table:table-cell table:style-name="ce52" office:value-type="float" office:value="53498" calcext:value-type="float">
            <text:p>53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341" calcext:value-type="float">
            <text:p>16,341</text:p>
          </table:table-cell>
          <table:table-cell table:style-name="ce40" office:value-type="float" office:value="43445" calcext:value-type="float">
            <text:p>43,445</text:p>
          </table:table-cell>
          <table:table-cell table:style-name="ce40" office:value-type="float" office:value="22614" calcext:value-type="float">
            <text:p>22,614</text:p>
          </table:table-cell>
          <table:table-cell table:style-name="ce52" office:value-type="float" office:value="20831" calcext:value-type="float">
            <text:p>20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784" calcext:value-type="float">
            <text:p>11,784</text:p>
          </table:table-cell>
          <table:table-cell table:style-name="ce40" office:value-type="float" office:value="30856" calcext:value-type="float">
            <text:p>30,856</text:p>
          </table:table-cell>
          <table:table-cell table:style-name="ce40" office:value-type="float" office:value="16375" calcext:value-type="float">
            <text:p>16,375</text:p>
          </table:table-cell>
          <table:table-cell table:style-name="ce52" office:value-type="float" office:value="14481" calcext:value-type="float">
            <text:p>14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5331" calcext:value-type="float">
            <text:p>35,331</text:p>
          </table:table-cell>
          <table:table-cell table:style-name="ce40" office:value-type="float" office:value="90787" calcext:value-type="float">
            <text:p>90,787</text:p>
          </table:table-cell>
          <table:table-cell table:style-name="ce40" office:value-type="float" office:value="45628" calcext:value-type="float">
            <text:p>45,628</text:p>
          </table:table-cell>
          <table:table-cell table:style-name="ce52" office:value-type="float" office:value="45159" calcext:value-type="float">
            <text:p>45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740" calcext:value-type="float">
            <text:p>12,740</text:p>
          </table:table-cell>
          <table:table-cell table:style-name="ce40" office:value-type="float" office:value="33763" calcext:value-type="float">
            <text:p>33,763</text:p>
          </table:table-cell>
          <table:table-cell table:style-name="ce40" office:value-type="float" office:value="17784" calcext:value-type="float">
            <text:p>17,784</text:p>
          </table:table-cell>
          <table:table-cell table:style-name="ce52" office:value-type="float" office:value="15979" calcext:value-type="float">
            <text:p>15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98" calcext:value-type="float">
            <text:p>5,798</text:p>
          </table:table-cell>
          <table:table-cell table:style-name="ce40" office:value-type="float" office:value="14812" calcext:value-type="float">
            <text:p>14,812</text:p>
          </table:table-cell>
          <table:table-cell table:style-name="ce40" office:value-type="float" office:value="7741" calcext:value-type="float">
            <text:p>7,741</text:p>
          </table:table-cell>
          <table:table-cell table:style-name="ce52" office:value-type="float" office:value="7071" calcext:value-type="float">
            <text:p>7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9" calcext:value-type="float">
            <text:p>5,139</text:p>
          </table:table-cell>
          <table:table-cell table:style-name="ce40" office:value-type="float" office:value="12547" calcext:value-type="float">
            <text:p>12,547</text:p>
          </table:table-cell>
          <table:table-cell table:style-name="ce40" office:value-type="float" office:value="6732" calcext:value-type="float">
            <text:p>6,732</text:p>
          </table:table-cell>
          <table:table-cell table:style-name="ce52" office:value-type="float" office:value="5815" calcext:value-type="float">
            <text:p>5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313" calcext:value-type="float">
            <text:p>11,313</text:p>
          </table:table-cell>
          <table:table-cell table:style-name="ce40" office:value-type="float" office:value="30820" calcext:value-type="float">
            <text:p>30,820</text:p>
          </table:table-cell>
          <table:table-cell table:style-name="ce40" office:value-type="float" office:value="16030" calcext:value-type="float">
            <text:p>16,030</text:p>
          </table:table-cell>
          <table:table-cell table:style-name="ce52" office:value-type="float" office:value="14790" calcext:value-type="float">
            <text:p>14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299" calcext:value-type="float">
            <text:p>6,299</text:p>
          </table:table-cell>
          <table:table-cell table:style-name="ce40" office:value-type="float" office:value="16243" calcext:value-type="float">
            <text:p>16,243</text:p>
          </table:table-cell>
          <table:table-cell table:style-name="ce40" office:value-type="float" office:value="8585" calcext:value-type="float">
            <text:p>8,585</text:p>
          </table:table-cell>
          <table:table-cell table:style-name="ce52" office:value-type="float" office:value="7658" calcext:value-type="float">
            <text:p>7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9" calcext:value-type="float">
            <text:p>3,799</text:p>
          </table:table-cell>
          <table:table-cell table:style-name="ce40" office:value-type="float" office:value="8647" calcext:value-type="float">
            <text:p>8,647</text:p>
          </table:table-cell>
          <table:table-cell table:style-name="ce40" office:value-type="float" office:value="4744" calcext:value-type="float">
            <text:p>4,744</text:p>
          </table:table-cell>
          <table:table-cell table:style-name="ce52" office:value-type="float" office:value="3903" calcext:value-type="float">
            <text:p>3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14" calcext:value-type="float">
            <text:p>3,714</text:p>
          </table:table-cell>
          <table:table-cell table:style-name="ce40" office:value-type="float" office:value="9585" calcext:value-type="float">
            <text:p>9,585</text:p>
          </table:table-cell>
          <table:table-cell table:style-name="ce40" office:value-type="float" office:value="5083" calcext:value-type="float">
            <text:p>5,083</text:p>
          </table:table-cell>
          <table:table-cell table:style-name="ce52" office:value-type="float" office:value="4502" calcext:value-type="float">
            <text:p>4,5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754" calcext:value-type="float">
            <text:p>5,754</text:p>
          </table:table-cell>
          <table:table-cell table:style-name="ce40" office:value-type="float" office:value="14692" calcext:value-type="float">
            <text:p>14,692</text:p>
          </table:table-cell>
          <table:table-cell table:style-name="ce40" office:value-type="float" office:value="7787" calcext:value-type="float">
            <text:p>7,787</text:p>
          </table:table-cell>
          <table:table-cell table:style-name="ce52" office:value-type="float" office:value="6905" calcext:value-type="float">
            <text:p>6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0" office:value-type="float" office:value="6006" calcext:value-type="float">
            <text:p>6,006</text:p>
          </table:table-cell>
          <table:table-cell table:style-name="ce40" office:value-type="float" office:value="3382" calcext:value-type="float">
            <text:p>3,382</text:p>
          </table:table-cell>
          <table:table-cell table:style-name="ce52" office:value-type="float" office:value="2624" calcext:value-type="float">
            <text:p>2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366" calcext:value-type="float">
            <text:p>4,366</text:p>
          </table:table-cell>
          <table:table-cell table:style-name="ce40" office:value-type="float" office:value="11565" calcext:value-type="float">
            <text:p>11,565</text:p>
          </table:table-cell>
          <table:table-cell table:style-name="ce40" office:value-type="float" office:value="6166" calcext:value-type="float">
            <text:p>6,166</text:p>
          </table:table-cell>
          <table:table-cell table:style-name="ce52" office:value-type="float" office:value="5399" calcext:value-type="float">
            <text:p>5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0" office:value-type="float" office:value="5792" calcext:value-type="float">
            <text:p>5,792</text:p>
          </table:table-cell>
          <table:table-cell table:style-name="ce40" office:value-type="float" office:value="3188" calcext:value-type="float">
            <text:p>3,188</text:p>
          </table:table-cell>
          <table:table-cell table:style-name="ce52" office:value-type="float" office:value="2604" calcext:value-type="float">
            <text:p>2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0" office:value-type="float" office:value="4008" calcext:value-type="float">
            <text:p>4,008</text:p>
          </table:table-cell>
          <table:table-cell table:style-name="ce40" office:value-type="float" office:value="2183" calcext:value-type="float">
            <text:p>2,183</text:p>
          </table:table-cell>
          <table:table-cell table:style-name="ce52" office:value-type="float" office:value="1825" calcext:value-type="float">
            <text:p>1,82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2" calcext:value-type="float">
            <text:p>1,982</text:p>
          </table:table-cell>
          <table:table-cell table:style-name="ce41" office:value-type="float" office:value="5489" calcext:value-type="float">
            <text:p>5,489</text:p>
          </table:table-cell>
          <table:table-cell table:style-name="ce41" office:value-type="float" office:value="2972" calcext:value-type="float">
            <text:p>2,972</text:p>
          </table:table-cell>
          <table:table-cell table:style-name="ce53" office:value-type="float" office:value="2517" calcext:value-type="float">
            <text:p>2,51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30172" calcext:value-type="float">
            <text:p>430,172</text:p>
          </table:table-cell>
          <table:table-cell table:style-name="ce39" office:value-type="float" office:value="1222781" calcext:value-type="float">
            <text:p>1,222,781</text:p>
          </table:table-cell>
          <table:table-cell table:style-name="ce39" office:value-type="float" office:value="619956" calcext:value-type="float">
            <text:p>619,956</text:p>
          </table:table-cell>
          <table:table-cell table:style-name="ce51" office:value-type="float" office:value="602825" calcext:value-type="float">
            <text:p>602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2943" calcext:value-type="float">
            <text:p>82,943</text:p>
          </table:table-cell>
          <table:table-cell table:style-name="ce40" office:value-type="float" office:value="223101" calcext:value-type="float">
            <text:p>223,101</text:p>
          </table:table-cell>
          <table:table-cell table:style-name="ce40" office:value-type="float" office:value="109372" calcext:value-type="float">
            <text:p>109,372</text:p>
          </table:table-cell>
          <table:table-cell table:style-name="ce52" office:value-type="float" office:value="113729" calcext:value-type="float">
            <text:p>113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4742" calcext:value-type="float">
            <text:p>44,742</text:p>
          </table:table-cell>
          <table:table-cell table:style-name="ce40" office:value-type="float" office:value="122722" calcext:value-type="float">
            <text:p>122,722</text:p>
          </table:table-cell>
          <table:table-cell table:style-name="ce40" office:value-type="float" office:value="60317" calcext:value-type="float">
            <text:p>60,317</text:p>
          </table:table-cell>
          <table:table-cell table:style-name="ce52" office:value-type="float" office:value="62405" calcext:value-type="float">
            <text:p>62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7655" calcext:value-type="float">
            <text:p>27,655</text:p>
          </table:table-cell>
          <table:table-cell table:style-name="ce40" office:value-type="float" office:value="83313" calcext:value-type="float">
            <text:p>83,313</text:p>
          </table:table-cell>
          <table:table-cell table:style-name="ce40" office:value-type="float" office:value="42222" calcext:value-type="float">
            <text:p>42,222</text:p>
          </table:table-cell>
          <table:table-cell table:style-name="ce52" office:value-type="float" office:value="41091" calcext:value-type="float">
            <text:p>41,0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0317" calcext:value-type="float">
            <text:p>30,317</text:p>
          </table:table-cell>
          <table:table-cell table:style-name="ce40" office:value-type="float" office:value="87209" calcext:value-type="float">
            <text:p>87,209</text:p>
          </table:table-cell>
          <table:table-cell table:style-name="ce40" office:value-type="float" office:value="44272" calcext:value-type="float">
            <text:p>44,272</text:p>
          </table:table-cell>
          <table:table-cell table:style-name="ce52" office:value-type="float" office:value="42937" calcext:value-type="float">
            <text:p>42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151" calcext:value-type="float">
            <text:p>12,151</text:p>
          </table:table-cell>
          <table:table-cell table:style-name="ce40" office:value-type="float" office:value="33270" calcext:value-type="float">
            <text:p>33,270</text:p>
          </table:table-cell>
          <table:table-cell table:style-name="ce40" office:value-type="float" office:value="16687" calcext:value-type="float">
            <text:p>16,687</text:p>
          </table:table-cell>
          <table:table-cell table:style-name="ce52" office:value-type="float" office:value="16583" calcext:value-type="float">
            <text:p>16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326" calcext:value-type="float">
            <text:p>18,326</text:p>
          </table:table-cell>
          <table:table-cell table:style-name="ce40" office:value-type="float" office:value="53267" calcext:value-type="float">
            <text:p>53,267</text:p>
          </table:table-cell>
          <table:table-cell table:style-name="ce40" office:value-type="float" office:value="26927" calcext:value-type="float">
            <text:p>26,927</text:p>
          </table:table-cell>
          <table:table-cell table:style-name="ce52" office:value-type="float" office:value="26340" calcext:value-type="float">
            <text:p>26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120" calcext:value-type="float">
            <text:p>14,120</text:p>
          </table:table-cell>
          <table:table-cell table:style-name="ce40" office:value-type="float" office:value="38723" calcext:value-type="float">
            <text:p>38,723</text:p>
          </table:table-cell>
          <table:table-cell table:style-name="ce40" office:value-type="float" office:value="19753" calcext:value-type="float">
            <text:p>19,753</text:p>
          </table:table-cell>
          <table:table-cell table:style-name="ce52" office:value-type="float" office:value="18970" calcext:value-type="float">
            <text:p>18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6818" calcext:value-type="float">
            <text:p>16,818</text:p>
          </table:table-cell>
          <table:table-cell table:style-name="ce40" office:value-type="float" office:value="47055" calcext:value-type="float">
            <text:p>47,055</text:p>
          </table:table-cell>
          <table:table-cell table:style-name="ce40" office:value-type="float" office:value="24170" calcext:value-type="float">
            <text:p>24,170</text:p>
          </table:table-cell>
          <table:table-cell table:style-name="ce52" office:value-type="float" office:value="22885" calcext:value-type="float">
            <text:p>22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132" calcext:value-type="float">
            <text:p>5,132</text:p>
          </table:table-cell>
          <table:table-cell table:style-name="ce40" office:value-type="float" office:value="16155" calcext:value-type="float">
            <text:p>16,155</text:p>
          </table:table-cell>
          <table:table-cell table:style-name="ce40" office:value-type="float" office:value="8319" calcext:value-type="float">
            <text:p>8,319</text:p>
          </table:table-cell>
          <table:table-cell table:style-name="ce52" office:value-type="float" office:value="7836" calcext:value-type="float">
            <text:p>7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219" calcext:value-type="float">
            <text:p>12,219</text:p>
          </table:table-cell>
          <table:table-cell table:style-name="ce40" office:value-type="float" office:value="38349" calcext:value-type="float">
            <text:p>38,349</text:p>
          </table:table-cell>
          <table:table-cell table:style-name="ce40" office:value-type="float" office:value="19198" calcext:value-type="float">
            <text:p>19,198</text:p>
          </table:table-cell>
          <table:table-cell table:style-name="ce52" office:value-type="float" office:value="19151" calcext:value-type="float">
            <text:p>19,1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4743" calcext:value-type="float">
            <text:p>14,743</text:p>
          </table:table-cell>
          <table:table-cell table:style-name="ce40" office:value-type="float" office:value="44687" calcext:value-type="float">
            <text:p>44,687</text:p>
          </table:table-cell>
          <table:table-cell table:style-name="ce40" office:value-type="float" office:value="23289" calcext:value-type="float">
            <text:p>23,289</text:p>
          </table:table-cell>
          <table:table-cell table:style-name="ce52" office:value-type="float" office:value="21398" calcext:value-type="float">
            <text:p>21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394" calcext:value-type="float">
            <text:p>12,394</text:p>
          </table:table-cell>
          <table:table-cell table:style-name="ce40" office:value-type="float" office:value="37674" calcext:value-type="float">
            <text:p>37,674</text:p>
          </table:table-cell>
          <table:table-cell table:style-name="ce40" office:value-type="float" office:value="19386" calcext:value-type="float">
            <text:p>19,386</text:p>
          </table:table-cell>
          <table:table-cell table:style-name="ce52" office:value-type="float" office:value="18288" calcext:value-type="float">
            <text:p>18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359" calcext:value-type="float">
            <text:p>15,359</text:p>
          </table:table-cell>
          <table:table-cell table:style-name="ce40" office:value-type="float" office:value="43208" calcext:value-type="float">
            <text:p>43,208</text:p>
          </table:table-cell>
          <table:table-cell table:style-name="ce40" office:value-type="float" office:value="22153" calcext:value-type="float">
            <text:p>22,153</text:p>
          </table:table-cell>
          <table:table-cell table:style-name="ce52" office:value-type="float" office:value="21055" calcext:value-type="float">
            <text:p>21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260" calcext:value-type="float">
            <text:p>7,260</text:p>
          </table:table-cell>
          <table:table-cell table:style-name="ce40" office:value-type="float" office:value="21636" calcext:value-type="float">
            <text:p>21,636</text:p>
          </table:table-cell>
          <table:table-cell table:style-name="ce40" office:value-type="float" office:value="11335" calcext:value-type="float">
            <text:p>11,335</text:p>
          </table:table-cell>
          <table:table-cell table:style-name="ce52" office:value-type="float" office:value="10301" calcext:value-type="float">
            <text:p>10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309" calcext:value-type="float">
            <text:p>13,309</text:p>
          </table:table-cell>
          <table:table-cell table:style-name="ce40" office:value-type="float" office:value="39355" calcext:value-type="float">
            <text:p>39,355</text:p>
          </table:table-cell>
          <table:table-cell table:style-name="ce40" office:value-type="float" office:value="19972" calcext:value-type="float">
            <text:p>19,972</text:p>
          </table:table-cell>
          <table:table-cell table:style-name="ce52" office:value-type="float" office:value="19383" calcext:value-type="float">
            <text:p>19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401" calcext:value-type="float">
            <text:p>10,401</text:p>
          </table:table-cell>
          <table:table-cell table:style-name="ce40" office:value-type="float" office:value="30511" calcext:value-type="float">
            <text:p>30,511</text:p>
          </table:table-cell>
          <table:table-cell table:style-name="ce40" office:value-type="float" office:value="16024" calcext:value-type="float">
            <text:p>16,024</text:p>
          </table:table-cell>
          <table:table-cell table:style-name="ce52" office:value-type="float" office:value="14487" calcext:value-type="float">
            <text:p>14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942" calcext:value-type="float">
            <text:p>11,942</text:p>
          </table:table-cell>
          <table:table-cell table:style-name="ce40" office:value-type="float" office:value="33327" calcext:value-type="float">
            <text:p>33,327</text:p>
          </table:table-cell>
          <table:table-cell table:style-name="ce40" office:value-type="float" office:value="17140" calcext:value-type="float">
            <text:p>17,140</text:p>
          </table:table-cell>
          <table:table-cell table:style-name="ce52" office:value-type="float" office:value="16187" calcext:value-type="float">
            <text:p>16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958" calcext:value-type="float">
            <text:p>11,958</text:p>
          </table:table-cell>
          <table:table-cell table:style-name="ce40" office:value-type="float" office:value="34568" calcext:value-type="float">
            <text:p>34,568</text:p>
          </table:table-cell>
          <table:table-cell table:style-name="ce40" office:value-type="float" office:value="17854" calcext:value-type="float">
            <text:p>17,854</text:p>
          </table:table-cell>
          <table:table-cell table:style-name="ce52" office:value-type="float" office:value="16714" calcext:value-type="float">
            <text:p>16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219" calcext:value-type="float">
            <text:p>14,219</text:p>
          </table:table-cell>
          <table:table-cell table:style-name="ce40" office:value-type="float" office:value="40721" calcext:value-type="float">
            <text:p>40,721</text:p>
          </table:table-cell>
          <table:table-cell table:style-name="ce40" office:value-type="float" office:value="20920" calcext:value-type="float">
            <text:p>20,920</text:p>
          </table:table-cell>
          <table:table-cell table:style-name="ce52" office:value-type="float" office:value="19801" calcext:value-type="float">
            <text:p>19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56" calcext:value-type="float">
            <text:p>5,356</text:p>
          </table:table-cell>
          <table:table-cell table:style-name="ce40" office:value-type="float" office:value="13467" calcext:value-type="float">
            <text:p>13,467</text:p>
          </table:table-cell>
          <table:table-cell table:style-name="ce40" office:value-type="float" office:value="7099" calcext:value-type="float">
            <text:p>7,099</text:p>
          </table:table-cell>
          <table:table-cell table:style-name="ce52" office:value-type="float" office:value="6368" calcext:value-type="float">
            <text:p>6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827" calcext:value-type="float">
            <text:p>8,827</text:p>
          </table:table-cell>
          <table:table-cell table:style-name="ce40" office:value-type="float" office:value="25459" calcext:value-type="float">
            <text:p>25,459</text:p>
          </table:table-cell>
          <table:table-cell table:style-name="ce40" office:value-type="float" office:value="13195" calcext:value-type="float">
            <text:p>13,195</text:p>
          </table:table-cell>
          <table:table-cell table:style-name="ce52" office:value-type="float" office:value="12264" calcext:value-type="float">
            <text:p>12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771" calcext:value-type="float">
            <text:p>9,771</text:p>
          </table:table-cell>
          <table:table-cell table:style-name="ce40" office:value-type="float" office:value="28396" calcext:value-type="float">
            <text:p>28,396</text:p>
          </table:table-cell>
          <table:table-cell table:style-name="ce40" office:value-type="float" office:value="14653" calcext:value-type="float">
            <text:p>14,653</text:p>
          </table:table-cell>
          <table:table-cell table:style-name="ce52" office:value-type="float" office:value="13743" calcext:value-type="float">
            <text:p>13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656" calcext:value-type="float">
            <text:p>10,656</text:p>
          </table:table-cell>
          <table:table-cell table:style-name="ce40" office:value-type="float" office:value="30438" calcext:value-type="float">
            <text:p>30,438</text:p>
          </table:table-cell>
          <table:table-cell table:style-name="ce40" office:value-type="float" office:value="16112" calcext:value-type="float">
            <text:p>16,112</text:p>
          </table:table-cell>
          <table:table-cell table:style-name="ce52" office:value-type="float" office:value="14326" calcext:value-type="float">
            <text:p>14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65" calcext:value-type="float">
            <text:p>5,165</text:p>
          </table:table-cell>
          <table:table-cell table:style-name="ce40" office:value-type="float" office:value="14441" calcext:value-type="float">
            <text:p>14,441</text:p>
          </table:table-cell>
          <table:table-cell table:style-name="ce40" office:value-type="float" office:value="7804" calcext:value-type="float">
            <text:p>7,804</text:p>
          </table:table-cell>
          <table:table-cell table:style-name="ce52" office:value-type="float" office:value="6637" calcext:value-type="float">
            <text:p>6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808" calcext:value-type="float">
            <text:p>4,808</text:p>
          </table:table-cell>
          <table:table-cell table:style-name="ce40" office:value-type="float" office:value="14107" calcext:value-type="float">
            <text:p>14,107</text:p>
          </table:table-cell>
          <table:table-cell table:style-name="ce40" office:value-type="float" office:value="7409" calcext:value-type="float">
            <text:p>7,409</text:p>
          </table:table-cell>
          <table:table-cell table:style-name="ce52" office:value-type="float" office:value="6698" calcext:value-type="float">
            <text:p>6,69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581" calcext:value-type="float">
            <text:p>9,581</text:p>
          </table:table-cell>
          <table:table-cell table:style-name="ce41" office:value-type="float" office:value="27622" calcext:value-type="float">
            <text:p>27,622</text:p>
          </table:table-cell>
          <table:table-cell table:style-name="ce41" office:value-type="float" office:value="14374" calcext:value-type="float">
            <text:p>14,374</text:p>
          </table:table-cell>
          <table:table-cell table:style-name="ce53" office:value-type="float" office:value="13248" calcext:value-type="float">
            <text:p>13,248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5920" calcext:value-type="float">
            <text:p>185,920</text:p>
          </table:table-cell>
          <table:table-cell table:style-name="ce39" office:value-type="float" office:value="471647" calcext:value-type="float">
            <text:p>471,647</text:p>
          </table:table-cell>
          <table:table-cell table:style-name="ce39" office:value-type="float" office:value="239799" calcext:value-type="float">
            <text:p>239,799</text:p>
          </table:table-cell>
          <table:table-cell table:style-name="ce51" office:value-type="float" office:value="231848" calcext:value-type="float">
            <text:p>231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7427" calcext:value-type="float">
            <text:p>37,427</text:p>
          </table:table-cell>
          <table:table-cell table:style-name="ce40" office:value-type="float" office:value="97032" calcext:value-type="float">
            <text:p>97,032</text:p>
          </table:table-cell>
          <table:table-cell table:style-name="ce40" office:value-type="float" office:value="48188" calcext:value-type="float">
            <text:p>48,188</text:p>
          </table:table-cell>
          <table:table-cell table:style-name="ce52" office:value-type="float" office:value="48844" calcext:value-type="float">
            <text:p>48,8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193" calcext:value-type="float">
            <text:p>30,193</text:p>
          </table:table-cell>
          <table:table-cell table:style-name="ce40" office:value-type="float" office:value="76214" calcext:value-type="float">
            <text:p>76,214</text:p>
          </table:table-cell>
          <table:table-cell table:style-name="ce40" office:value-type="float" office:value="37602" calcext:value-type="float">
            <text:p>37,602</text:p>
          </table:table-cell>
          <table:table-cell table:style-name="ce52" office:value-type="float" office:value="38612" calcext:value-type="float">
            <text:p>38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6603" calcext:value-type="float">
            <text:p>36,603</text:p>
          </table:table-cell>
          <table:table-cell table:style-name="ce40" office:value-type="float" office:value="97221" calcext:value-type="float">
            <text:p>97,221</text:p>
          </table:table-cell>
          <table:table-cell table:style-name="ce40" office:value-type="float" office:value="48548" calcext:value-type="float">
            <text:p>48,548</text:p>
          </table:table-cell>
          <table:table-cell table:style-name="ce52" office:value-type="float" office:value="48673" calcext:value-type="float">
            <text:p>48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749" calcext:value-type="float">
            <text:p>20,749</text:p>
          </table:table-cell>
          <table:table-cell table:style-name="ce40" office:value-type="float" office:value="50552" calcext:value-type="float">
            <text:p>50,552</text:p>
          </table:table-cell>
          <table:table-cell table:style-name="ce40" office:value-type="float" office:value="25732" calcext:value-type="float">
            <text:p>25,732</text:p>
          </table:table-cell>
          <table:table-cell table:style-name="ce52" office:value-type="float" office:value="24820" calcext:value-type="float">
            <text:p>24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59" calcext:value-type="float">
            <text:p>4,259</text:p>
          </table:table-cell>
          <table:table-cell table:style-name="ce40" office:value-type="float" office:value="9711" calcext:value-type="float">
            <text:p>9,711</text:p>
          </table:table-cell>
          <table:table-cell table:style-name="ce40" office:value-type="float" office:value="5057" calcext:value-type="float">
            <text:p>5,057</text:p>
          </table:table-cell>
          <table:table-cell table:style-name="ce52" office:value-type="float" office:value="4654" calcext:value-type="float">
            <text:p>4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228" calcext:value-type="float">
            <text:p>13,228</text:p>
          </table:table-cell>
          <table:table-cell table:style-name="ce40" office:value-type="float" office:value="35057" calcext:value-type="float">
            <text:p>35,057</text:p>
          </table:table-cell>
          <table:table-cell table:style-name="ce40" office:value-type="float" office:value="18463" calcext:value-type="float">
            <text:p>18,463</text:p>
          </table:table-cell>
          <table:table-cell table:style-name="ce52" office:value-type="float" office:value="16594" calcext:value-type="float">
            <text:p>16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33" calcext:value-type="float">
            <text:p>7,833</text:p>
          </table:table-cell>
          <table:table-cell table:style-name="ce40" office:value-type="float" office:value="15747" calcext:value-type="float">
            <text:p>15,747</text:p>
          </table:table-cell>
          <table:table-cell table:style-name="ce40" office:value-type="float" office:value="8405" calcext:value-type="float">
            <text:p>8,405</text:p>
          </table:table-cell>
          <table:table-cell table:style-name="ce52" office:value-type="float" office:value="7342" calcext:value-type="float">
            <text:p>7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64" calcext:value-type="float">
            <text:p>5,564</text:p>
          </table:table-cell>
          <table:table-cell table:style-name="ce40" office:value-type="float" office:value="13130" calcext:value-type="float">
            <text:p>13,130</text:p>
          </table:table-cell>
          <table:table-cell table:style-name="ce40" office:value-type="float" office:value="7186" calcext:value-type="float">
            <text:p>7,186</text:p>
          </table:table-cell>
          <table:table-cell table:style-name="ce52" office:value-type="float" office:value="5944" calcext:value-type="float">
            <text:p>5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13" calcext:value-type="float">
            <text:p>5,713</text:p>
          </table:table-cell>
          <table:table-cell table:style-name="ce40" office:value-type="float" office:value="14371" calcext:value-type="float">
            <text:p>14,371</text:p>
          </table:table-cell>
          <table:table-cell table:style-name="ce40" office:value-type="float" office:value="7574" calcext:value-type="float">
            <text:p>7,574</text:p>
          </table:table-cell>
          <table:table-cell table:style-name="ce52" office:value-type="float" office:value="6797" calcext:value-type="float">
            <text:p>6,7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71" calcext:value-type="float">
            <text:p>7,071</text:p>
          </table:table-cell>
          <table:table-cell table:style-name="ce40" office:value-type="float" office:value="16344" calcext:value-type="float">
            <text:p>16,344</text:p>
          </table:table-cell>
          <table:table-cell table:style-name="ce40" office:value-type="float" office:value="8848" calcext:value-type="float">
            <text:p>8,848</text:p>
          </table:table-cell>
          <table:table-cell table:style-name="ce52" office:value-type="float" office:value="7496" calcext:value-type="float">
            <text:p>7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00" calcext:value-type="float">
            <text:p>7,100</text:p>
          </table:table-cell>
          <table:table-cell table:style-name="ce40" office:value-type="float" office:value="15753" calcext:value-type="float">
            <text:p>15,753</text:p>
          </table:table-cell>
          <table:table-cell table:style-name="ce40" office:value-type="float" office:value="8222" calcext:value-type="float">
            <text:p>8,222</text:p>
          </table:table-cell>
          <table:table-cell table:style-name="ce52" office:value-type="float" office:value="7531" calcext:value-type="float">
            <text:p>7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9" calcext:value-type="float">
            <text:p>5,269</text:p>
          </table:table-cell>
          <table:table-cell table:style-name="ce40" office:value-type="float" office:value="15125" calcext:value-type="float">
            <text:p>15,125</text:p>
          </table:table-cell>
          <table:table-cell table:style-name="ce40" office:value-type="float" office:value="8064" calcext:value-type="float">
            <text:p>8,064</text:p>
          </table:table-cell>
          <table:table-cell table:style-name="ce52" office:value-type="float" office:value="7061" calcext:value-type="float">
            <text:p>7,06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11" calcext:value-type="float">
            <text:p>4,911</text:p>
          </table:table-cell>
          <table:table-cell table:style-name="ce41" office:value-type="float" office:value="15390" calcext:value-type="float">
            <text:p>15,390</text:p>
          </table:table-cell>
          <table:table-cell table:style-name="ce41" office:value-type="float" office:value="7910" calcext:value-type="float">
            <text:p>7,910</text:p>
          </table:table-cell>
          <table:table-cell table:style-name="ce53" office:value-type="float" office:value="7480" calcext:value-type="float">
            <text:p>7,48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6752" calcext:value-type="float">
            <text:p>256,752</text:p>
          </table:table-cell>
          <table:table-cell table:style-name="ce39" office:value-type="float" office:value="657034" calcext:value-type="float">
            <text:p>657,034</text:p>
          </table:table-cell>
          <table:table-cell table:style-name="ce39" office:value-type="float" office:value="337765" calcext:value-type="float">
            <text:p>337,765</text:p>
          </table:table-cell>
          <table:table-cell table:style-name="ce51" office:value-type="float" office:value="319269" calcext:value-type="float">
            <text:p>319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3102" calcext:value-type="float">
            <text:p>43,102</text:p>
          </table:table-cell>
          <table:table-cell table:style-name="ce40" office:value-type="float" office:value="109149" calcext:value-type="float">
            <text:p>109,149</text:p>
          </table:table-cell>
          <table:table-cell table:style-name="ce40" office:value-type="float" office:value="53660" calcext:value-type="float">
            <text:p>53,660</text:p>
          </table:table-cell>
          <table:table-cell table:style-name="ce52" office:value-type="float" office:value="55489" calcext:value-type="float">
            <text:p>55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461" calcext:value-type="float">
            <text:p>17,461</text:p>
          </table:table-cell>
          <table:table-cell table:style-name="ce40" office:value-type="float" office:value="43516" calcext:value-type="float">
            <text:p>43,516</text:p>
          </table:table-cell>
          <table:table-cell table:style-name="ce40" office:value-type="float" office:value="21975" calcext:value-type="float">
            <text:p>21,975</text:p>
          </table:table-cell>
          <table:table-cell table:style-name="ce52" office:value-type="float" office:value="21541" calcext:value-type="float">
            <text:p>21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8560" calcext:value-type="float">
            <text:p>28,560</text:p>
          </table:table-cell>
          <table:table-cell table:style-name="ce40" office:value-type="float" office:value="71082" calcext:value-type="float">
            <text:p>71,082</text:p>
          </table:table-cell>
          <table:table-cell table:style-name="ce40" office:value-type="float" office:value="35616" calcext:value-type="float">
            <text:p>35,616</text:p>
          </table:table-cell>
          <table:table-cell table:style-name="ce52" office:value-type="float" office:value="35466" calcext:value-type="float">
            <text:p>35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245" calcext:value-type="float">
            <text:p>16,245</text:p>
          </table:table-cell>
          <table:table-cell table:style-name="ce40" office:value-type="float" office:value="44287" calcext:value-type="float">
            <text:p>44,287</text:p>
          </table:table-cell>
          <table:table-cell table:style-name="ce40" office:value-type="float" office:value="22196" calcext:value-type="float">
            <text:p>22,196</text:p>
          </table:table-cell>
          <table:table-cell table:style-name="ce52" office:value-type="float" office:value="22091" calcext:value-type="float">
            <text:p>22,0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175" calcext:value-type="float">
            <text:p>10,175</text:p>
          </table:table-cell>
          <table:table-cell table:style-name="ce40" office:value-type="float" office:value="27323" calcext:value-type="float">
            <text:p>27,323</text:p>
          </table:table-cell>
          <table:table-cell table:style-name="ce40" office:value-type="float" office:value="14185" calcext:value-type="float">
            <text:p>14,185</text:p>
          </table:table-cell>
          <table:table-cell table:style-name="ce52" office:value-type="float" office:value="13138" calcext:value-type="float">
            <text:p>13,1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447" calcext:value-type="float">
            <text:p>16,447</text:p>
          </table:table-cell>
          <table:table-cell table:style-name="ce40" office:value-type="float" office:value="37463" calcext:value-type="float">
            <text:p>37,463</text:p>
          </table:table-cell>
          <table:table-cell table:style-name="ce40" office:value-type="float" office:value="19230" calcext:value-type="float">
            <text:p>19,230</text:p>
          </table:table-cell>
          <table:table-cell table:style-name="ce52" office:value-type="float" office:value="18233" calcext:value-type="float">
            <text:p>18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967" calcext:value-type="float">
            <text:p>11,967</text:p>
          </table:table-cell>
          <table:table-cell table:style-name="ce40" office:value-type="float" office:value="29484" calcext:value-type="float">
            <text:p>29,484</text:p>
          </table:table-cell>
          <table:table-cell table:style-name="ce40" office:value-type="float" office:value="15351" calcext:value-type="float">
            <text:p>15,351</text:p>
          </table:table-cell>
          <table:table-cell table:style-name="ce52" office:value-type="float" office:value="14133" calcext:value-type="float">
            <text:p>14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886" calcext:value-type="float">
            <text:p>6,886</text:p>
          </table:table-cell>
          <table:table-cell table:style-name="ce40" office:value-type="float" office:value="17766" calcext:value-type="float">
            <text:p>17,766</text:p>
          </table:table-cell>
          <table:table-cell table:style-name="ce40" office:value-type="float" office:value="9401" calcext:value-type="float">
            <text:p>9,401</text:p>
          </table:table-cell>
          <table:table-cell table:style-name="ce52" office:value-type="float" office:value="8365" calcext:value-type="float">
            <text:p>8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912" calcext:value-type="float">
            <text:p>9,912</text:p>
          </table:table-cell>
          <table:table-cell table:style-name="ce40" office:value-type="float" office:value="27388" calcext:value-type="float">
            <text:p>27,388</text:p>
          </table:table-cell>
          <table:table-cell table:style-name="ce40" office:value-type="float" office:value="14182" calcext:value-type="float">
            <text:p>14,182</text:p>
          </table:table-cell>
          <table:table-cell table:style-name="ce52" office:value-type="float" office:value="13206" calcext:value-type="float">
            <text:p>13,2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239" calcext:value-type="float">
            <text:p>6,239</text:p>
          </table:table-cell>
          <table:table-cell table:style-name="ce40" office:value-type="float" office:value="16529" calcext:value-type="float">
            <text:p>16,529</text:p>
          </table:table-cell>
          <table:table-cell table:style-name="ce40" office:value-type="float" office:value="8648" calcext:value-type="float">
            <text:p>8,648</text:p>
          </table:table-cell>
          <table:table-cell table:style-name="ce52" office:value-type="float" office:value="7881" calcext:value-type="float">
            <text:p>7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320" calcext:value-type="float">
            <text:p>9,320</text:p>
          </table:table-cell>
          <table:table-cell table:style-name="ce40" office:value-type="float" office:value="24547" calcext:value-type="float">
            <text:p>24,547</text:p>
          </table:table-cell>
          <table:table-cell table:style-name="ce40" office:value-type="float" office:value="13077" calcext:value-type="float">
            <text:p>13,077</text:p>
          </table:table-cell>
          <table:table-cell table:style-name="ce52" office:value-type="float" office:value="11470" calcext:value-type="float">
            <text:p>11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006" calcext:value-type="float">
            <text:p>9,006</text:p>
          </table:table-cell>
          <table:table-cell table:style-name="ce40" office:value-type="float" office:value="22547" calcext:value-type="float">
            <text:p>22,547</text:p>
          </table:table-cell>
          <table:table-cell table:style-name="ce40" office:value-type="float" office:value="11897" calcext:value-type="float">
            <text:p>11,897</text:p>
          </table:table-cell>
          <table:table-cell table:style-name="ce52" office:value-type="float" office:value="10650" calcext:value-type="float">
            <text:p>10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022" calcext:value-type="float">
            <text:p>16,022</text:p>
          </table:table-cell>
          <table:table-cell table:style-name="ce40" office:value-type="float" office:value="49564" calcext:value-type="float">
            <text:p>49,564</text:p>
          </table:table-cell>
          <table:table-cell table:style-name="ce40" office:value-type="float" office:value="24451" calcext:value-type="float">
            <text:p>24,451</text:p>
          </table:table-cell>
          <table:table-cell table:style-name="ce52" office:value-type="float" office:value="25113" calcext:value-type="float">
            <text:p>25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37" calcext:value-type="float">
            <text:p>5,837</text:p>
          </table:table-cell>
          <table:table-cell table:style-name="ce40" office:value-type="float" office:value="13158" calcext:value-type="float">
            <text:p>13,158</text:p>
          </table:table-cell>
          <table:table-cell table:style-name="ce40" office:value-type="float" office:value="7288" calcext:value-type="float">
            <text:p>7,288</text:p>
          </table:table-cell>
          <table:table-cell table:style-name="ce52" office:value-type="float" office:value="5870" calcext:value-type="float">
            <text:p>5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01" calcext:value-type="float">
            <text:p>4,601</text:p>
          </table:table-cell>
          <table:table-cell table:style-name="ce40" office:value-type="float" office:value="11744" calcext:value-type="float">
            <text:p>11,744</text:p>
          </table:table-cell>
          <table:table-cell table:style-name="ce40" office:value-type="float" office:value="6285" calcext:value-type="float">
            <text:p>6,285</text:p>
          </table:table-cell>
          <table:table-cell table:style-name="ce52" office:value-type="float" office:value="5459" calcext:value-type="float">
            <text:p>5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27" calcext:value-type="float">
            <text:p>8,427</text:p>
          </table:table-cell>
          <table:table-cell table:style-name="ce40" office:value-type="float" office:value="21260" calcext:value-type="float">
            <text:p>21,260</text:p>
          </table:table-cell>
          <table:table-cell table:style-name="ce40" office:value-type="float" office:value="11340" calcext:value-type="float">
            <text:p>11,340</text:p>
          </table:table-cell>
          <table:table-cell table:style-name="ce52" office:value-type="float" office:value="9920" calcext:value-type="float">
            <text:p>9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256" calcext:value-type="float">
            <text:p>9,256</text:p>
          </table:table-cell>
          <table:table-cell table:style-name="ce40" office:value-type="float" office:value="22908" calcext:value-type="float">
            <text:p>22,908</text:p>
          </table:table-cell>
          <table:table-cell table:style-name="ce40" office:value-type="float" office:value="12502" calcext:value-type="float">
            <text:p>12,502</text:p>
          </table:table-cell>
          <table:table-cell table:style-name="ce52" office:value-type="float" office:value="10406" calcext:value-type="float">
            <text:p>10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36" calcext:value-type="float">
            <text:p>8,536</text:p>
          </table:table-cell>
          <table:table-cell table:style-name="ce40" office:value-type="float" office:value="20595" calcext:value-type="float">
            <text:p>20,595</text:p>
          </table:table-cell>
          <table:table-cell table:style-name="ce40" office:value-type="float" office:value="11240" calcext:value-type="float">
            <text:p>11,240</text:p>
          </table:table-cell>
          <table:table-cell table:style-name="ce52" office:value-type="float" office:value="9355" calcext:value-type="float">
            <text:p>9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20" calcext:value-type="float">
            <text:p>9,220</text:p>
          </table:table-cell>
          <table:table-cell table:style-name="ce40" office:value-type="float" office:value="24468" calcext:value-type="float">
            <text:p>24,468</text:p>
          </table:table-cell>
          <table:table-cell table:style-name="ce40" office:value-type="float" office:value="13045" calcext:value-type="float">
            <text:p>13,045</text:p>
          </table:table-cell>
          <table:table-cell table:style-name="ce52" office:value-type="float" office:value="11423" calcext:value-type="float">
            <text:p>11,4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33" calcext:value-type="float">
            <text:p>9,533</text:p>
          </table:table-cell>
          <table:table-cell table:style-name="ce41" office:value-type="float" office:value="22256" calcext:value-type="float">
            <text:p>22,256</text:p>
          </table:table-cell>
          <table:table-cell table:style-name="ce41" office:value-type="float" office:value="12196" calcext:value-type="float">
            <text:p>12,196</text:p>
          </table:table-cell>
          <table:table-cell table:style-name="ce53" office:value-type="float" office:value="10060" calcext:value-type="float">
            <text:p>10,060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1375" calcext:value-type="float">
            <text:p>191,375</text:p>
          </table:table-cell>
          <table:table-cell table:style-name="ce39" office:value-type="float" office:value="477878" calcext:value-type="float">
            <text:p>477,878</text:p>
          </table:table-cell>
          <table:table-cell table:style-name="ce39" office:value-type="float" office:value="247240" calcext:value-type="float">
            <text:p>247,240</text:p>
          </table:table-cell>
          <table:table-cell table:style-name="ce51" office:value-type="float" office:value="230638" calcext:value-type="float">
            <text:p>230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239" calcext:value-type="float">
            <text:p>15,239</text:p>
          </table:table-cell>
          <table:table-cell table:style-name="ce40" office:value-type="float" office:value="39437" calcext:value-type="float">
            <text:p>39,437</text:p>
          </table:table-cell>
          <table:table-cell table:style-name="ce40" office:value-type="float" office:value="19927" calcext:value-type="float">
            <text:p>19,927</text:p>
          </table:table-cell>
          <table:table-cell table:style-name="ce52" office:value-type="float" office:value="19510" calcext:value-type="float">
            <text:p>19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729" calcext:value-type="float">
            <text:p>16,729</text:p>
          </table:table-cell>
          <table:table-cell table:style-name="ce40" office:value-type="float" office:value="40353" calcext:value-type="float">
            <text:p>40,353</text:p>
          </table:table-cell>
          <table:table-cell table:style-name="ce40" office:value-type="float" office:value="20183" calcext:value-type="float">
            <text:p>20,183</text:p>
          </table:table-cell>
          <table:table-cell table:style-name="ce52" office:value-type="float" office:value="20170" calcext:value-type="float">
            <text:p>20,1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733" calcext:value-type="float">
            <text:p>9,733</text:p>
          </table:table-cell>
          <table:table-cell table:style-name="ce40" office:value-type="float" office:value="24019" calcext:value-type="float">
            <text:p>24,019</text:p>
          </table:table-cell>
          <table:table-cell table:style-name="ce40" office:value-type="float" office:value="12243" calcext:value-type="float">
            <text:p>12,243</text:p>
          </table:table-cell>
          <table:table-cell table:style-name="ce52" office:value-type="float" office:value="11776" calcext:value-type="float">
            <text:p>11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993" calcext:value-type="float">
            <text:p>11,993</text:p>
          </table:table-cell>
          <table:table-cell table:style-name="ce40" office:value-type="float" office:value="29603" calcext:value-type="float">
            <text:p>29,603</text:p>
          </table:table-cell>
          <table:table-cell table:style-name="ce40" office:value-type="float" office:value="14957" calcext:value-type="float">
            <text:p>14,957</text:p>
          </table:table-cell>
          <table:table-cell table:style-name="ce52" office:value-type="float" office:value="14646" calcext:value-type="float">
            <text:p>14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7706" calcext:value-type="float">
            <text:p>27,706</text:p>
          </table:table-cell>
          <table:table-cell table:style-name="ce40" office:value-type="float" office:value="69983" calcext:value-type="float">
            <text:p>69,983</text:p>
          </table:table-cell>
          <table:table-cell table:style-name="ce40" office:value-type="float" office:value="35608" calcext:value-type="float">
            <text:p>35,608</text:p>
          </table:table-cell>
          <table:table-cell table:style-name="ce52" office:value-type="float" office:value="34375" calcext:value-type="float">
            <text:p>34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89" calcext:value-type="float">
            <text:p>5,289</text:p>
          </table:table-cell>
          <table:table-cell table:style-name="ce40" office:value-type="float" office:value="12886" calcext:value-type="float">
            <text:p>12,886</text:p>
          </table:table-cell>
          <table:table-cell table:style-name="ce40" office:value-type="float" office:value="6908" calcext:value-type="float">
            <text:p>6,908</text:p>
          </table:table-cell>
          <table:table-cell table:style-name="ce52" office:value-type="float" office:value="5978" calcext:value-type="float">
            <text:p>5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170" calcext:value-type="float">
            <text:p>11,170</text:p>
          </table:table-cell>
          <table:table-cell table:style-name="ce40" office:value-type="float" office:value="29500" calcext:value-type="float">
            <text:p>29,500</text:p>
          </table:table-cell>
          <table:table-cell table:style-name="ce40" office:value-type="float" office:value="15562" calcext:value-type="float">
            <text:p>15,562</text:p>
          </table:table-cell>
          <table:table-cell table:style-name="ce52" office:value-type="float" office:value="13938" calcext:value-type="float">
            <text:p>13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726" calcext:value-type="float">
            <text:p>8,726</text:p>
          </table:table-cell>
          <table:table-cell table:style-name="ce40" office:value-type="float" office:value="20418" calcext:value-type="float">
            <text:p>20,418</text:p>
          </table:table-cell>
          <table:table-cell table:style-name="ce40" office:value-type="float" office:value="10888" calcext:value-type="float">
            <text:p>10,888</text:p>
          </table:table-cell>
          <table:table-cell table:style-name="ce52" office:value-type="float" office:value="9530" calcext:value-type="float">
            <text:p>9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09" calcext:value-type="float">
            <text:p>8,909</text:p>
          </table:table-cell>
          <table:table-cell table:style-name="ce40" office:value-type="float" office:value="22070" calcext:value-type="float">
            <text:p>22,070</text:p>
          </table:table-cell>
          <table:table-cell table:style-name="ce40" office:value-type="float" office:value="11701" calcext:value-type="float">
            <text:p>11,701</text:p>
          </table:table-cell>
          <table:table-cell table:style-name="ce52" office:value-type="float" office:value="10369" calcext:value-type="float">
            <text:p>10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20" calcext:value-type="float">
            <text:p>7,020</text:p>
          </table:table-cell>
          <table:table-cell table:style-name="ce40" office:value-type="float" office:value="16084" calcext:value-type="float">
            <text:p>16,084</text:p>
          </table:table-cell>
          <table:table-cell table:style-name="ce40" office:value-type="float" office:value="8397" calcext:value-type="float">
            <text:p>8,397</text:p>
          </table:table-cell>
          <table:table-cell table:style-name="ce52" office:value-type="float" office:value="7687" calcext:value-type="float">
            <text:p>7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42" calcext:value-type="float">
            <text:p>5,842</text:p>
          </table:table-cell>
          <table:table-cell table:style-name="ce40" office:value-type="float" office:value="13811" calcext:value-type="float">
            <text:p>13,811</text:p>
          </table:table-cell>
          <table:table-cell table:style-name="ce40" office:value-type="float" office:value="7487" calcext:value-type="float">
            <text:p>7,487</text:p>
          </table:table-cell>
          <table:table-cell table:style-name="ce52" office:value-type="float" office:value="6324" calcext:value-type="float">
            <text:p>6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373" calcext:value-type="float">
            <text:p>19,373</text:p>
          </table:table-cell>
          <table:table-cell table:style-name="ce40" office:value-type="float" office:value="47341" calcext:value-type="float">
            <text:p>47,341</text:p>
          </table:table-cell>
          <table:table-cell table:style-name="ce40" office:value-type="float" office:value="24429" calcext:value-type="float">
            <text:p>24,429</text:p>
          </table:table-cell>
          <table:table-cell table:style-name="ce52" office:value-type="float" office:value="22912" calcext:value-type="float">
            <text:p>22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676" calcext:value-type="float">
            <text:p>16,676</text:p>
          </table:table-cell>
          <table:table-cell table:style-name="ce40" office:value-type="float" office:value="42131" calcext:value-type="float">
            <text:p>42,131</text:p>
          </table:table-cell>
          <table:table-cell table:style-name="ce40" office:value-type="float" office:value="21806" calcext:value-type="float">
            <text:p>21,806</text:p>
          </table:table-cell>
          <table:table-cell table:style-name="ce52" office:value-type="float" office:value="20325" calcext:value-type="float">
            <text:p>20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984" calcext:value-type="float">
            <text:p>11,984</text:p>
          </table:table-cell>
          <table:table-cell table:style-name="ce40" office:value-type="float" office:value="32638" calcext:value-type="float">
            <text:p>32,638</text:p>
          </table:table-cell>
          <table:table-cell table:style-name="ce40" office:value-type="float" office:value="17333" calcext:value-type="float">
            <text:p>17,333</text:p>
          </table:table-cell>
          <table:table-cell table:style-name="ce52" office:value-type="float" office:value="15305" calcext:value-type="float">
            <text:p>15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859" calcext:value-type="float">
            <text:p>6,859</text:p>
          </table:table-cell>
          <table:table-cell table:style-name="ce40" office:value-type="float" office:value="17406" calcext:value-type="float">
            <text:p>17,406</text:p>
          </table:table-cell>
          <table:table-cell table:style-name="ce40" office:value-type="float" office:value="9224" calcext:value-type="float">
            <text:p>9,224</text:p>
          </table:table-cell>
          <table:table-cell table:style-name="ce52" office:value-type="float" office:value="8182" calcext:value-type="float">
            <text:p>8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394" calcext:value-type="float">
            <text:p>4,394</text:p>
          </table:table-cell>
          <table:table-cell table:style-name="ce40" office:value-type="float" office:value="10683" calcext:value-type="float">
            <text:p>10,683</text:p>
          </table:table-cell>
          <table:table-cell table:style-name="ce40" office:value-type="float" office:value="5707" calcext:value-type="float">
            <text:p>5,707</text:p>
          </table:table-cell>
          <table:table-cell table:style-name="ce52" office:value-type="float" office:value="4976" calcext:value-type="float">
            <text:p>4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6" calcext:value-type="float">
            <text:p>1,886</text:p>
          </table:table-cell>
          <table:table-cell table:style-name="ce40" office:value-type="float" office:value="4288" calcext:value-type="float">
            <text:p>4,288</text:p>
          </table:table-cell>
          <table:table-cell table:style-name="ce40" office:value-type="float" office:value="2170" calcext:value-type="float">
            <text:p>2,170</text:p>
          </table:table-cell>
          <table:table-cell table:style-name="ce52" office:value-type="float" office:value="2118" calcext:value-type="float">
            <text:p>2,11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7" calcext:value-type="float">
            <text:p>1,847</text:p>
          </table:table-cell>
          <table:table-cell table:style-name="ce41" office:value-type="float" office:value="5227" calcext:value-type="float">
            <text:p>5,227</text:p>
          </table:table-cell>
          <table:table-cell table:style-name="ce41" office:value-type="float" office:value="2710" calcext:value-type="float">
            <text:p>2,710</text:p>
          </table:table-cell>
          <table:table-cell table:style-name="ce53" office:value-type="float" office:value="2517" calcext:value-type="float">
            <text:p>2,51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6724" calcext:value-type="float">
            <text:p>306,724</text:p>
          </table:table-cell>
          <table:table-cell table:style-name="ce39" office:value-type="float" office:value="788180" calcext:value-type="float">
            <text:p>788,180</text:p>
          </table:table-cell>
          <table:table-cell table:style-name="ce39" office:value-type="float" office:value="398641" calcext:value-type="float">
            <text:p>398,641</text:p>
          </table:table-cell>
          <table:table-cell table:style-name="ce51" office:value-type="float" office:value="389539" calcext:value-type="float">
            <text:p>389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8652" calcext:value-type="float">
            <text:p>78,652</text:p>
          </table:table-cell>
          <table:table-cell table:style-name="ce40" office:value-type="float" office:value="192480" calcext:value-type="float">
            <text:p>192,480</text:p>
          </table:table-cell>
          <table:table-cell table:style-name="ce40" office:value-type="float" office:value="94018" calcext:value-type="float">
            <text:p>94,018</text:p>
          </table:table-cell>
          <table:table-cell table:style-name="ce52" office:value-type="float" office:value="98462" calcext:value-type="float">
            <text:p>98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857" calcext:value-type="float">
            <text:p>21,857</text:p>
          </table:table-cell>
          <table:table-cell table:style-name="ce40" office:value-type="float" office:value="53684" calcext:value-type="float">
            <text:p>53,684</text:p>
          </table:table-cell>
          <table:table-cell table:style-name="ce40" office:value-type="float" office:value="26442" calcext:value-type="float">
            <text:p>26,442</text:p>
          </table:table-cell>
          <table:table-cell table:style-name="ce52" office:value-type="float" office:value="27242" calcext:value-type="float">
            <text:p>27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254" calcext:value-type="float">
            <text:p>18,254</text:p>
          </table:table-cell>
          <table:table-cell table:style-name="ce40" office:value-type="float" office:value="45934" calcext:value-type="float">
            <text:p>45,934</text:p>
          </table:table-cell>
          <table:table-cell table:style-name="ce40" office:value-type="float" office:value="22990" calcext:value-type="float">
            <text:p>22,990</text:p>
          </table:table-cell>
          <table:table-cell table:style-name="ce52" office:value-type="float" office:value="22944" calcext:value-type="float">
            <text:p>22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228" calcext:value-type="float">
            <text:p>12,228</text:p>
          </table:table-cell>
          <table:table-cell table:style-name="ce40" office:value-type="float" office:value="29312" calcext:value-type="float">
            <text:p>29,312</text:p>
          </table:table-cell>
          <table:table-cell table:style-name="ce40" office:value-type="float" office:value="14844" calcext:value-type="float">
            <text:p>14,844</text:p>
          </table:table-cell>
          <table:table-cell table:style-name="ce52" office:value-type="float" office:value="14468" calcext:value-type="float">
            <text:p>14,4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853" calcext:value-type="float">
            <text:p>16,853</text:p>
          </table:table-cell>
          <table:table-cell table:style-name="ce40" office:value-type="float" office:value="48948" calcext:value-type="float">
            <text:p>48,948</text:p>
          </table:table-cell>
          <table:table-cell table:style-name="ce40" office:value-type="float" office:value="25233" calcext:value-type="float">
            <text:p>25,233</text:p>
          </table:table-cell>
          <table:table-cell table:style-name="ce52" office:value-type="float" office:value="23715" calcext:value-type="float">
            <text:p>23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345" calcext:value-type="float">
            <text:p>11,345</text:p>
          </table:table-cell>
          <table:table-cell table:style-name="ce40" office:value-type="float" office:value="29248" calcext:value-type="float">
            <text:p>29,248</text:p>
          </table:table-cell>
          <table:table-cell table:style-name="ce40" office:value-type="float" office:value="15022" calcext:value-type="float">
            <text:p>15,022</text:p>
          </table:table-cell>
          <table:table-cell table:style-name="ce52" office:value-type="float" office:value="14226" calcext:value-type="float">
            <text:p>14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273" calcext:value-type="float">
            <text:p>4,273</text:p>
          </table:table-cell>
          <table:table-cell table:style-name="ce40" office:value-type="float" office:value="10519" calcext:value-type="float">
            <text:p>10,519</text:p>
          </table:table-cell>
          <table:table-cell table:style-name="ce40" office:value-type="float" office:value="5386" calcext:value-type="float">
            <text:p>5,386</text:p>
          </table:table-cell>
          <table:table-cell table:style-name="ce52" office:value-type="float" office:value="5133" calcext:value-type="float">
            <text:p>5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888" calcext:value-type="float">
            <text:p>7,888</text:p>
          </table:table-cell>
          <table:table-cell table:style-name="ce40" office:value-type="float" office:value="21543" calcext:value-type="float">
            <text:p>21,543</text:p>
          </table:table-cell>
          <table:table-cell table:style-name="ce40" office:value-type="float" office:value="10998" calcext:value-type="float">
            <text:p>10,998</text:p>
          </table:table-cell>
          <table:table-cell table:style-name="ce52" office:value-type="float" office:value="10545" calcext:value-type="float">
            <text:p>10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817" calcext:value-type="float">
            <text:p>8,817</text:p>
          </table:table-cell>
          <table:table-cell table:style-name="ce40" office:value-type="float" office:value="25242" calcext:value-type="float">
            <text:p>25,242</text:p>
          </table:table-cell>
          <table:table-cell table:style-name="ce40" office:value-type="float" office:value="12719" calcext:value-type="float">
            <text:p>12,719</text:p>
          </table:table-cell>
          <table:table-cell table:style-name="ce52" office:value-type="float" office:value="12523" calcext:value-type="float">
            <text:p>12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366" calcext:value-type="float">
            <text:p>8,366</text:p>
          </table:table-cell>
          <table:table-cell table:style-name="ce40" office:value-type="float" office:value="23454" calcext:value-type="float">
            <text:p>23,454</text:p>
          </table:table-cell>
          <table:table-cell table:style-name="ce40" office:value-type="float" office:value="12155" calcext:value-type="float">
            <text:p>12,155</text:p>
          </table:table-cell>
          <table:table-cell table:style-name="ce52" office:value-type="float" office:value="11299" calcext:value-type="float">
            <text:p>11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231" calcext:value-type="float">
            <text:p>9,231</text:p>
          </table:table-cell>
          <table:table-cell table:style-name="ce40" office:value-type="float" office:value="22238" calcext:value-type="float">
            <text:p>22,238</text:p>
          </table:table-cell>
          <table:table-cell table:style-name="ce40" office:value-type="float" office:value="11710" calcext:value-type="float">
            <text:p>11,710</text:p>
          </table:table-cell>
          <table:table-cell table:style-name="ce52" office:value-type="float" office:value="10528" calcext:value-type="float">
            <text:p>10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887" calcext:value-type="float">
            <text:p>6,887</text:p>
          </table:table-cell>
          <table:table-cell table:style-name="ce40" office:value-type="float" office:value="18958" calcext:value-type="float">
            <text:p>18,958</text:p>
          </table:table-cell>
          <table:table-cell table:style-name="ce40" office:value-type="float" office:value="9914" calcext:value-type="float">
            <text:p>9,914</text:p>
          </table:table-cell>
          <table:table-cell table:style-name="ce52" office:value-type="float" office:value="9044" calcext:value-type="float">
            <text:p>9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581" calcext:value-type="float">
            <text:p>20,581</text:p>
          </table:table-cell>
          <table:table-cell table:style-name="ce40" office:value-type="float" office:value="52645" calcext:value-type="float">
            <text:p>52,645</text:p>
          </table:table-cell>
          <table:table-cell table:style-name="ce40" office:value-type="float" office:value="26842" calcext:value-type="float">
            <text:p>26,842</text:p>
          </table:table-cell>
          <table:table-cell table:style-name="ce52" office:value-type="float" office:value="25803" calcext:value-type="float">
            <text:p>25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873" calcext:value-type="float">
            <text:p>5,873</text:p>
          </table:table-cell>
          <table:table-cell table:style-name="ce40" office:value-type="float" office:value="15550" calcext:value-type="float">
            <text:p>15,550</text:p>
          </table:table-cell>
          <table:table-cell table:style-name="ce40" office:value-type="float" office:value="8266" calcext:value-type="float">
            <text:p>8,266</text:p>
          </table:table-cell>
          <table:table-cell table:style-name="ce52" office:value-type="float" office:value="7284" calcext:value-type="float">
            <text:p>7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48" calcext:value-type="float">
            <text:p>3,548</text:p>
          </table:table-cell>
          <table:table-cell table:style-name="ce40" office:value-type="float" office:value="9161" calcext:value-type="float">
            <text:p>9,161</text:p>
          </table:table-cell>
          <table:table-cell table:style-name="ce40" office:value-type="float" office:value="4818" calcext:value-type="float">
            <text:p>4,818</text:p>
          </table:table-cell>
          <table:table-cell table:style-name="ce52" office:value-type="float" office:value="4343" calcext:value-type="float">
            <text:p>4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885" calcext:value-type="float">
            <text:p>8,885</text:p>
          </table:table-cell>
          <table:table-cell table:style-name="ce40" office:value-type="float" office:value="22538" calcext:value-type="float">
            <text:p>22,538</text:p>
          </table:table-cell>
          <table:table-cell table:style-name="ce40" office:value-type="float" office:value="11641" calcext:value-type="float">
            <text:p>11,641</text:p>
          </table:table-cell>
          <table:table-cell table:style-name="ce52" office:value-type="float" office:value="10897" calcext:value-type="float">
            <text:p>10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311" calcext:value-type="float">
            <text:p>12,311</text:p>
          </table:table-cell>
          <table:table-cell table:style-name="ce40" office:value-type="float" office:value="32107" calcext:value-type="float">
            <text:p>32,107</text:p>
          </table:table-cell>
          <table:table-cell table:style-name="ce40" office:value-type="float" office:value="16608" calcext:value-type="float">
            <text:p>16,608</text:p>
          </table:table-cell>
          <table:table-cell table:style-name="ce52" office:value-type="float" office:value="15499" calcext:value-type="float">
            <text:p>15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34" calcext:value-type="float">
            <text:p>4,734</text:p>
          </table:table-cell>
          <table:table-cell table:style-name="ce40" office:value-type="float" office:value="14820" calcext:value-type="float">
            <text:p>14,820</text:p>
          </table:table-cell>
          <table:table-cell table:style-name="ce40" office:value-type="float" office:value="7430" calcext:value-type="float">
            <text:p>7,430</text:p>
          </table:table-cell>
          <table:table-cell table:style-name="ce52" office:value-type="float" office:value="7390" calcext:value-type="float">
            <text:p>7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18" calcext:value-type="float">
            <text:p>6,618</text:p>
          </table:table-cell>
          <table:table-cell table:style-name="ce40" office:value-type="float" office:value="16050" calcext:value-type="float">
            <text:p>16,050</text:p>
          </table:table-cell>
          <table:table-cell table:style-name="ce40" office:value-type="float" office:value="8124" calcext:value-type="float">
            <text:p>8,124</text:p>
          </table:table-cell>
          <table:table-cell table:style-name="ce52" office:value-type="float" office:value="7926" calcext:value-type="float">
            <text:p>7,9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16" calcext:value-type="float">
            <text:p>3,916</text:p>
          </table:table-cell>
          <table:table-cell table:style-name="ce40" office:value-type="float" office:value="9678" calcext:value-type="float">
            <text:p>9,678</text:p>
          </table:table-cell>
          <table:table-cell table:style-name="ce40" office:value-type="float" office:value="4938" calcext:value-type="float">
            <text:p>4,938</text:p>
          </table:table-cell>
          <table:table-cell table:style-name="ce52" office:value-type="float" office:value="4740" calcext:value-type="float">
            <text:p>4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057" calcext:value-type="float">
            <text:p>7,057</text:p>
          </table:table-cell>
          <table:table-cell table:style-name="ce40" office:value-type="float" office:value="17526" calcext:value-type="float">
            <text:p>17,526</text:p>
          </table:table-cell>
          <table:table-cell table:style-name="ce40" office:value-type="float" office:value="9013" calcext:value-type="float">
            <text:p>9,013</text:p>
          </table:table-cell>
          <table:table-cell table:style-name="ce52" office:value-type="float" office:value="8513" calcext:value-type="float">
            <text:p>8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21" calcext:value-type="float">
            <text:p>5,121</text:p>
          </table:table-cell>
          <table:table-cell table:style-name="ce40" office:value-type="float" office:value="12171" calcext:value-type="float">
            <text:p>12,171</text:p>
          </table:table-cell>
          <table:table-cell table:style-name="ce40" office:value-type="float" office:value="6565" calcext:value-type="float">
            <text:p>6,565</text:p>
          </table:table-cell>
          <table:table-cell table:style-name="ce52" office:value-type="float" office:value="5606" calcext:value-type="float">
            <text:p>5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4" calcext:value-type="float">
            <text:p>3,534</text:p>
          </table:table-cell>
          <table:table-cell table:style-name="ce40" office:value-type="float" office:value="7814" calcext:value-type="float">
            <text:p>7,814</text:p>
          </table:table-cell>
          <table:table-cell table:style-name="ce40" office:value-type="float" office:value="4165" calcext:value-type="float">
            <text:p>4,165</text:p>
          </table:table-cell>
          <table:table-cell table:style-name="ce52" office:value-type="float" office:value="3649" calcext:value-type="float">
            <text:p>3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4" calcext:value-type="float">
            <text:p>2,984</text:p>
          </table:table-cell>
          <table:table-cell table:style-name="ce40" office:value-type="float" office:value="7046" calcext:value-type="float">
            <text:p>7,046</text:p>
          </table:table-cell>
          <table:table-cell table:style-name="ce40" office:value-type="float" office:value="3823" calcext:value-type="float">
            <text:p>3,823</text:p>
          </table:table-cell>
          <table:table-cell table:style-name="ce52" office:value-type="float" office:value="3223" calcext:value-type="float">
            <text:p>3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0" calcext:value-type="float">
            <text:p>2,030</text:p>
          </table:table-cell>
          <table:table-cell table:style-name="ce40" office:value-type="float" office:value="4948" calcext:value-type="float">
            <text:p>4,948</text:p>
          </table:table-cell>
          <table:table-cell table:style-name="ce40" office:value-type="float" office:value="2565" calcext:value-type="float">
            <text:p>2,565</text:p>
          </table:table-cell>
          <table:table-cell table:style-name="ce52" office:value-type="float" office:value="2383" calcext:value-type="float">
            <text:p>2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0" office:value-type="float" office:value="7667" calcext:value-type="float">
            <text:p>7,667</text:p>
          </table:table-cell>
          <table:table-cell table:style-name="ce40" office:value-type="float" office:value="3813" calcext:value-type="float">
            <text:p>3,813</text:p>
          </table:table-cell>
          <table:table-cell table:style-name="ce52" office:value-type="float" office:value="3854" calcext:value-type="float">
            <text:p>3,8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5" calcext:value-type="float">
            <text:p>1,115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1634" calcext:value-type="float">
            <text:p>1,634</text:p>
          </table:table-cell>
          <table:table-cell table:style-name="ce52" office:value-type="float" office:value="1585" calcext:value-type="float">
            <text:p>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0" office:value-type="float" office:value="6657" calcext:value-type="float">
            <text:p>6,657</text:p>
          </table:table-cell>
          <table:table-cell table:style-name="ce40" office:value-type="float" office:value="3346" calcext:value-type="float">
            <text:p>3,346</text:p>
          </table:table-cell>
          <table:table-cell table:style-name="ce52" office:value-type="float" office:value="3311" calcext:value-type="float">
            <text:p>3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0" office:value-type="float" office:value="5238" calcext:value-type="float">
            <text:p>5,238</text:p>
          </table:table-cell>
          <table:table-cell table:style-name="ce40" office:value-type="float" office:value="2680" calcext:value-type="float">
            <text:p>2,680</text:p>
          </table:table-cell>
          <table:table-cell table:style-name="ce52" office:value-type="float" office:value="2558" calcext:value-type="float">
            <text:p>2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9" calcext:value-type="float">
            <text:p>2,339</text:p>
          </table:table-cell>
          <table:table-cell table:style-name="ce40" office:value-type="float" office:value="7328" calcext:value-type="float">
            <text:p>7,328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2" office:value-type="float" office:value="3678" calcext:value-type="float">
            <text:p>3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3" calcext:value-type="float">
            <text:p>1,513</text:p>
          </table:table-cell>
          <table:table-cell table:style-name="ce40" office:value-type="float" office:value="4878" calcext:value-type="float">
            <text:p>4,878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2" office:value-type="float" office:value="2414" calcext:value-type="float">
            <text:p>2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0" office:value-type="float" office:value="4893" calcext:value-type="float">
            <text:p>4,893</text:p>
          </table:table-cell>
          <table:table-cell table:style-name="ce40" office:value-type="float" office:value="2501" calcext:value-type="float">
            <text:p>2,501</text:p>
          </table:table-cell>
          <table:table-cell table:style-name="ce52" office:value-type="float" office:value="2392" calcext:value-type="float">
            <text:p>2,3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65" calcext:value-type="float">
            <text:p>2,065</text:p>
          </table:table-cell>
          <table:table-cell table:style-name="ce41" office:value-type="float" office:value="4686" calcext:value-type="float">
            <text:p>4,686</text:p>
          </table:table-cell>
          <table:table-cell table:style-name="ce41" office:value-type="float" office:value="2324" calcext:value-type="float">
            <text:p>2,324</text:p>
          </table:table-cell>
          <table:table-cell table:style-name="ce53" office:value-type="float" office:value="2362" calcext:value-type="float">
            <text:p>2,36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6514" calcext:value-type="float">
            <text:p>86,514</text:p>
          </table:table-cell>
          <table:table-cell table:style-name="ce39" office:value-type="float" office:value="209864" calcext:value-type="float">
            <text:p>209,864</text:p>
          </table:table-cell>
          <table:table-cell table:style-name="ce39" office:value-type="float" office:value="106823" calcext:value-type="float">
            <text:p>106,823</text:p>
          </table:table-cell>
          <table:table-cell table:style-name="ce51" office:value-type="float" office:value="103041" calcext:value-type="float">
            <text:p>103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2552" calcext:value-type="float">
            <text:p>42,552</text:p>
          </table:table-cell>
          <table:table-cell table:style-name="ce40" office:value-type="float" office:value="103050" calcext:value-type="float">
            <text:p>103,050</text:p>
          </table:table-cell>
          <table:table-cell table:style-name="ce40" office:value-type="float" office:value="50783" calcext:value-type="float">
            <text:p>50,783</text:p>
          </table:table-cell>
          <table:table-cell table:style-name="ce52" office:value-type="float" office:value="52267" calcext:value-type="float">
            <text:p>52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474" calcext:value-type="float">
            <text:p>5,474</text:p>
          </table:table-cell>
          <table:table-cell table:style-name="ce40" office:value-type="float" office:value="12893" calcext:value-type="float">
            <text:p>12,893</text:p>
          </table:table-cell>
          <table:table-cell table:style-name="ce40" office:value-type="float" office:value="6764" calcext:value-type="float">
            <text:p>6,764</text:p>
          </table:table-cell>
          <table:table-cell table:style-name="ce52" office:value-type="float" office:value="6129" calcext:value-type="float">
            <text:p>6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0" office:value-type="float" office:value="7914" calcext:value-type="float">
            <text:p>7,914</text:p>
          </table:table-cell>
          <table:table-cell table:style-name="ce40" office:value-type="float" office:value="4067" calcext:value-type="float">
            <text:p>4,067</text:p>
          </table:table-cell>
          <table:table-cell table:style-name="ce52" office:value-type="float" office:value="3847" calcext:value-type="float">
            <text:p>3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95" calcext:value-type="float">
            <text:p>6,995</text:p>
          </table:table-cell>
          <table:table-cell table:style-name="ce40" office:value-type="float" office:value="16469" calcext:value-type="float">
            <text:p>16,469</text:p>
          </table:table-cell>
          <table:table-cell table:style-name="ce40" office:value-type="float" office:value="8587" calcext:value-type="float">
            <text:p>8,587</text:p>
          </table:table-cell>
          <table:table-cell table:style-name="ce52" office:value-type="float" office:value="7882" calcext:value-type="float">
            <text:p>7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5446" calcext:value-type="float">
            <text:p>5,446</text:p>
          </table:table-cell>
          <table:table-cell table:style-name="ce40" office:value-type="float" office:value="2857" calcext:value-type="float">
            <text:p>2,857</text:p>
          </table:table-cell>
          <table:table-cell table:style-name="ce52" office:value-type="float" office:value="2589" calcext:value-type="float">
            <text:p>2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97" calcext:value-type="float">
            <text:p>4,897</text:p>
          </table:table-cell>
          <table:table-cell table:style-name="ce40" office:value-type="float" office:value="10512" calcext:value-type="float">
            <text:p>10,512</text:p>
          </table:table-cell>
          <table:table-cell table:style-name="ce40" office:value-type="float" office:value="5552" calcext:value-type="float">
            <text:p>5,552</text:p>
          </table:table-cell>
          <table:table-cell table:style-name="ce52" office:value-type="float" office:value="4960" calcext:value-type="float">
            <text:p>4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56" calcext:value-type="float">
            <text:p>3,656</text:p>
          </table:table-cell>
          <table:table-cell table:style-name="ce40" office:value-type="float" office:value="7800" calcext:value-type="float">
            <text:p>7,800</text:p>
          </table:table-cell>
          <table:table-cell table:style-name="ce40" office:value-type="float" office:value="4235" calcext:value-type="float">
            <text:p>4,235</text:p>
          </table:table-cell>
          <table:table-cell table:style-name="ce52" office:value-type="float" office:value="3565" calcext:value-type="float">
            <text:p>3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16" calcext:value-type="float">
            <text:p>2,916</text:p>
          </table:table-cell>
          <table:table-cell table:style-name="ce40" office:value-type="float" office:value="6536" calcext:value-type="float">
            <text:p>6,536</text:p>
          </table:table-cell>
          <table:table-cell table:style-name="ce40" office:value-type="float" office:value="3622" calcext:value-type="float">
            <text:p>3,622</text:p>
          </table:table-cell>
          <table:table-cell table:style-name="ce52" office:value-type="float" office:value="2914" calcext:value-type="float">
            <text:p>2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42" calcext:value-type="float">
            <text:p>3,042</text:p>
          </table:table-cell>
          <table:table-cell table:style-name="ce40" office:value-type="float" office:value="7025" calcext:value-type="float">
            <text:p>7,025</text:p>
          </table:table-cell>
          <table:table-cell table:style-name="ce40" office:value-type="float" office:value="3704" calcext:value-type="float">
            <text:p>3,704</text:p>
          </table:table-cell>
          <table:table-cell table:style-name="ce52" office:value-type="float" office:value="3321" calcext:value-type="float">
            <text:p>3,3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7" calcext:value-type="float">
            <text:p>3,157</text:p>
          </table:table-cell>
          <table:table-cell table:style-name="ce40" office:value-type="float" office:value="7653" calcext:value-type="float">
            <text:p>7,653</text:p>
          </table:table-cell>
          <table:table-cell table:style-name="ce40" office:value-type="float" office:value="3911" calcext:value-type="float">
            <text:p>3,911</text:p>
          </table:table-cell>
          <table:table-cell table:style-name="ce52" office:value-type="float" office:value="3742" calcext:value-type="float">
            <text:p>3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0" office:value-type="float" office:value="4345" calcext:value-type="float">
            <text:p>4,345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2" office:value-type="float" office:value="2006" calcext:value-type="float">
            <text:p>2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7" calcext:value-type="float">
            <text:p>1,077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1846" calcext:value-type="float">
            <text:p>1,846</text:p>
          </table:table-cell>
          <table:table-cell table:style-name="ce52" office:value-type="float" office:value="1716" calcext:value-type="float">
            <text:p>1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4286" calcext:value-type="float">
            <text:p>4,286</text:p>
          </table:table-cell>
          <table:table-cell table:style-name="ce40" office:value-type="float" office:value="2235" calcext:value-type="float">
            <text:p>2,235</text:p>
          </table:table-cell>
          <table:table-cell table:style-name="ce52" office:value-type="float" office:value="2051" calcext:value-type="float">
            <text:p>2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6" calcext:value-type="float">
            <text:p>1,436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2" office:value-type="float" office:value="1580" calcext:value-type="float">
            <text:p>1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0" office:value-type="float" office:value="3684" calcext:value-type="float">
            <text:p>3,684</text:p>
          </table:table-cell>
          <table:table-cell table:style-name="ce40" office:value-type="float" office:value="1844" calcext:value-type="float">
            <text:p>1,844</text:p>
          </table:table-cell>
          <table:table-cell table:style-name="ce52" office:value-type="float" office:value="1840" calcext:value-type="float">
            <text:p>1,8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1" calcext:value-type="float">
            <text:p>2,021</text:p>
          </table:table-cell>
          <table:table-cell table:style-name="ce41" office:value-type="float" office:value="5278" calcext:value-type="float">
            <text:p>5,278</text:p>
          </table:table-cell>
          <table:table-cell table:style-name="ce41" office:value-type="float" office:value="2646" calcext:value-type="float">
            <text:p>2,646</text:p>
          </table:table-cell>
          <table:table-cell table:style-name="ce53" office:value-type="float" office:value="2632" calcext:value-type="float">
            <text:p>2,63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1437" calcext:value-type="float">
            <text:p>131,437</text:p>
          </table:table-cell>
          <table:table-cell table:style-name="ce39" office:value-type="float" office:value="314919" calcext:value-type="float">
            <text:p>314,919</text:p>
          </table:table-cell>
          <table:table-cell table:style-name="ce39" office:value-type="float" office:value="157929" calcext:value-type="float">
            <text:p>157,929</text:p>
          </table:table-cell>
          <table:table-cell table:style-name="ce51" office:value-type="float" office:value="156990" calcext:value-type="float">
            <text:p>156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785" calcext:value-type="float">
            <text:p>42,785</text:p>
          </table:table-cell>
          <table:table-cell table:style-name="ce40" office:value-type="float" office:value="98078" calcext:value-type="float">
            <text:p>98,078</text:p>
          </table:table-cell>
          <table:table-cell table:style-name="ce40" office:value-type="float" office:value="46839" calcext:value-type="float">
            <text:p>46,839</text:p>
          </table:table-cell>
          <table:table-cell table:style-name="ce52" office:value-type="float" office:value="51239" calcext:value-type="float">
            <text:p>51,2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10275" calcext:value-type="float">
            <text:p>10,275</text:p>
          </table:table-cell>
          <table:table-cell table:style-name="ce40" office:value-type="float" office:value="5328" calcext:value-type="float">
            <text:p>5,328</text:p>
          </table:table-cell>
          <table:table-cell table:style-name="ce52" office:value-type="float" office:value="4947" calcext:value-type="float">
            <text:p>4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008" calcext:value-type="float">
            <text:p>9,008</text:p>
          </table:table-cell>
          <table:table-cell table:style-name="ce40" office:value-type="float" office:value="21585" calcext:value-type="float">
            <text:p>21,585</text:p>
          </table:table-cell>
          <table:table-cell table:style-name="ce40" office:value-type="float" office:value="11293" calcext:value-type="float">
            <text:p>11,293</text:p>
          </table:table-cell>
          <table:table-cell table:style-name="ce52" office:value-type="float" office:value="10292" calcext:value-type="float">
            <text:p>10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602" calcext:value-type="float">
            <text:p>8,602</text:p>
          </table:table-cell>
          <table:table-cell table:style-name="ce40" office:value-type="float" office:value="20319" calcext:value-type="float">
            <text:p>20,319</text:p>
          </table:table-cell>
          <table:table-cell table:style-name="ce40" office:value-type="float" office:value="10232" calcext:value-type="float">
            <text:p>10,232</text:p>
          </table:table-cell>
          <table:table-cell table:style-name="ce52" office:value-type="float" office:value="10087" calcext:value-type="float">
            <text:p>10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453" calcext:value-type="float">
            <text:p>34,453</text:p>
          </table:table-cell>
          <table:table-cell table:style-name="ce40" office:value-type="float" office:value="83165" calcext:value-type="float">
            <text:p>83,165</text:p>
          </table:table-cell>
          <table:table-cell table:style-name="ce40" office:value-type="float" office:value="41277" calcext:value-type="float">
            <text:p>41,277</text:p>
          </table:table-cell>
          <table:table-cell table:style-name="ce52" office:value-type="float" office:value="41888" calcext:value-type="float">
            <text:p>41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528" calcext:value-type="float">
            <text:p>7,528</text:p>
          </table:table-cell>
          <table:table-cell table:style-name="ce40" office:value-type="float" office:value="16733" calcext:value-type="float">
            <text:p>16,733</text:p>
          </table:table-cell>
          <table:table-cell table:style-name="ce40" office:value-type="float" office:value="8836" calcext:value-type="float">
            <text:p>8,836</text:p>
          </table:table-cell>
          <table:table-cell table:style-name="ce52" office:value-type="float" office:value="7897" calcext:value-type="float">
            <text:p>7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80" calcext:value-type="float">
            <text:p>4,980</text:p>
          </table:table-cell>
          <table:table-cell table:style-name="ce40" office:value-type="float" office:value="11498" calcext:value-type="float">
            <text:p>11,498</text:p>
          </table:table-cell>
          <table:table-cell table:style-name="ce40" office:value-type="float" office:value="6068" calcext:value-type="float">
            <text:p>6,068</text:p>
          </table:table-cell>
          <table:table-cell table:style-name="ce52" office:value-type="float" office:value="5430" calcext:value-type="float">
            <text:p>5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00" calcext:value-type="float">
            <text:p>1,700</text:p>
          </table:table-cell>
          <table:table-cell table:style-name="ce40" office:value-type="float" office:value="4130" calcext:value-type="float">
            <text:p>4,130</text:p>
          </table:table-cell>
          <table:table-cell table:style-name="ce40" office:value-type="float" office:value="2316" calcext:value-type="float">
            <text:p>2,316</text:p>
          </table:table-cell>
          <table:table-cell table:style-name="ce52" office:value-type="float" office:value="1814" calcext:value-type="float">
            <text:p>1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6" calcext:value-type="float">
            <text:p>4,766</text:p>
          </table:table-cell>
          <table:table-cell table:style-name="ce40" office:value-type="float" office:value="10559" calcext:value-type="float">
            <text:p>10,559</text:p>
          </table:table-cell>
          <table:table-cell table:style-name="ce40" office:value-type="float" office:value="5629" calcext:value-type="float">
            <text:p>5,629</text:p>
          </table:table-cell>
          <table:table-cell table:style-name="ce52" office:value-type="float" office:value="4930" calcext:value-type="float">
            <text:p>4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9" calcext:value-type="float">
            <text:p>4,039</text:p>
          </table:table-cell>
          <table:table-cell table:style-name="ce40" office:value-type="float" office:value="9510" calcext:value-type="float">
            <text:p>9,510</text:p>
          </table:table-cell>
          <table:table-cell table:style-name="ce40" office:value-type="float" office:value="5070" calcext:value-type="float">
            <text:p>5,070</text:p>
          </table:table-cell>
          <table:table-cell table:style-name="ce52" office:value-type="float" office:value="4440" calcext:value-type="float">
            <text:p>4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98" calcext:value-type="float">
            <text:p>5,298</text:p>
          </table:table-cell>
          <table:table-cell table:style-name="ce40" office:value-type="float" office:value="17099" calcext:value-type="float">
            <text:p>17,099</text:p>
          </table:table-cell>
          <table:table-cell table:style-name="ce40" office:value-type="float" office:value="8698" calcext:value-type="float">
            <text:p>8,698</text:p>
          </table:table-cell>
          <table:table-cell table:style-name="ce52" office:value-type="float" office:value="8401" calcext:value-type="float">
            <text:p>8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49" calcext:value-type="float">
            <text:p>2,149</text:p>
          </table:table-cell>
          <table:table-cell table:style-name="ce40" office:value-type="float" office:value="6057" calcext:value-type="float">
            <text:p>6,057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2" office:value-type="float" office:value="2904" calcext:value-type="float">
            <text:p>2,9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45" calcext:value-type="float">
            <text:p>1,745</text:p>
          </table:table-cell>
          <table:table-cell table:style-name="ce41" office:value-type="float" office:value="5911" calcext:value-type="float">
            <text:p>5,911</text:p>
          </table:table-cell>
          <table:table-cell table:style-name="ce41" office:value-type="float" office:value="3190" calcext:value-type="float">
            <text:p>3,190</text:p>
          </table:table-cell>
          <table:table-cell table:style-name="ce53" office:value-type="float" office:value="2721" calcext:value-type="float">
            <text:p>2,72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168" calcext:value-type="float">
            <text:p>44,168</text:p>
          </table:table-cell>
          <table:table-cell table:style-name="ce39" office:value-type="float" office:value="107534" calcext:value-type="float">
            <text:p>107,534</text:p>
          </table:table-cell>
          <table:table-cell table:style-name="ce39" office:value-type="float" office:value="54964" calcext:value-type="float">
            <text:p>54,964</text:p>
          </table:table-cell>
          <table:table-cell table:style-name="ce51" office:value-type="float" office:value="52570" calcext:value-type="float">
            <text:p>52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077" calcext:value-type="float">
            <text:p>27,077</text:p>
          </table:table-cell>
          <table:table-cell table:style-name="ce40" office:value-type="float" office:value="63892" calcext:value-type="float">
            <text:p>63,892</text:p>
          </table:table-cell>
          <table:table-cell table:style-name="ce40" office:value-type="float" office:value="32360" calcext:value-type="float">
            <text:p>32,360</text:p>
          </table:table-cell>
          <table:table-cell table:style-name="ce52" office:value-type="float" office:value="31532" calcext:value-type="float">
            <text:p>31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631" calcext:value-type="float">
            <text:p>6,631</text:p>
          </table:table-cell>
          <table:table-cell table:style-name="ce40" office:value-type="float" office:value="16078" calcext:value-type="float">
            <text:p>16,078</text:p>
          </table:table-cell>
          <table:table-cell table:style-name="ce40" office:value-type="float" office:value="8380" calcext:value-type="float">
            <text:p>8,380</text:p>
          </table:table-cell>
          <table:table-cell table:style-name="ce52" office:value-type="float" office:value="7698" calcext:value-type="float">
            <text:p>7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25" calcext:value-type="float">
            <text:p>3,725</text:p>
          </table:table-cell>
          <table:table-cell table:style-name="ce40" office:value-type="float" office:value="10080" calcext:value-type="float">
            <text:p>10,080</text:p>
          </table:table-cell>
          <table:table-cell table:style-name="ce40" office:value-type="float" office:value="5166" calcext:value-type="float">
            <text:p>5,166</text:p>
          </table:table-cell>
          <table:table-cell table:style-name="ce52" office:value-type="float" office:value="4914" calcext:value-type="float">
            <text:p>4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68" calcext:value-type="float">
            <text:p>3,168</text:p>
          </table:table-cell>
          <table:table-cell table:style-name="ce40" office:value-type="float" office:value="8189" calcext:value-type="float">
            <text:p>8,189</text:p>
          </table:table-cell>
          <table:table-cell table:style-name="ce40" office:value-type="float" office:value="4184" calcext:value-type="float">
            <text:p>4,184</text:p>
          </table:table-cell>
          <table:table-cell table:style-name="ce52" office:value-type="float" office:value="4005" calcext:value-type="float">
            <text:p>4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0" office:value-type="float" office:value="5380" calcext:value-type="float">
            <text:p>5,380</text:p>
          </table:table-cell>
          <table:table-cell table:style-name="ce40" office:value-type="float" office:value="2885" calcext:value-type="float">
            <text:p>2,885</text:p>
          </table:table-cell>
          <table:table-cell table:style-name="ce52" office:value-type="float" office:value="2495" calcext:value-type="float">
            <text:p>2,49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3" calcext:value-type="float">
            <text:p>1,543</text:p>
          </table:table-cell>
          <table:table-cell table:style-name="ce41" office:value-type="float" office:value="3915" calcext:value-type="float">
            <text:p>3,915</text:p>
          </table:table-cell>
          <table:table-cell table:style-name="ce41" office:value-type="float" office:value="1989" calcext:value-type="float">
            <text:p>1,989</text:p>
          </table:table-cell>
          <table:table-cell table:style-name="ce53" office:value-type="float" office:value="1926" calcext:value-type="float">
            <text:p>1,92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4年0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4280" calcext:value-type="float">
            <text:p>164,280</text:p>
          </table:table-cell>
          <table:table-cell table:style-name="ce39" office:value-type="float" office:value="361250" calcext:value-type="float">
            <text:p>361,250</text:p>
          </table:table-cell>
          <table:table-cell table:style-name="ce39" office:value-type="float" office:value="179155" calcext:value-type="float">
            <text:p>179,155</text:p>
          </table:table-cell>
          <table:table-cell table:style-name="ce51" office:value-type="float" office:value="182095" calcext:value-type="float">
            <text:p>182,09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851" calcext:value-type="float">
            <text:p>24,851</text:p>
          </table:table-cell>
          <table:table-cell table:style-name="ce40" office:value-type="float" office:value="51121" calcext:value-type="float">
            <text:p>51,121</text:p>
          </table:table-cell>
          <table:table-cell table:style-name="ce40" office:value-type="float" office:value="25704" calcext:value-type="float">
            <text:p>25,704</text:p>
          </table:table-cell>
          <table:table-cell table:style-name="ce52" office:value-type="float" office:value="25417" calcext:value-type="float">
            <text:p>25,41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877" calcext:value-type="float">
            <text:p>22,877</text:p>
          </table:table-cell>
          <table:table-cell table:style-name="ce40" office:value-type="float" office:value="52501" calcext:value-type="float">
            <text:p>52,501</text:p>
          </table:table-cell>
          <table:table-cell table:style-name="ce40" office:value-type="float" office:value="26165" calcext:value-type="float">
            <text:p>26,165</text:p>
          </table:table-cell>
          <table:table-cell table:style-name="ce52" office:value-type="float" office:value="26336" calcext:value-type="float">
            <text:p>26,33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886" calcext:value-type="float">
            <text:p>16,886</text:p>
          </table:table-cell>
          <table:table-cell table:style-name="ce40" office:value-type="float" office:value="38331" calcext:value-type="float">
            <text:p>38,331</text:p>
          </table:table-cell>
          <table:table-cell table:style-name="ce40" office:value-type="float" office:value="19049" calcext:value-type="float">
            <text:p>19,049</text:p>
          </table:table-cell>
          <table:table-cell table:style-name="ce52" office:value-type="float" office:value="19282" calcext:value-type="float">
            <text:p>19,28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113" calcext:value-type="float">
            <text:p>19,113</text:p>
          </table:table-cell>
          <table:table-cell table:style-name="ce40" office:value-type="float" office:value="40379" calcext:value-type="float">
            <text:p>40,379</text:p>
          </table:table-cell>
          <table:table-cell table:style-name="ce40" office:value-type="float" office:value="19796" calcext:value-type="float">
            <text:p>19,796</text:p>
          </table:table-cell>
          <table:table-cell table:style-name="ce52" office:value-type="float" office:value="20583" calcext:value-type="float">
            <text:p>20,58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843" calcext:value-type="float">
            <text:p>20,843</text:p>
          </table:table-cell>
          <table:table-cell table:style-name="ce40" office:value-type="float" office:value="45781" calcext:value-type="float">
            <text:p>45,781</text:p>
          </table:table-cell>
          <table:table-cell table:style-name="ce40" office:value-type="float" office:value="23091" calcext:value-type="float">
            <text:p>23,091</text:p>
          </table:table-cell>
          <table:table-cell table:style-name="ce52" office:value-type="float" office:value="22690" calcext:value-type="float">
            <text:p>22,69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5731" calcext:value-type="float">
            <text:p>35,731</text:p>
          </table:table-cell>
          <table:table-cell table:style-name="ce40" office:value-type="float" office:value="80168" calcext:value-type="float">
            <text:p>80,168</text:p>
          </table:table-cell>
          <table:table-cell table:style-name="ce40" office:value-type="float" office:value="39348" calcext:value-type="float">
            <text:p>39,348</text:p>
          </table:table-cell>
          <table:table-cell table:style-name="ce52" office:value-type="float" office:value="40820" calcext:value-type="float">
            <text:p>40,82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979" calcext:value-type="float">
            <text:p>23,979</text:p>
          </table:table-cell>
          <table:table-cell table:style-name="ce41" office:value-type="float" office:value="52969" calcext:value-type="float">
            <text:p>52,969</text:p>
          </table:table-cell>
          <table:table-cell table:style-name="ce41" office:value-type="float" office:value="26002" calcext:value-type="float">
            <text:p>26,002</text:p>
          </table:table-cell>
          <table:table-cell table:style-name="ce53" office:value-type="float" office:value="26967" calcext:value-type="float">
            <text:p>26,967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5485" calcext:value-type="float">
            <text:p>185,485</text:p>
          </table:table-cell>
          <table:table-cell table:style-name="ce39" office:value-type="float" office:value="456867" calcext:value-type="float">
            <text:p>456,867</text:p>
          </table:table-cell>
          <table:table-cell table:style-name="ce39" office:value-type="float" office:value="225441" calcext:value-type="float">
            <text:p>225,441</text:p>
          </table:table-cell>
          <table:table-cell table:style-name="ce51" office:value-type="float" office:value="231426" calcext:value-type="float">
            <text:p>231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0609" calcext:value-type="float">
            <text:p>90,609</text:p>
          </table:table-cell>
          <table:table-cell table:style-name="ce40" office:value-type="float" office:value="223705" calcext:value-type="float">
            <text:p>223,705</text:p>
          </table:table-cell>
          <table:table-cell table:style-name="ce40" office:value-type="float" office:value="110349" calcext:value-type="float">
            <text:p>110,349</text:p>
          </table:table-cell>
          <table:table-cell table:style-name="ce52" office:value-type="float" office:value="113356" calcext:value-type="float">
            <text:p>113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4183" calcext:value-type="float">
            <text:p>64,183</text:p>
          </table:table-cell>
          <table:table-cell table:style-name="ce40" office:value-type="float" office:value="153901" calcext:value-type="float">
            <text:p>153,901</text:p>
          </table:table-cell>
          <table:table-cell table:style-name="ce40" office:value-type="float" office:value="75000" calcext:value-type="float">
            <text:p>75,000</text:p>
          </table:table-cell>
          <table:table-cell table:style-name="ce52" office:value-type="float" office:value="78901" calcext:value-type="float">
            <text:p>78,90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693" calcext:value-type="float">
            <text:p>30,693</text:p>
          </table:table-cell>
          <table:table-cell table:style-name="ce41" office:value-type="float" office:value="79261" calcext:value-type="float">
            <text:p>79,261</text:p>
          </table:table-cell>
          <table:table-cell table:style-name="ce41" office:value-type="float" office:value="40092" calcext:value-type="float">
            <text:p>40,092</text:p>
          </table:table-cell>
          <table:table-cell table:style-name="ce53" office:value-type="float" office:value="39169" calcext:value-type="float">
            <text:p>39,169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6408" calcext:value-type="float">
            <text:p>106,408</text:p>
          </table:table-cell>
          <table:table-cell table:style-name="ce39" office:value-type="float" office:value="261935" calcext:value-type="float">
            <text:p>261,935</text:p>
          </table:table-cell>
          <table:table-cell table:style-name="ce39" office:value-type="float" office:value="125502" calcext:value-type="float">
            <text:p>125,502</text:p>
          </table:table-cell>
          <table:table-cell table:style-name="ce51" office:value-type="float" office:value="136433" calcext:value-type="float">
            <text:p>136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7903" calcext:value-type="float">
            <text:p>47,903</text:p>
          </table:table-cell>
          <table:table-cell table:style-name="ce40" office:value-type="float" office:value="117206" calcext:value-type="float">
            <text:p>117,206</text:p>
          </table:table-cell>
          <table:table-cell table:style-name="ce40" office:value-type="float" office:value="55577" calcext:value-type="float">
            <text:p>55,577</text:p>
          </table:table-cell>
          <table:table-cell table:style-name="ce52" office:value-type="float" office:value="61629" calcext:value-type="float">
            <text:p>61,62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8505" calcext:value-type="float">
            <text:p>58,505</text:p>
          </table:table-cell>
          <table:table-cell table:style-name="ce41" office:value-type="float" office:value="144729" calcext:value-type="float">
            <text:p>144,729</text:p>
          </table:table-cell>
          <table:table-cell table:style-name="ce41" office:value-type="float" office:value="69925" calcext:value-type="float">
            <text:p>69,925</text:p>
          </table:table-cell>
          <table:table-cell table:style-name="ce53" office:value-type="float" office:value="74804" calcext:value-type="float">
            <text:p>74,804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5586" calcext:value-type="float">
            <text:p>45,586</text:p>
          </table:table-cell>
          <table:table-cell table:style-name="ce39" office:value-type="float" office:value="142459" calcext:value-type="float">
            <text:p>142,459</text:p>
          </table:table-cell>
          <table:table-cell table:style-name="ce39" office:value-type="float" office:value="70727" calcext:value-type="float">
            <text:p>70,727</text:p>
          </table:table-cell>
          <table:table-cell table:style-name="ce51" office:value-type="float" office:value="71732" calcext:value-type="float">
            <text:p>71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700" calcext:value-type="float">
            <text:p>13,700</text:p>
          </table:table-cell>
          <table:table-cell table:style-name="ce40" office:value-type="float" office:value="42280" calcext:value-type="float">
            <text:p>42,280</text:p>
          </table:table-cell>
          <table:table-cell table:style-name="ce40" office:value-type="float" office:value="20978" calcext:value-type="float">
            <text:p>20,978</text:p>
          </table:table-cell>
          <table:table-cell table:style-name="ce52" office:value-type="float" office:value="21302" calcext:value-type="float">
            <text:p>21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261" calcext:value-type="float">
            <text:p>10,261</text:p>
          </table:table-cell>
          <table:table-cell table:style-name="ce40" office:value-type="float" office:value="30996" calcext:value-type="float">
            <text:p>30,996</text:p>
          </table:table-cell>
          <table:table-cell table:style-name="ce40" office:value-type="float" office:value="15427" calcext:value-type="float">
            <text:p>15,427</text:p>
          </table:table-cell>
          <table:table-cell table:style-name="ce52" office:value-type="float" office:value="15569" calcext:value-type="float">
            <text:p>15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870" calcext:value-type="float">
            <text:p>6,870</text:p>
          </table:table-cell>
          <table:table-cell table:style-name="ce40" office:value-type="float" office:value="20475" calcext:value-type="float">
            <text:p>20,475</text:p>
          </table:table-cell>
          <table:table-cell table:style-name="ce40" office:value-type="float" office:value="10069" calcext:value-type="float">
            <text:p>10,069</text:p>
          </table:table-cell>
          <table:table-cell table:style-name="ce52" office:value-type="float" office:value="10406" calcext:value-type="float">
            <text:p>10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223" calcext:value-type="float">
            <text:p>11,223</text:p>
          </table:table-cell>
          <table:table-cell table:style-name="ce40" office:value-type="float" office:value="35672" calcext:value-type="float">
            <text:p>35,672</text:p>
          </table:table-cell>
          <table:table-cell table:style-name="ce40" office:value-type="float" office:value="17812" calcext:value-type="float">
            <text:p>17,812</text:p>
          </table:table-cell>
          <table:table-cell table:style-name="ce52" office:value-type="float" office:value="17860" calcext:value-type="float">
            <text:p>17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02" calcext:value-type="float">
            <text:p>3,402</text:p>
          </table:table-cell>
          <table:table-cell table:style-name="ce40" office:value-type="float" office:value="12398" calcext:value-type="float">
            <text:p>12,398</text:p>
          </table:table-cell>
          <table:table-cell table:style-name="ce40" office:value-type="float" office:value="6108" calcext:value-type="float">
            <text:p>6,108</text:p>
          </table:table-cell>
          <table:table-cell table:style-name="ce52" office:value-type="float" office:value="6290" calcext:value-type="float">
            <text:p>6,29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0" calcext:value-type="float">
            <text:p>130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333" calcext:value-type="float">
            <text:p>333</text:p>
          </table:table-cell>
          <table:table-cell table:style-name="ce53" office:value-type="float" office:value="305" calcext:value-type="float">
            <text:p>30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913" calcext:value-type="float">
            <text:p>3,913</text:p>
          </table:table-cell>
          <table:table-cell table:style-name="ce39" office:value-type="float" office:value="13903" calcext:value-type="float">
            <text:p>13,903</text:p>
          </table:table-cell>
          <table:table-cell table:style-name="ce39" office:value-type="float" office:value="8042" calcext:value-type="float">
            <text:p>8,042</text:p>
          </table:table-cell>
          <table:table-cell table:style-name="ce51" office:value-type="float" office:value="5861" calcext:value-type="float">
            <text:p>5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0" office:value-type="float" office:value="7788" calcext:value-type="float">
            <text:p>7,788</text:p>
          </table:table-cell>
          <table:table-cell table:style-name="ce40" office:value-type="float" office:value="4374" calcext:value-type="float">
            <text:p>4,374</text:p>
          </table:table-cell>
          <table:table-cell table:style-name="ce52" office:value-type="float" office:value="3414" calcext:value-type="float">
            <text:p>3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2" calcext:value-type="float">
            <text:p>952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1750" calcext:value-type="float">
            <text:p>1,750</text:p>
          </table:table-cell>
          <table:table-cell table:style-name="ce52" office:value-type="float" office:value="1297" calcext:value-type="float">
            <text:p>1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4" calcext:value-type="float">
            <text:p>354</text:p>
          </table:table-cell>
          <table:table-cell table:style-name="ce40" office:value-type="float" office:value="1519" calcext:value-type="float">
            <text:p>1,519</text:p>
          </table:table-cell>
          <table:table-cell table:style-name="ce40" office:value-type="float" office:value="956" calcext:value-type="float">
            <text:p>956</text:p>
          </table:table-cell>
          <table:table-cell table:style-name="ce52" office:value-type="float" office:value="563" calcext:value-type="float">
            <text:p>56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9" calcext:value-type="float">
            <text:p>369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962" calcext:value-type="float">
            <text:p>962</text:p>
          </table:table-cell>
          <table:table-cell table:style-name="ce53" office:value-type="float" office:value="587" calcext:value-type="float">
            <text:p>58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